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538" officeooo:paragraph-rsid="000f0538"/>
    </style:style>
    <style:style style:name="P2" style:family="paragraph" style:parent-style-name="Standard">
      <style:paragraph-properties fo:break-before="page"/>
      <style:text-properties officeooo:rsid="000f0538" officeooo:paragraph-rsid="000f0538"/>
    </style:style>
    <style:style style:name="P3" style:family="paragraph" style:parent-style-name="Standard">
      <style:text-properties officeooo:rsid="000f0538" officeooo:paragraph-rsid="00107961"/>
    </style:style>
    <style:style style:name="P4" style:family="paragraph" style:parent-style-name="Standard">
      <style:text-properties fo:font-weight="bold" officeooo:rsid="00107961" officeooo:paragraph-rsid="00107961" style:font-weight-asian="bold" style:font-weight-complex="bold"/>
    </style:style>
    <style:style style:name="P5" style:family="paragraph" style:parent-style-name="Standard">
      <style:text-properties fo:font-weight="bold" officeooo:rsid="0012263c" officeooo:paragraph-rsid="0012263c" style:font-weight-asian="bold" style:font-weight-complex="bold"/>
    </style:style>
    <style:style style:name="P6" style:family="paragraph" style:parent-style-name="Standard">
      <style:paragraph-properties fo:break-before="page"/>
      <style:text-properties fo:font-weight="bold" officeooo:rsid="0012263c" officeooo:paragraph-rsid="0012263c" style:font-weight-asian="bold" style:font-weight-complex="bold"/>
    </style:style>
    <style:style style:name="P7" style:family="paragraph" style:parent-style-name="Standard">
      <style:paragraph-properties fo:break-before="page"/>
      <style:text-properties fo:font-weight="bold" officeooo:rsid="002bf809" officeooo:paragraph-rsid="002bf809" style:font-weight-asian="bold" style:font-weight-complex="bold"/>
    </style:style>
    <style:style style:name="P8" style:family="paragraph" style:parent-style-name="Standard">
      <style:paragraph-properties fo:break-before="page"/>
      <style:text-properties fo:font-weight="bold" officeooo:rsid="002404de" officeooo:paragraph-rsid="002404de" style:font-weight-asian="bold" style:font-weight-complex="bold"/>
    </style:style>
    <style:style style:name="P9" style:family="paragraph" style:parent-style-name="Standard">
      <style:text-properties fo:font-weight="bold" officeooo:rsid="002404de" officeooo:paragraph-rsid="002404de" style:font-weight-asian="bold" style:font-weight-complex="bold"/>
    </style:style>
    <style:style style:name="P10" style:family="paragraph" style:parent-style-name="Standard">
      <style:paragraph-properties fo:break-before="page"/>
      <style:text-properties fo:font-weight="bold" officeooo:rsid="0025d993" officeooo:paragraph-rsid="0025d993" style:font-weight-asian="bold" style:font-weight-complex="bold"/>
    </style:style>
    <style:style style:name="P11" style:family="paragraph" style:parent-style-name="Standard">
      <style:text-properties fo:font-weight="bold" officeooo:rsid="0025d993" officeooo:paragraph-rsid="0025d993" style:font-weight-asian="bold" style:font-weight-complex="bold"/>
    </style:style>
    <style:style style:name="P12" style:family="paragraph" style:parent-style-name="Standard">
      <style:paragraph-properties fo:break-before="page"/>
      <style:text-properties fo:font-weight="bold" officeooo:rsid="0043ad97" officeooo:paragraph-rsid="0043ad97" style:font-weight-asian="bold" style:font-weight-complex="bold"/>
    </style:style>
    <style:style style:name="P13" style:family="paragraph" style:parent-style-name="Standard">
      <style:paragraph-properties fo:break-before="page"/>
      <style:text-properties fo:font-weight="bold" officeooo:rsid="0057e6e1" officeooo:paragraph-rsid="0057e6e1" style:font-weight-asian="normal" style:font-weight-complex="normal"/>
    </style:style>
    <style:style style:name="P14" style:family="paragraph" style:parent-style-name="Standard">
      <style:text-properties fo:font-weight="bold" officeooo:rsid="0057e6e1" officeooo:paragraph-rsid="0057e6e1" style:font-weight-asian="normal" style:font-weight-complex="normal"/>
    </style:style>
    <style:style style:name="P15" style:family="paragraph" style:parent-style-name="Standard">
      <style:text-properties fo:font-weight="normal" officeooo:rsid="00107961" officeooo:paragraph-rsid="0012263c" style:font-weight-asian="normal" style:font-weight-complex="normal"/>
    </style:style>
    <style:style style:name="P16" style:family="paragraph" style:parent-style-name="Standard">
      <style:text-properties fo:font-weight="normal" officeooo:rsid="00107961" officeooo:paragraph-rsid="0012c64b" style:font-weight-asian="normal" style:font-weight-complex="normal"/>
    </style:style>
    <style:style style:name="P17" style:family="paragraph" style:parent-style-name="Standard">
      <style:text-properties fo:font-weight="normal" officeooo:rsid="00107961" officeooo:paragraph-rsid="0013ff9f" style:font-weight-asian="normal" style:font-weight-complex="normal"/>
    </style:style>
    <style:style style:name="P18" style:family="paragraph" style:parent-style-name="Standard">
      <style:text-properties fo:font-weight="normal" officeooo:rsid="002404de" officeooo:paragraph-rsid="002404de" style:font-weight-asian="normal" style:font-weight-complex="normal"/>
    </style:style>
    <style:style style:name="P19" style:family="paragraph" style:parent-style-name="Standard">
      <style:text-properties fo:font-weight="normal" officeooo:rsid="002404de" officeooo:paragraph-rsid="0025d993" style:font-weight-asian="normal" style:font-weight-complex="normal"/>
    </style:style>
    <style:style style:name="P20" style:family="paragraph" style:parent-style-name="Standard">
      <style:text-properties fo:font-weight="normal" officeooo:rsid="0015279c" officeooo:paragraph-rsid="0015279c" style:font-weight-asian="normal" style:font-weight-complex="normal"/>
    </style:style>
    <style:style style:name="P21" style:family="paragraph" style:parent-style-name="Standard">
      <style:text-properties fo:font-weight="normal" officeooo:rsid="0016d0a0" officeooo:paragraph-rsid="0016d0a0" style:font-weight-asian="normal" style:font-weight-complex="normal"/>
    </style:style>
    <style:style style:name="P22" style:family="paragraph" style:parent-style-name="Standard">
      <style:text-properties fo:font-weight="normal" officeooo:rsid="001841a9" officeooo:paragraph-rsid="001841a9" style:font-weight-asian="normal" style:font-weight-complex="normal"/>
    </style:style>
    <style:style style:name="P23" style:family="paragraph" style:parent-style-name="Standard">
      <style:text-properties fo:font-weight="normal" officeooo:rsid="00185926" officeooo:paragraph-rsid="00185926" style:font-weight-asian="normal" style:font-weight-complex="normal"/>
    </style:style>
    <style:style style:name="P24" style:family="paragraph" style:parent-style-name="Standard">
      <style:text-properties fo:font-weight="normal" officeooo:rsid="0018d880" officeooo:paragraph-rsid="0018d880" style:font-weight-asian="normal" style:font-weight-complex="normal"/>
    </style:style>
    <style:style style:name="P25" style:family="paragraph" style:parent-style-name="Standard">
      <style:text-properties fo:font-weight="normal" officeooo:rsid="001aa935" officeooo:paragraph-rsid="0018d880" style:font-weight-asian="normal" style:font-weight-complex="normal"/>
    </style:style>
    <style:style style:name="P26" style:family="paragraph" style:parent-style-name="Standard">
      <style:text-properties fo:font-weight="normal" officeooo:rsid="001aa935" officeooo:paragraph-rsid="001aa935" style:font-weight-asian="normal" style:font-weight-complex="normal"/>
    </style:style>
    <style:style style:name="P27" style:family="paragraph" style:parent-style-name="Standard">
      <style:text-properties fo:font-weight="normal" officeooo:rsid="001cad2d" officeooo:paragraph-rsid="001cad2d" style:font-weight-asian="normal" style:font-weight-complex="normal"/>
    </style:style>
    <style:style style:name="P28" style:family="paragraph" style:parent-style-name="Standard">
      <style:text-properties fo:font-weight="normal" officeooo:rsid="001d8a2a" officeooo:paragraph-rsid="001d8a2a" style:font-weight-asian="normal" style:font-weight-complex="normal"/>
    </style:style>
    <style:style style:name="P29" style:family="paragraph" style:parent-style-name="Standard">
      <style:text-properties fo:font-weight="normal" officeooo:rsid="002fc463" officeooo:paragraph-rsid="002fc463" style:font-weight-asian="normal" style:font-weight-complex="normal"/>
    </style:style>
    <style:style style:name="P30" style:family="paragraph" style:parent-style-name="Standard">
      <style:text-properties fo:font-weight="normal" officeooo:rsid="002fc463" officeooo:paragraph-rsid="002dcc78" style:font-weight-asian="normal" style:font-weight-complex="normal"/>
    </style:style>
    <style:style style:name="P31" style:family="paragraph" style:parent-style-name="Standard">
      <style:text-properties fo:font-weight="normal" officeooo:rsid="003024ea" officeooo:paragraph-rsid="003024ea" style:font-weight-asian="normal" style:font-weight-complex="normal"/>
    </style:style>
    <style:style style:name="P32" style:family="paragraph" style:parent-style-name="Standard">
      <style:text-properties fo:font-weight="normal" officeooo:rsid="002bf809" officeooo:paragraph-rsid="002bf809" style:font-weight-asian="normal" style:font-weight-complex="normal"/>
    </style:style>
    <style:style style:name="P33" style:family="paragraph" style:parent-style-name="Standard">
      <style:text-properties fo:font-weight="normal" officeooo:rsid="002bf809" officeooo:paragraph-rsid="0043ad97" style:font-weight-asian="normal" style:font-weight-complex="normal"/>
    </style:style>
    <style:style style:name="P34" style:family="paragraph" style:parent-style-name="Standard">
      <style:text-properties fo:font-weight="normal" officeooo:rsid="0032778c" officeooo:paragraph-rsid="0032778c" style:font-weight-asian="normal" style:font-weight-complex="normal"/>
    </style:style>
    <style:style style:name="P35" style:family="paragraph" style:parent-style-name="Standard">
      <style:text-properties fo:font-weight="normal" officeooo:rsid="0032778c" officeooo:paragraph-rsid="0043ad97" style:font-weight-asian="normal" style:font-weight-complex="normal"/>
    </style:style>
    <style:style style:name="P36" style:family="paragraph" style:parent-style-name="Standard">
      <style:text-properties fo:font-weight="normal" officeooo:rsid="002dcc78" officeooo:paragraph-rsid="002dcc78" style:font-weight-asian="normal" style:font-weight-complex="normal"/>
    </style:style>
    <style:style style:name="P37" style:family="paragraph" style:parent-style-name="Standard">
      <style:text-properties fo:font-weight="normal" officeooo:rsid="00306664" officeooo:paragraph-rsid="00306664" style:font-weight-asian="normal" style:font-weight-complex="normal"/>
    </style:style>
    <style:style style:name="P38" style:family="paragraph" style:parent-style-name="Standard">
      <style:text-properties fo:font-weight="normal" officeooo:rsid="00306664" officeooo:paragraph-rsid="00352947" style:font-weight-asian="normal" style:font-weight-complex="normal"/>
    </style:style>
    <style:style style:name="P39" style:family="paragraph" style:parent-style-name="Standard">
      <style:text-properties fo:font-weight="normal" officeooo:rsid="0033d220" officeooo:paragraph-rsid="0033d220" style:font-weight-asian="normal" style:font-weight-complex="normal"/>
    </style:style>
    <style:style style:name="P40" style:family="paragraph" style:parent-style-name="Standard">
      <style:text-properties fo:font-weight="normal" officeooo:rsid="00352947" officeooo:paragraph-rsid="00352947" style:font-weight-asian="normal" style:font-weight-complex="normal"/>
    </style:style>
    <style:style style:name="P41" style:family="paragraph" style:parent-style-name="Standard">
      <style:text-properties fo:font-weight="normal" officeooo:rsid="00369427" officeooo:paragraph-rsid="00369427" style:font-weight-asian="normal" style:font-weight-complex="normal"/>
    </style:style>
    <style:style style:name="P42" style:family="paragraph" style:parent-style-name="Standard">
      <style:text-properties fo:font-weight="normal" officeooo:rsid="0024a65e" officeooo:paragraph-rsid="0024a65e" style:font-weight-asian="normal" style:font-weight-complex="normal"/>
    </style:style>
    <style:style style:name="P43" style:family="paragraph" style:parent-style-name="Standard">
      <style:text-properties fo:font-weight="normal" officeooo:rsid="003e47af" officeooo:paragraph-rsid="003e47af" style:font-weight-asian="normal" style:font-weight-complex="normal"/>
    </style:style>
    <style:style style:name="P44" style:family="paragraph" style:parent-style-name="Standard">
      <style:text-properties fo:font-weight="normal" officeooo:rsid="00417c08" officeooo:paragraph-rsid="00417c08" style:font-weight-asian="normal" style:font-weight-complex="normal"/>
    </style:style>
    <style:style style:name="P45" style:family="paragraph" style:parent-style-name="Standard">
      <style:text-properties fo:font-weight="normal" officeooo:rsid="0047527b" officeooo:paragraph-rsid="0047527b" style:font-weight-asian="normal" style:font-weight-complex="normal"/>
    </style:style>
    <style:style style:name="P46" style:family="paragraph" style:parent-style-name="Standard">
      <style:text-properties fo:font-weight="normal" officeooo:rsid="0048f6a4" officeooo:paragraph-rsid="0048f6a4" style:font-weight-asian="normal" style:font-weight-complex="normal"/>
    </style:style>
    <style:style style:name="P47" style:family="paragraph" style:parent-style-name="Standard">
      <style:text-properties fo:font-weight="normal" officeooo:rsid="003f9572" officeooo:paragraph-rsid="003f9572" style:font-weight-asian="normal" style:font-weight-complex="normal"/>
    </style:style>
    <style:style style:name="P48" style:family="paragraph" style:parent-style-name="Standard">
      <style:text-properties fo:font-weight="normal" officeooo:rsid="004a84e9" officeooo:paragraph-rsid="004a84e9" style:font-weight-asian="normal" style:font-weight-complex="normal"/>
    </style:style>
    <style:style style:name="P49" style:family="paragraph" style:parent-style-name="Standard">
      <style:text-properties fo:font-weight="normal" officeooo:rsid="004e979e" officeooo:paragraph-rsid="004e979e" style:font-weight-asian="normal" style:font-weight-complex="normal"/>
    </style:style>
    <style:style style:name="P50" style:family="paragraph" style:parent-style-name="Standard">
      <style:text-properties fo:font-weight="normal" officeooo:rsid="004ff394" officeooo:paragraph-rsid="004e979e" style:font-weight-asian="normal" style:font-weight-complex="normal"/>
    </style:style>
    <style:style style:name="P51" style:family="paragraph" style:parent-style-name="Standard">
      <style:text-properties fo:font-weight="normal" officeooo:rsid="004ff394" officeooo:paragraph-rsid="004ff394" style:font-weight-asian="normal" style:font-weight-complex="normal"/>
    </style:style>
    <style:style style:name="P52" style:family="paragraph" style:parent-style-name="Standard">
      <style:text-properties fo:font-weight="normal" officeooo:rsid="004ff394" officeooo:paragraph-rsid="0050d113" style:font-weight-asian="normal" style:font-weight-complex="normal"/>
    </style:style>
    <style:style style:name="P53" style:family="paragraph" style:parent-style-name="Standard">
      <style:text-properties fo:font-weight="normal" officeooo:rsid="0052936c" officeooo:paragraph-rsid="0052936c" style:font-weight-asian="normal" style:font-weight-complex="normal"/>
    </style:style>
    <style:style style:name="P54" style:family="paragraph" style:parent-style-name="Standard">
      <style:text-properties fo:font-weight="normal" officeooo:rsid="0053adfe" officeooo:paragraph-rsid="0053adfe" style:font-weight-asian="normal" style:font-weight-complex="normal"/>
    </style:style>
    <style:style style:name="P55" style:family="paragraph" style:parent-style-name="Standard">
      <style:text-properties fo:font-weight="normal" officeooo:rsid="0059a1a1" officeooo:paragraph-rsid="0059a1a1" style:font-weight-asian="normal" style:font-weight-complex="normal"/>
    </style:style>
    <style:style style:name="P56" style:family="paragraph" style:parent-style-name="Standard">
      <style:text-properties fo:font-weight="normal" officeooo:rsid="0056184f" officeooo:paragraph-rsid="0056184f" style:font-weight-asian="normal" style:font-weight-complex="normal"/>
    </style:style>
    <style:style style:name="P57" style:family="paragraph" style:parent-style-name="Standard">
      <style:text-properties fo:font-weight="normal" officeooo:rsid="0056184f" officeooo:paragraph-rsid="005c2638" style:font-weight-asian="normal" style:font-weight-complex="normal"/>
    </style:style>
    <style:style style:name="P58" style:family="paragraph" style:parent-style-name="Standard">
      <style:text-properties fo:font-weight="normal" officeooo:rsid="006e929d" officeooo:paragraph-rsid="006e929d" style:font-weight-asian="normal" style:font-weight-complex="normal"/>
    </style:style>
    <style:style style:name="P59" style:family="paragraph" style:parent-style-name="Standard">
      <style:text-properties fo:font-weight="normal" officeooo:paragraph-rsid="0012c64b"/>
    </style:style>
    <style:style style:name="P60" style:family="paragraph" style:parent-style-name="Standard">
      <style:text-properties fo:font-weight="normal" officeooo:paragraph-rsid="0013ff9f"/>
    </style:style>
    <style:style style:name="P61" style:family="paragraph" style:parent-style-name="Standard">
      <style:text-properties fo:font-weight="normal" officeooo:paragraph-rsid="0015279c"/>
    </style:style>
    <style:style style:name="P62" style:family="paragraph" style:parent-style-name="Standard">
      <style:text-properties fo:font-weight="normal" officeooo:paragraph-rsid="0016d0a0"/>
    </style:style>
    <style:style style:name="P63" style:family="paragraph" style:parent-style-name="Standard">
      <style:text-properties fo:font-weight="normal" officeooo:paragraph-rsid="001841a9"/>
    </style:style>
    <style:style style:name="P64" style:family="paragraph" style:parent-style-name="Standard">
      <style:text-properties fo:font-weight="normal" officeooo:paragraph-rsid="00185926"/>
    </style:style>
    <style:style style:name="P65" style:family="paragraph" style:parent-style-name="Standard">
      <style:text-properties fo:font-weight="normal" officeooo:paragraph-rsid="0018d880"/>
    </style:style>
    <style:style style:name="P66" style:family="paragraph" style:parent-style-name="Standard">
      <style:text-properties fo:font-weight="normal" officeooo:rsid="0018d880" officeooo:paragraph-rsid="0018d880"/>
    </style:style>
    <style:style style:name="P67" style:family="paragraph" style:parent-style-name="Standard">
      <style:text-properties fo:font-weight="normal" officeooo:paragraph-rsid="001aa935"/>
    </style:style>
    <style:style style:name="P68" style:family="paragraph" style:parent-style-name="Standard">
      <style:text-properties fo:font-weight="normal" officeooo:rsid="001cad2d" officeooo:paragraph-rsid="001cad2d"/>
    </style:style>
    <style:style style:name="P69" style:family="paragraph" style:parent-style-name="Standard">
      <style:text-properties fo:font-weight="normal" officeooo:rsid="001cad2d" officeooo:paragraph-rsid="001d8a2a"/>
    </style:style>
    <style:style style:name="P70" style:family="paragraph" style:parent-style-name="Standard">
      <style:text-properties fo:font-weight="normal" officeooo:paragraph-rsid="001cad2d"/>
    </style:style>
    <style:style style:name="P71" style:family="paragraph" style:parent-style-name="Standard">
      <style:text-properties fo:font-weight="normal" officeooo:rsid="001d8a2a" officeooo:paragraph-rsid="001d8a2a"/>
    </style:style>
    <style:style style:name="P72" style:family="paragraph" style:parent-style-name="Standard">
      <style:text-properties fo:font-weight="normal" officeooo:paragraph-rsid="002404de"/>
    </style:style>
    <style:style style:name="P73" style:family="paragraph" style:parent-style-name="Standard">
      <style:text-properties fo:font-weight="normal" officeooo:rsid="0024a65e" officeooo:paragraph-rsid="0024a65e"/>
    </style:style>
    <style:style style:name="P74" style:family="paragraph" style:parent-style-name="Standard">
      <style:text-properties fo:font-weight="normal" officeooo:rsid="002dcc78" officeooo:paragraph-rsid="002dcc78"/>
    </style:style>
    <style:style style:name="P75" style:family="paragraph" style:parent-style-name="Standard">
      <style:text-properties fo:font-weight="normal" officeooo:paragraph-rsid="002fc463"/>
    </style:style>
    <style:style style:name="P76" style:family="paragraph" style:parent-style-name="Standard">
      <style:text-properties fo:font-weight="normal" officeooo:rsid="003024ea" officeooo:paragraph-rsid="003024ea"/>
    </style:style>
    <style:style style:name="P77" style:family="paragraph" style:parent-style-name="Standard">
      <style:text-properties fo:font-weight="normal" officeooo:rsid="00306664" officeooo:paragraph-rsid="00306664"/>
    </style:style>
    <style:style style:name="P78" style:family="paragraph" style:parent-style-name="Standard">
      <style:text-properties fo:font-weight="normal" officeooo:rsid="00306664" officeooo:paragraph-rsid="00352947"/>
    </style:style>
    <style:style style:name="P79" style:family="paragraph" style:parent-style-name="Standard">
      <style:text-properties fo:font-weight="normal" officeooo:rsid="00306664" officeooo:paragraph-rsid="003f9572"/>
    </style:style>
    <style:style style:name="P80" style:family="paragraph" style:parent-style-name="Standard">
      <style:text-properties fo:font-weight="normal" officeooo:rsid="0032778c" officeooo:paragraph-rsid="0032778c"/>
    </style:style>
    <style:style style:name="P81" style:family="paragraph" style:parent-style-name="Standard">
      <style:text-properties fo:font-weight="normal" officeooo:rsid="0033d220" officeooo:paragraph-rsid="0033d220"/>
    </style:style>
    <style:style style:name="P82" style:family="paragraph" style:parent-style-name="Standard">
      <style:text-properties fo:font-weight="normal" officeooo:paragraph-rsid="003e47af"/>
    </style:style>
    <style:style style:name="P83" style:family="paragraph" style:parent-style-name="Standard">
      <style:text-properties fo:font-weight="normal" officeooo:rsid="003f9572" officeooo:paragraph-rsid="003f9572"/>
    </style:style>
    <style:style style:name="P84" style:family="paragraph" style:parent-style-name="Standard">
      <style:text-properties fo:font-weight="normal" officeooo:paragraph-rsid="0046ce85"/>
    </style:style>
    <style:style style:name="P85" style:family="paragraph" style:parent-style-name="Standard">
      <style:text-properties fo:font-weight="normal" officeooo:paragraph-rsid="0047527b"/>
    </style:style>
    <style:style style:name="P86" style:family="paragraph" style:parent-style-name="Standard">
      <style:text-properties fo:font-weight="normal" officeooo:paragraph-rsid="0048f6a4"/>
    </style:style>
    <style:style style:name="P87" style:family="paragraph" style:parent-style-name="Standard">
      <style:text-properties fo:font-weight="normal" officeooo:rsid="004a84e9" officeooo:paragraph-rsid="004a84e9"/>
    </style:style>
    <style:style style:name="P88" style:family="paragraph" style:parent-style-name="Standard">
      <style:text-properties fo:font-weight="normal" officeooo:paragraph-rsid="004a84e9"/>
    </style:style>
    <style:style style:name="P89" style:family="paragraph" style:parent-style-name="Standard">
      <style:text-properties fo:font-weight="normal" officeooo:rsid="004e979e" officeooo:paragraph-rsid="004e979e"/>
    </style:style>
    <style:style style:name="P90" style:family="paragraph" style:parent-style-name="Standard">
      <style:text-properties fo:font-weight="normal" officeooo:paragraph-rsid="004ff394"/>
    </style:style>
    <style:style style:name="P91" style:family="paragraph" style:parent-style-name="Standard">
      <style:text-properties fo:font-weight="normal" officeooo:paragraph-rsid="0050d113"/>
    </style:style>
    <style:style style:name="P92" style:family="paragraph" style:parent-style-name="Standard">
      <style:text-properties fo:font-weight="normal" officeooo:rsid="0052936c" officeooo:paragraph-rsid="0052936c"/>
    </style:style>
    <style:style style:name="P93" style:family="paragraph" style:parent-style-name="Standard">
      <style:text-properties fo:font-weight="normal" officeooo:rsid="0053adfe" officeooo:paragraph-rsid="0053adfe"/>
    </style:style>
    <style:style style:name="P94" style:family="paragraph" style:parent-style-name="Standard">
      <style:text-properties fo:font-weight="normal" officeooo:rsid="0056184f" officeooo:paragraph-rsid="0056184f"/>
    </style:style>
    <style:style style:name="P95" style:family="paragraph" style:parent-style-name="Standard">
      <style:text-properties fo:font-weight="normal" officeooo:rsid="0059a1a1" officeooo:paragraph-rsid="0059a1a1"/>
    </style:style>
    <style:style style:name="P96" style:family="paragraph" style:parent-style-name="Standard">
      <style:text-properties fo:font-weight="normal" officeooo:paragraph-rsid="006265f4"/>
    </style:style>
    <style:style style:name="P97" style:family="paragraph" style:parent-style-name="Standard">
      <style:text-properties fo:font-weight="normal" officeooo:rsid="006265f4" officeooo:paragraph-rsid="006265f4"/>
    </style:style>
    <style:style style:name="P98" style:family="paragraph" style:parent-style-name="Standard">
      <style:text-properties fo:font-weight="normal" officeooo:paragraph-rsid="0062b6f0"/>
    </style:style>
    <style:style style:name="P99" style:family="paragraph" style:parent-style-name="Standard">
      <style:text-properties fo:font-weight="normal" officeooo:rsid="00664e58" officeooo:paragraph-rsid="00664e58"/>
    </style:style>
    <style:style style:name="P100" style:family="paragraph" style:parent-style-name="Standard">
      <style:text-properties fo:font-weight="normal" officeooo:rsid="00664e58" officeooo:paragraph-rsid="0068033e"/>
    </style:style>
    <style:style style:name="P101" style:family="paragraph" style:parent-style-name="Standard">
      <style:text-properties fo:font-weight="normal" officeooo:rsid="0066b351" officeooo:paragraph-rsid="0066b351"/>
    </style:style>
    <style:style style:name="P102" style:family="paragraph" style:parent-style-name="Standard">
      <style:text-properties fo:font-weight="normal" officeooo:rsid="006a2c5e" officeooo:paragraph-rsid="006a2c5e"/>
    </style:style>
    <style:style style:name="P103" style:family="paragraph" style:parent-style-name="Standard">
      <style:text-properties fo:font-weight="normal" officeooo:rsid="006be108" officeooo:paragraph-rsid="006be108"/>
    </style:style>
    <style:style style:name="P104" style:family="paragraph" style:parent-style-name="Standard">
      <style:text-properties fo:font-weight="normal" officeooo:rsid="007ae2f8" officeooo:paragraph-rsid="007ae2f8"/>
    </style:style>
    <style:style style:name="P105" style:family="paragraph" style:parent-style-name="Standard">
      <style:text-properties fo:font-weight="normal" officeooo:rsid="007ae2f8" officeooo:paragraph-rsid="008ac395"/>
    </style:style>
    <style:style style:name="P106" style:family="paragraph" style:parent-style-name="Standard">
      <style:text-properties fo:font-weight="normal" officeooo:paragraph-rsid="007ae2f8"/>
    </style:style>
    <style:style style:name="P107" style:family="paragraph" style:parent-style-name="Standard">
      <style:text-properties fo:font-weight="normal" officeooo:rsid="007cde7f" officeooo:paragraph-rsid="008ac395"/>
    </style:style>
    <style:style style:name="P108" style:family="paragraph" style:parent-style-name="Standard">
      <style:text-properties fo:font-weight="normal" officeooo:rsid="0080a159" officeooo:paragraph-rsid="008ac395"/>
    </style:style>
    <style:style style:name="P109" style:family="paragraph" style:parent-style-name="Standard">
      <style:text-properties fo:font-weight="normal" officeooo:paragraph-rsid="0080a159"/>
    </style:style>
    <style:style style:name="P110" style:family="paragraph" style:parent-style-name="Standard">
      <style:text-properties fo:font-weight="normal" officeooo:rsid="0086e48e" officeooo:paragraph-rsid="008ac395"/>
    </style:style>
    <style:style style:name="P111" style:family="paragraph" style:parent-style-name="Standard">
      <style:text-properties fo:font-weight="normal" officeooo:paragraph-rsid="0086e48e"/>
    </style:style>
    <style:style style:name="P112" style:family="paragraph" style:parent-style-name="Standard">
      <style:text-properties fo:color="#000000" loext:opacity="100%" style:font-name="Droid Sans Mono" fo:font-size="10.5pt" fo:font-weight="normal" officeooo:rsid="00107961" officeooo:paragraph-rsid="0012c64b" fo:background-color="#ffffff" style:font-weight-asian="normal" style:font-weight-complex="normal"/>
    </style:style>
    <style:style style:name="P113" style:family="paragraph" style:parent-style-name="Standard">
      <style:text-properties fo:color="#000000" loext:opacity="100%" style:font-name="Droid Sans Mono" fo:font-size="10.5pt" fo:font-weight="normal" officeooo:rsid="0016d0a0" officeooo:paragraph-rsid="0016d0a0" fo:background-color="#ffffff" style:font-weight-asian="normal" style:font-weight-complex="normal"/>
    </style:style>
    <style:style style:name="P114" style:family="paragraph" style:parent-style-name="Standard">
      <style:text-properties fo:color="#000000" loext:opacity="100%" style:font-name="Droid Sans Mono" fo:font-size="10.5pt" fo:font-weight="normal" officeooo:paragraph-rsid="0016d0a0" fo:background-color="#ffffff"/>
    </style:style>
    <style:style style:name="P115" style:family="paragraph" style:parent-style-name="Standard">
      <style:text-properties fo:color="#000000" loext:opacity="100%" style:font-name="Droid Sans Mono" fo:font-size="10.5pt" fo:font-weight="normal" officeooo:paragraph-rsid="0013ff9f" fo:background-color="#ffffff"/>
    </style:style>
    <style:style style:name="P116" style:family="paragraph" style:parent-style-name="Standard">
      <style:paragraph-properties style:line-height-at-least="0.503cm"/>
      <style:text-properties fo:color="#000000" loext:opacity="100%" style:font-name="Droid Sans Mono" fo:font-size="10.5pt" fo:font-weight="normal" fo:background-color="#ffffff"/>
    </style:style>
    <style:style style:name="P117" style:family="paragraph" style:parent-style-name="Standard">
      <style:paragraph-properties style:line-height-at-least="0.503cm"/>
      <style:text-properties fo:color="#000000" loext:opacity="100%" style:font-name="Droid Sans Mono" fo:font-size="10.5pt" fo:font-weight="normal" officeooo:paragraph-rsid="0047527b" fo:background-color="#ffffff"/>
    </style:style>
    <style:style style:name="P118" style:family="paragraph" style:parent-style-name="Standard">
      <style:text-properties fo:color="#000000" loext:opacity="100%" style:font-name="Droid Sans Mono" fo:font-size="10.5pt" fo:font-weight="normal" officeooo:paragraph-rsid="0047527b" fo:background-color="#ffffff"/>
    </style:style>
    <style:style style:name="P119" style:family="paragraph" style:parent-style-name="Standard">
      <style:text-properties officeooo:rsid="00107961" officeooo:paragraph-rsid="00107961"/>
    </style:style>
    <style:style style:name="P120" style:family="paragraph" style:parent-style-name="Standard">
      <style:text-properties officeooo:rsid="00107961" officeooo:paragraph-rsid="0012263c"/>
    </style:style>
    <style:style style:name="P121" style:family="paragraph" style:parent-style-name="Standard">
      <style:paragraph-properties fo:text-align="center" style:justify-single-word="false"/>
      <style:text-properties style:text-underline-style="solid" style:text-underline-width="auto" style:text-underline-color="font-color" fo:font-weight="bold" officeooo:rsid="000f0538" officeooo:paragraph-rsid="000f0538" style:font-weight-asian="bold" style:font-weight-complex="bold"/>
    </style:style>
    <style:style style:name="P122" style:family="paragraph" style:parent-style-name="Standard">
      <style:text-properties officeooo:rsid="0012c64b" officeooo:paragraph-rsid="0012c64b"/>
    </style:style>
    <style:style style:name="P123" style:family="paragraph" style:parent-style-name="Standard">
      <style:text-properties officeooo:rsid="0013ff9f" officeooo:paragraph-rsid="0013ff9f"/>
    </style:style>
    <style:style style:name="P124" style:family="paragraph" style:parent-style-name="Standard">
      <style:text-properties officeooo:rsid="001ef3c7" officeooo:paragraph-rsid="000f0538"/>
    </style:style>
    <style:style style:name="P125" style:family="paragraph" style:parent-style-name="Standard">
      <style:text-properties officeooo:rsid="0033d220" officeooo:paragraph-rsid="005b3a9a"/>
    </style:style>
    <style:style style:name="P126" style:family="paragraph" style:parent-style-name="Standard">
      <style:text-properties officeooo:rsid="00744dc4" officeooo:paragraph-rsid="00744dc4"/>
    </style:style>
    <style:style style:name="P127" style:family="paragraph" style:parent-style-name="Standard">
      <style:text-properties fo:color="#000000" loext:opacity="100%" style:font-name="Droid Sans Mono" fo:font-size="10.5pt" fo:font-weight="normal" officeooo:rsid="00107961" officeooo:paragraph-rsid="0012c64b" fo:background-color="#ffffff" style:font-weight-asian="normal" style:font-weight-complex="normal"/>
    </style:style>
    <style:style style:name="P128" style:family="paragraph" style:parent-style-name="Standard">
      <style:text-properties fo:color="#000000" loext:opacity="100%" style:font-name="Droid Sans Mono" fo:font-size="10.5pt" fo:font-weight="normal" officeooo:paragraph-rsid="0016d0a0" fo:background-color="#ffffff"/>
    </style:style>
    <style:style style:name="P129" style:family="paragraph" style:parent-style-name="Standard">
      <style:paragraph-properties style:line-height-at-least="0.503cm"/>
      <style:text-properties fo:color="#000000" loext:opacity="100%" style:font-name="Droid Sans Mono" fo:font-size="10.5pt" fo:font-weight="normal" officeooo:paragraph-rsid="0047527b" fo:background-color="#ffffff"/>
    </style:style>
    <style:style style:name="P130" style:family="paragraph" style:parent-style-name="Standard">
      <style:text-properties fo:font-weight="normal" officeooo:rsid="0056184f" officeooo:paragraph-rsid="006265f4" style:font-weight-asian="normal" style:font-weight-complex="normal"/>
    </style:style>
    <style:style style:name="P131" style:family="paragraph" style:parent-style-name="Standard">
      <style:text-properties fo:font-weight="normal" officeooo:rsid="006265f4" officeooo:paragraph-rsid="006265f4" style:font-weight-asian="normal" style:font-weight-complex="normal"/>
    </style:style>
    <style:style style:name="P132" style:family="paragraph" style:parent-style-name="Standard">
      <style:text-properties fo:font-weight="normal" officeooo:rsid="006265f4" officeooo:paragraph-rsid="0062b6f0" style:font-weight-asian="normal" style:font-weight-complex="normal"/>
    </style:style>
    <style:style style:name="P133" style:family="paragraph" style:parent-style-name="Standard">
      <style:text-properties fo:font-weight="normal" officeooo:rsid="00664e58" officeooo:paragraph-rsid="00664e58" style:font-weight-asian="normal" style:font-weight-complex="normal"/>
    </style:style>
    <style:style style:name="P134" style:family="paragraph" style:parent-style-name="Standard">
      <style:text-properties fo:font-weight="normal" officeooo:rsid="0066b351" officeooo:paragraph-rsid="00664e58" style:font-weight-asian="normal" style:font-weight-complex="normal"/>
    </style:style>
    <style:style style:name="P135" style:family="paragraph" style:parent-style-name="Standard">
      <style:text-properties fo:font-weight="normal" officeooo:rsid="0066b351" officeooo:paragraph-rsid="0066b351" style:font-weight-asian="normal" style:font-weight-complex="normal"/>
    </style:style>
    <style:style style:name="P136" style:family="paragraph" style:parent-style-name="Standard">
      <style:text-properties fo:font-weight="normal" officeooo:rsid="006be108" officeooo:paragraph-rsid="006be108" style:font-weight-asian="normal" style:font-weight-complex="normal"/>
    </style:style>
    <style:style style:name="P137" style:family="paragraph" style:parent-style-name="Standard">
      <style:text-properties fo:font-weight="normal" officeooo:rsid="00791a7c" officeooo:paragraph-rsid="006be108" style:font-weight-asian="normal" style:font-weight-complex="normal"/>
    </style:style>
    <style:style style:name="P138" style:family="paragraph" style:parent-style-name="Standard">
      <style:text-properties fo:font-weight="normal" officeooo:rsid="007ae2f8" officeooo:paragraph-rsid="007ae2f8" style:font-weight-asian="normal" style:font-weight-complex="normal"/>
    </style:style>
    <style:style style:name="P139" style:family="paragraph" style:parent-style-name="Standard">
      <style:text-properties fo:font-weight="normal" officeooo:rsid="007cde7f" officeooo:paragraph-rsid="007cde7f" style:font-weight-asian="normal" style:font-weight-complex="normal"/>
    </style:style>
    <style:style style:name="P140" style:family="paragraph" style:parent-style-name="Standard">
      <style:text-properties fo:font-weight="normal" officeooo:rsid="0080a159" officeooo:paragraph-rsid="0080a159" style:font-weight-asian="normal" style:font-weight-complex="normal"/>
    </style:style>
    <style:style style:name="P141" style:family="paragraph" style:parent-style-name="Standard">
      <style:text-properties fo:font-weight="normal" officeooo:rsid="0086e48e" officeooo:paragraph-rsid="0086e48e" style:font-weight-asian="normal" style:font-weight-complex="normal"/>
    </style:style>
    <style:style style:name="P142" style:family="paragraph" style:parent-style-name="Standard">
      <style:text-properties fo:font-weight="normal" officeooo:rsid="008df5ca" officeooo:paragraph-rsid="008df5ca" style:font-weight-asian="normal" style:font-weight-complex="normal"/>
    </style:style>
    <style:style style:name="P143" style:family="paragraph" style:parent-style-name="Standard">
      <style:text-properties fo:font-weight="normal" officeooo:rsid="008ee27b" officeooo:paragraph-rsid="008ee27b" style:font-weight-asian="normal" style:font-weight-complex="normal"/>
    </style:style>
    <style:style style:name="P144" style:family="paragraph" style:parent-style-name="Standard">
      <style:text-properties fo:font-weight="normal" officeooo:rsid="0091d0f0" officeooo:paragraph-rsid="0091d0f0" style:font-weight-asian="normal" style:font-weight-complex="normal"/>
    </style:style>
    <style:style style:name="P145" style:family="paragraph" style:parent-style-name="Standard">
      <style:text-properties fo:font-weight="normal" officeooo:paragraph-rsid="0012c64b"/>
    </style:style>
    <style:style style:name="P146" style:family="paragraph" style:parent-style-name="Standard">
      <style:text-properties fo:font-weight="normal" officeooo:paragraph-rsid="0013ff9f"/>
    </style:style>
    <style:style style:name="P147" style:family="paragraph" style:parent-style-name="Standard">
      <style:text-properties fo:font-weight="normal" officeooo:paragraph-rsid="0015279c"/>
    </style:style>
    <style:style style:name="P148" style:family="paragraph" style:parent-style-name="Standard">
      <style:text-properties fo:font-weight="normal" officeooo:paragraph-rsid="001841a9"/>
    </style:style>
    <style:style style:name="P149" style:family="paragraph" style:parent-style-name="Standard">
      <style:text-properties fo:font-weight="normal" officeooo:paragraph-rsid="00185926"/>
    </style:style>
    <style:style style:name="P150" style:family="paragraph" style:parent-style-name="Standard">
      <style:text-properties fo:font-weight="normal" officeooo:paragraph-rsid="001aa935"/>
    </style:style>
    <style:style style:name="P151" style:family="paragraph" style:parent-style-name="Standard">
      <style:text-properties fo:font-weight="normal" officeooo:paragraph-rsid="001cad2d"/>
    </style:style>
    <style:style style:name="P152" style:family="paragraph" style:parent-style-name="Standard">
      <style:text-properties fo:font-weight="normal" officeooo:paragraph-rsid="002fc463"/>
    </style:style>
    <style:style style:name="P153" style:family="paragraph" style:parent-style-name="Standard">
      <style:text-properties fo:font-weight="normal" officeooo:paragraph-rsid="003e47af"/>
    </style:style>
    <style:style style:name="P154" style:family="paragraph" style:parent-style-name="Standard">
      <style:text-properties fo:font-weight="normal" officeooo:paragraph-rsid="0048f6a4"/>
    </style:style>
    <style:style style:name="P155" style:family="paragraph" style:parent-style-name="Standard">
      <style:text-properties fo:font-weight="normal" officeooo:paragraph-rsid="004ff394"/>
    </style:style>
    <style:style style:name="P156" style:family="paragraph" style:parent-style-name="Standard">
      <style:text-properties fo:font-weight="normal" officeooo:paragraph-rsid="0050d113"/>
    </style:style>
    <style:style style:name="P157" style:family="paragraph" style:parent-style-name="Standard">
      <style:text-properties fo:font-weight="normal" officeooo:paragraph-rsid="006265f4"/>
    </style:style>
    <style:style style:name="P158" style:family="paragraph" style:parent-style-name="Standard">
      <style:text-properties fo:font-weight="normal" officeooo:rsid="006a2c5e" officeooo:paragraph-rsid="006a2c5e"/>
    </style:style>
    <style:style style:name="P159" style:family="paragraph" style:parent-style-name="Standard">
      <style:text-properties fo:font-weight="normal" officeooo:paragraph-rsid="007ae2f8"/>
    </style:style>
    <style:style style:name="P160" style:family="paragraph" style:parent-style-name="Standard">
      <style:text-properties fo:font-weight="normal" officeooo:paragraph-rsid="0080a159"/>
    </style:style>
    <style:style style:name="P161" style:family="paragraph" style:parent-style-name="Standard">
      <style:text-properties fo:font-weight="normal" officeooo:paragraph-rsid="002404de"/>
    </style:style>
    <style:style style:name="P162" style:family="paragraph" style:parent-style-name="Standard">
      <style:text-properties fo:font-weight="normal" officeooo:paragraph-rsid="008ee27b"/>
    </style:style>
    <style:style style:name="P163" style:family="paragraph" style:parent-style-name="Standard">
      <style:text-properties fo:font-weight="normal" officeooo:paragraph-rsid="0091d0f0"/>
    </style:style>
    <style:style style:name="P164" style:family="paragraph" style:parent-style-name="Standard">
      <style:text-properties officeooo:rsid="000f0538" officeooo:paragraph-rsid="000f0538"/>
    </style:style>
    <style:style style:name="P165" style:family="paragraph" style:parent-style-name="Standard">
      <style:text-properties officeooo:rsid="00107961" officeooo:paragraph-rsid="00107961"/>
    </style:style>
    <style:style style:name="P166" style:family="paragraph" style:parent-style-name="Standard">
      <style:text-properties officeooo:rsid="00107961" officeooo:paragraph-rsid="0012263c"/>
    </style:style>
    <style:style style:name="T1" style:family="text">
      <style:text-properties fo:color="#000000" loext:opacity="100%" style:font-name="Droid Sans Mono" fo:font-size="10.5pt" fo:font-weight="normal" fo:background-color="#ffffff" loext:char-shading-value="0"/>
    </style:style>
    <style:style style:name="T2" style:family="text">
      <style:text-properties fo:color="#000000" loext:opacity="100%" style:font-name="Droid Sans Mono" fo:font-size="10.5pt" fo:font-weight="normal" officeooo:rsid="000f0538" fo:background-color="#ffffff" loext:char-shading-value="0"/>
    </style:style>
    <style:style style:name="T3" style:family="text">
      <style:text-properties fo:color="#000000" loext:opacity="100%" style:font-name="Droid Sans Mono" fo:font-size="10.5pt" fo:font-weight="normal" officeooo:rsid="00107961" fo:background-color="#ffffff" loext:char-shading-value="0"/>
    </style:style>
    <style:style style:name="T4" style:family="text">
      <style:text-properties fo:color="#000000" loext:opacity="100%" style:font-name="Droid Sans Mono" fo:font-size="10.5pt" fo:font-weight="normal" officeooo:rsid="0012263c" fo:background-color="#ffffff" loext:char-shading-value="0"/>
    </style:style>
    <style:style style:name="T5" style:family="text">
      <style:text-properties fo:color="#000000" loext:opacity="100%" style:font-name="Droid Sans Mono" fo:font-size="10.5pt" fo:background-color="#ffffff" loext:char-shading-value="0"/>
    </style:style>
    <style:style style:name="T6" style:family="text">
      <style:text-properties fo:color="#000000" loext:opacity="100%" style:font-name="Droid Sans Mono" fo:font-size="10.5pt" officeooo:rsid="0012c64b" fo:background-color="#ffffff" loext:char-shading-value="0"/>
    </style:style>
    <style:style style:name="T7" style:family="text">
      <style:text-properties fo:color="#000000" loext:opacity="100%" style:font-name="Droid Sans Mono" fo:font-size="10.5pt" officeooo:rsid="0013ff9f" fo:background-color="#ffffff" loext:char-shading-value="0"/>
    </style:style>
    <style:style style:name="T8" style:family="text">
      <style:text-properties fo:color="#000000" loext:opacity="100%" style:font-name="Droid Sans Mono" fo:font-size="10.5pt" fo:background-color="#ffffff" loext:char-shading-value="0" style:font-weight-asian="normal" style:font-weight-complex="normal"/>
    </style:style>
    <style:style style:name="T9" style:family="text">
      <style:text-properties fo:color="#000000" loext:opacity="100%" style:font-name="Droid Sans Mono" fo:font-size="10.5pt" officeooo:rsid="0015279c" fo:background-color="#ffffff" loext:char-shading-value="0" style:font-weight-asian="normal" style:font-weight-complex="normal"/>
    </style:style>
    <style:style style:name="T10" style:family="text">
      <style:text-properties fo:color="#000000" loext:opacity="100%" style:font-name="Droid Sans Mono" fo:font-size="10.5pt" officeooo:rsid="001841a9" fo:background-color="#ffffff" loext:char-shading-value="0" style:font-weight-asian="normal" style:font-weight-complex="normal"/>
    </style:style>
    <style:style style:name="T11" style:family="text">
      <style:text-properties fo:color="#000000" loext:opacity="100%" style:font-name="Droid Sans Mono" fo:font-size="10.5pt" officeooo:rsid="00185926" fo:background-color="#ffffff" loext:char-shading-value="0" style:font-weight-asian="normal" style:font-weight-complex="normal"/>
    </style:style>
    <style:style style:name="T12" style:family="text">
      <style:text-properties fo:color="#000000" loext:opacity="100%" style:font-name="Droid Sans Mono" fo:font-size="10.5pt" officeooo:rsid="0018d880" fo:background-color="#ffffff" loext:char-shading-value="0" style:font-weight-asian="normal" style:font-weight-complex="normal"/>
    </style:style>
    <style:style style:name="T13" style:family="text">
      <style:text-properties fo:color="#000000" loext:opacity="100%" style:font-name="Droid Sans Mono" fo:font-size="10.5pt" officeooo:rsid="001aa935" fo:background-color="#ffffff" loext:char-shading-value="0" style:font-weight-asian="normal" style:font-weight-complex="normal"/>
    </style:style>
    <style:style style:name="T14" style:family="text">
      <style:text-properties fo:color="#000000" loext:opacity="100%" style:font-name="Droid Sans Mono" fo:font-size="10.5pt" officeooo:rsid="001cad2d" fo:background-color="#ffffff" loext:char-shading-value="0" style:font-weight-asian="normal" style:font-weight-complex="normal"/>
    </style:style>
    <style:style style:name="T15" style:family="text">
      <style:text-properties fo:color="#000000" loext:opacity="100%" style:font-name="Droid Sans Mono" fo:font-size="10.5pt" officeooo:rsid="002404de" fo:background-color="#ffffff" loext:char-shading-value="0" style:font-weight-asian="normal" style:font-weight-complex="normal"/>
    </style:style>
    <style:style style:name="T16" style:family="text">
      <style:text-properties fo:color="#000000" loext:opacity="100%" style:font-name="Droid Sans Mono" fo:font-size="10.5pt" officeooo:rsid="002fc463" fo:background-color="#ffffff" loext:char-shading-value="0" style:font-weight-asian="normal" style:font-weight-complex="normal"/>
    </style:style>
    <style:style style:name="T17" style:family="text">
      <style:text-properties fo:color="#000000" loext:opacity="100%" style:font-name="Droid Sans Mono" fo:font-size="10.5pt" officeooo:rsid="004a84e9" fo:background-color="#ffffff" loext:char-shading-value="0" style:font-weight-asian="normal" style:font-weight-complex="normal"/>
    </style:style>
    <style:style style:name="T18" style:family="text">
      <style:text-properties fo:color="#000000" loext:opacity="100%" style:font-name="Droid Sans Mono" fo:font-size="10.5pt" officeooo:rsid="004ff394" fo:background-color="#ffffff" loext:char-shading-value="0" style:font-weight-asian="normal" style:font-weight-complex="normal"/>
    </style:style>
    <style:style style:name="T19" style:family="text">
      <style:text-properties fo:color="#000000" loext:opacity="100%" style:font-name="Droid Sans Mono" fo:font-size="10.5pt" officeooo:rsid="006265f4" fo:background-color="#ffffff" loext:char-shading-value="0" style:font-weight-asian="normal" style:font-weight-complex="normal"/>
    </style:style>
    <style:style style:name="T20" style:family="text">
      <style:text-properties fo:color="#000000" loext:opacity="100%" style:font-name="Droid Sans Mono" fo:font-size="10.5pt" officeooo:rsid="0062b6f0" fo:background-color="#ffffff" loext:char-shading-value="0" style:font-weight-asian="normal" style:font-weight-complex="normal"/>
    </style:style>
    <style:style style:name="T21" style:family="text">
      <style:text-properties fo:color="#000000" loext:opacity="100%" style:font-name="Droid Sans Mono" fo:font-size="10.5pt" officeooo:rsid="0072a601" fo:background-color="#ffffff" loext:char-shading-value="0" style:font-weight-asian="normal" style:font-weight-complex="normal"/>
    </style:style>
    <style:style style:name="T22" style:family="text">
      <style:text-properties fo:color="#000000" loext:opacity="100%" style:font-name="Droid Sans Mono" fo:font-size="10.5pt" officeooo:rsid="00744dc4" fo:background-color="#ffffff" loext:char-shading-value="0" style:font-weight-asian="normal" style:font-weight-complex="normal"/>
    </style:style>
    <style:style style:name="T23" style:family="text">
      <style:text-properties fo:color="#000000" loext:opacity="100%" style:font-name="Droid Sans Mono" fo:font-size="10.5pt" officeooo:rsid="007ae2f8" fo:background-color="#ffffff" loext:char-shading-value="0" style:font-weight-asian="normal" style:font-weight-complex="normal"/>
    </style:style>
    <style:style style:name="T24" style:family="text">
      <style:text-properties fo:color="#000000" loext:opacity="100%" style:font-name="Droid Sans Mono" fo:font-size="10.5pt" officeooo:rsid="007cde7f" fo:background-color="#ffffff" loext:char-shading-value="0" style:font-weight-asian="normal" style:font-weight-complex="normal"/>
    </style:style>
    <style:style style:name="T25" style:family="text">
      <style:text-properties fo:color="#000000" loext:opacity="100%" style:font-name="Droid Sans Mono" fo:font-size="10.5pt" officeooo:rsid="007eb515" fo:background-color="#ffffff" loext:char-shading-value="0" style:font-weight-asian="normal" style:font-weight-complex="normal"/>
    </style:style>
    <style:style style:name="T26" style:family="text">
      <style:text-properties fo:color="#000000" loext:opacity="100%" style:font-name="Droid Sans Mono" fo:font-size="10.5pt" officeooo:rsid="0080a159" fo:background-color="#ffffff" loext:char-shading-value="0" style:font-weight-asian="normal" style:font-weight-complex="normal"/>
    </style:style>
    <style:style style:name="T27" style:family="text">
      <style:text-properties fo:color="#000000" loext:opacity="100%" style:font-name="Droid Sans Mono" fo:font-size="10.5pt" officeooo:rsid="0080ad64" fo:background-color="#ffffff" loext:char-shading-value="0" style:font-weight-asian="normal" style:font-weight-complex="normal"/>
    </style:style>
    <style:style style:name="T28" style:family="text">
      <style:text-properties fo:color="#000000" loext:opacity="100%" style:font-name="Droid Sans Mono" fo:font-size="10.5pt" officeooo:rsid="008249e1" fo:background-color="#ffffff" loext:char-shading-value="0" style:font-weight-asian="normal" style:font-weight-complex="normal"/>
    </style:style>
    <style:style style:name="T29" style:family="text">
      <style:text-properties fo:color="#000000" loext:opacity="100%" style:font-name="Droid Sans Mono" fo:font-size="10.5pt" officeooo:rsid="0086e48e" fo:background-color="#ffffff" loext:char-shading-value="0" style:font-weight-asian="normal" style:font-weight-complex="normal"/>
    </style:style>
    <style:style style:name="T30" style:family="text">
      <style:text-properties fo:color="#000000" loext:opacity="100%" style:font-name="Droid Sans Mono" fo:font-size="10.5pt" officeooo:rsid="0089498d" fo:background-color="#ffffff" loext:char-shading-value="0" style:font-weight-asian="normal" style:font-weight-complex="normal"/>
    </style:style>
    <style:style style:name="T31" style:family="text">
      <style:text-properties fo:color="#000000" loext:opacity="100%" style:font-name="Droid Sans Mono" fo:font-size="10.5pt" officeooo:rsid="008c37bb" fo:background-color="#ffffff" loext:char-shading-value="0" style:font-weight-asian="normal" style:font-weight-complex="normal"/>
    </style:style>
    <style:style style:name="T32" style:family="text">
      <style:text-properties fo:color="#000000" loext:opacity="100%" style:font-name="Droid Sans Mono" fo:font-size="10.5pt" officeooo:rsid="0091d0f0" fo:background-color="#ffffff" loext:char-shading-value="0" style:font-weight-asian="normal" style:font-weight-complex="normal"/>
    </style:style>
    <style:style style:name="T33" style:family="text">
      <style:text-properties fo:color="#000000" loext:opacity="100%" style:font-name="Droid Sans Mono" fo:font-size="10.5pt" officeooo:rsid="002404de" fo:background-color="#ffffff" loext:char-shading-value="0"/>
    </style:style>
    <style:style style:name="T34" style:family="text">
      <style:text-properties fo:color="#000000" loext:opacity="100%" style:font-name="Droid Sans Mono" fo:font-size="10.5pt" officeooo:rsid="0024a65e" fo:background-color="#ffffff" loext:char-shading-value="0"/>
    </style:style>
    <style:style style:name="T35" style:family="text">
      <style:text-properties fo:color="#000000" loext:opacity="100%" style:font-name="Droid Sans Mono" fo:font-size="10.5pt" officeooo:rsid="0046ce85" fo:background-color="#ffffff" loext:char-shading-value="0"/>
    </style:style>
    <style:style style:name="T36" style:family="text">
      <style:text-properties fo:color="#000000" loext:opacity="100%" style:font-name="Droid Sans Mono" fo:font-size="10.5pt" officeooo:rsid="004a84e9" fo:background-color="#ffffff" loext:char-shading-value="0"/>
    </style:style>
    <style:style style:name="T37" style:family="text">
      <style:text-properties fo:color="#000000" loext:opacity="100%" style:font-name="Droid Sans Mono" fo:font-size="10.5pt" officeooo:rsid="006265f4" fo:background-color="#ffffff" loext:char-shading-value="0"/>
    </style:style>
    <style:style style:name="T38" style:family="text">
      <style:text-properties fo:color="#000000" loext:opacity="100%" style:font-name="Droid Sans Mono" fo:font-size="10.5pt" officeooo:rsid="0091d0f0" fo:background-color="#ffffff" loext:char-shading-value="0"/>
    </style:style>
    <style:style style:name="T39" style:family="text">
      <style:text-properties fo:color="#000000" loext:opacity="100%" style:font-name="Droid Sans Mono" fo:font-size="10.5pt" officeooo:rsid="00937ec2" fo:background-color="#ffffff" loext:char-shading-value="0"/>
    </style:style>
    <style:style style:name="T40" style:family="text">
      <style:text-properties fo:color="#000000" loext:opacity="100%" style:font-name="Droid Sans Mono" fo:font-size="10.5pt" officeooo:rsid="0013ff9f" fo:background-color="#ffff00" loext:char-shading-value="0"/>
    </style:style>
    <style:style style:name="T41" style:family="text">
      <style:text-properties fo:color="#000000" loext:opacity="100%" style:font-name="Droid Sans Mono" fo:font-size="10.5pt" officeooo:rsid="0015279c" fo:background-color="#ffff00" loext:char-shading-value="0" style:font-weight-asian="normal" style:font-weight-complex="normal"/>
    </style:style>
    <style:style style:name="T42" style:family="text">
      <style:text-properties fo:color="#000000" loext:opacity="100%" style:font-name="Droid Sans Mono" fo:font-size="10.5pt" officeooo:rsid="001841a9" fo:background-color="#ffff00" loext:char-shading-value="0" style:font-weight-asian="normal" style:font-weight-complex="normal"/>
    </style:style>
    <style:style style:name="T43" style:family="text">
      <style:text-properties fo:color="#000000" loext:opacity="100%" style:font-name="Droid Sans Mono" fo:font-size="10.5pt" officeooo:rsid="008c37bb" fo:background-color="#ffff00" loext:char-shading-value="0" style:font-weight-asian="normal" style:font-weight-complex="normal"/>
    </style:style>
    <style:style style:name="T44" style:family="text">
      <style:text-properties fo:color="#000000" loext:opacity="100%" style:font-name="Droid Sans Mono" fo:font-size="10.5pt" officeooo:rsid="008ee27b" fo:background-color="#ffff00" loext:char-shading-value="0"/>
    </style:style>
    <style:style style:name="T45" style:family="text">
      <style:text-properties fo:color="#000000" loext:opacity="100%" style:font-name="Droid Sans Mono" fo:font-size="10.5pt" fo:background-color="#ffff00" loext:char-shading-value="0"/>
    </style:style>
    <style:style style:name="T46" style:family="text">
      <style:text-properties fo:color="#000000" loext:opacity="100%" style:font-name="Droid Sans Mono" fo:font-size="10.5pt" officeooo:rsid="0090295f" fo:background-color="#ffff00" loext:char-shading-value="0"/>
    </style:style>
    <style:style style:name="T47" style:family="text">
      <style:text-properties fo:color="#000000" loext:opacity="100%" style:font-name="Droid Sans Mono" fo:font-size="10.5pt" officeooo:rsid="008f2e26" fo:background-color="#ffff00" loext:char-shading-value="0"/>
    </style:style>
    <style:style style:name="T48" style:family="text">
      <style:text-properties fo:color="#000000" loext:opacity="100%" style:font-name="Droid Sans Mono" fo:font-size="10.5pt" officeooo:rsid="00905fdc" fo:background-color="#ffff00" loext:char-shading-value="0"/>
    </style:style>
    <style:style style:name="T49" style:family="text">
      <style:text-properties officeooo:rsid="00107961"/>
    </style:style>
    <style:style style:name="T50" style:family="text">
      <style:text-properties officeooo:rsid="0012263c"/>
    </style:style>
    <style:style style:name="T51" style:family="text">
      <style:text-properties officeooo:rsid="0012c64b"/>
    </style:style>
    <style:style style:name="T52" style:family="text">
      <style:text-properties fo:color="#0000ff" loext:opacity="100%"/>
    </style:style>
    <style:style style:name="T53" style:family="text">
      <style:text-properties fo:color="#0000ff" loext:opacity="100%" style:font-name="Droid Sans Mono" fo:font-size="10.5pt" fo:background-color="#ffffff" loext:char-shading-value="0"/>
    </style:style>
    <style:style style:name="T54" style:family="text">
      <style:text-properties fo:color="#0000ff" loext:opacity="100%" style:font-name="Droid Sans Mono" fo:font-size="10.5pt" fo:background-color="#ffffff" loext:char-shading-value="0" style:font-weight-asian="normal" style:font-weight-complex="normal"/>
    </style:style>
    <style:style style:name="T55" style:family="text">
      <style:text-properties fo:color="#0000ff" loext:opacity="100%" style:font-name="Droid Sans Mono" fo:font-size="10.5pt" officeooo:rsid="0015279c" fo:background-color="#ffffff" loext:char-shading-value="0" style:font-weight-asian="normal" style:font-weight-complex="normal"/>
    </style:style>
    <style:style style:name="T56" style:family="text">
      <style:text-properties fo:color="#0000ff" loext:opacity="100%" style:font-name="Droid Sans Mono" fo:font-size="10.5pt" officeooo:rsid="001841a9" fo:background-color="#ffffff" loext:char-shading-value="0" style:font-weight-asian="normal" style:font-weight-complex="normal"/>
    </style:style>
    <style:style style:name="T57" style:family="text">
      <style:text-properties fo:color="#0000ff" loext:opacity="100%" style:font-name="Droid Sans Mono" fo:font-size="10.5pt" officeooo:rsid="00185926" fo:background-color="#ffffff" loext:char-shading-value="0" style:font-weight-asian="normal" style:font-weight-complex="normal"/>
    </style:style>
    <style:style style:name="T58" style:family="text">
      <style:text-properties fo:color="#0000ff" loext:opacity="100%" style:font-name="Droid Sans Mono" fo:font-size="10.5pt" officeooo:rsid="002fc463" fo:background-color="#ffffff" loext:char-shading-value="0" style:font-weight-asian="normal" style:font-weight-complex="normal"/>
    </style:style>
    <style:style style:name="T59" style:family="text">
      <style:text-properties fo:color="#0000ff" loext:opacity="100%" style:font-name="Droid Sans Mono" fo:font-size="10.5pt" officeooo:rsid="004ff394" fo:background-color="#ffffff" loext:char-shading-value="0" style:font-weight-asian="normal" style:font-weight-complex="normal"/>
    </style:style>
    <style:style style:name="T60" style:family="text">
      <style:text-properties fo:color="#0000ff" loext:opacity="100%" style:font-name="Droid Sans Mono" fo:font-size="10.5pt" officeooo:rsid="006265f4" fo:background-color="#ffffff" loext:char-shading-value="0" style:font-weight-asian="normal" style:font-weight-complex="normal"/>
    </style:style>
    <style:style style:name="T61" style:family="text">
      <style:text-properties fo:color="#0000ff" loext:opacity="100%" style:font-name="Droid Sans Mono" fo:font-size="10.5pt" officeooo:rsid="0080a159" fo:background-color="#ffffff" loext:char-shading-value="0" style:font-weight-asian="normal" style:font-weight-complex="normal"/>
    </style:style>
    <style:style style:name="T62" style:family="text">
      <style:text-properties fo:color="#0000ff" loext:opacity="100%" officeooo:rsid="0016d0a0" style:font-weight-asian="normal" style:font-weight-complex="normal"/>
    </style:style>
    <style:style style:name="T63" style:family="text">
      <style:text-properties style:font-weight-asian="normal" style:font-weight-complex="normal"/>
    </style:style>
    <style:style style:name="T64" style:family="text">
      <style:text-properties officeooo:rsid="00107961" style:font-weight-asian="normal" style:font-weight-complex="normal"/>
    </style:style>
    <style:style style:name="T65" style:family="text">
      <style:text-properties officeooo:rsid="0013ff9f" style:font-weight-asian="normal" style:font-weight-complex="normal"/>
    </style:style>
    <style:style style:name="T66" style:family="text">
      <style:text-properties officeooo:rsid="0015279c" style:font-weight-asian="normal" style:font-weight-complex="normal"/>
    </style:style>
    <style:style style:name="T67" style:family="text">
      <style:text-properties officeooo:rsid="001574bb" style:font-weight-asian="normal" style:font-weight-complex="normal"/>
    </style:style>
    <style:style style:name="T68" style:family="text">
      <style:text-properties officeooo:rsid="0016d0a0" style:font-weight-asian="normal" style:font-weight-complex="normal"/>
    </style:style>
    <style:style style:name="T69" style:family="text">
      <style:text-properties officeooo:rsid="001841a9" style:font-weight-asian="normal" style:font-weight-complex="normal"/>
    </style:style>
    <style:style style:name="T70" style:family="text">
      <style:text-properties officeooo:rsid="00185926" style:font-weight-asian="normal" style:font-weight-complex="normal"/>
    </style:style>
    <style:style style:name="T71" style:family="text">
      <style:text-properties officeooo:rsid="0018d880" style:font-weight-asian="normal" style:font-weight-complex="normal"/>
    </style:style>
    <style:style style:name="T72" style:family="text">
      <style:text-properties officeooo:rsid="001aa935" style:font-weight-asian="normal" style:font-weight-complex="normal"/>
    </style:style>
    <style:style style:name="T73" style:family="text">
      <style:text-properties officeooo:rsid="001cad2d" style:font-weight-asian="normal" style:font-weight-complex="normal"/>
    </style:style>
    <style:style style:name="T74" style:family="text">
      <style:text-properties officeooo:rsid="001d8a2a" style:font-weight-asian="normal" style:font-weight-complex="normal"/>
    </style:style>
    <style:style style:name="T75" style:family="text">
      <style:text-properties officeooo:rsid="002404de" style:font-weight-asian="normal" style:font-weight-complex="normal"/>
    </style:style>
    <style:style style:name="T76" style:family="text">
      <style:text-properties officeooo:rsid="002d47a1" style:font-weight-asian="normal" style:font-weight-complex="normal"/>
    </style:style>
    <style:style style:name="T77" style:family="text">
      <style:text-properties officeooo:rsid="002fc463" style:font-weight-asian="normal" style:font-weight-complex="normal"/>
    </style:style>
    <style:style style:name="T78" style:family="text">
      <style:text-properties officeooo:rsid="003024ea" style:font-weight-asian="normal" style:font-weight-complex="normal"/>
    </style:style>
    <style:style style:name="T79" style:family="text">
      <style:text-properties officeooo:rsid="0031f35d" style:font-weight-asian="normal" style:font-weight-complex="normal"/>
    </style:style>
    <style:style style:name="T80" style:family="text">
      <style:text-properties officeooo:rsid="0032778c" style:font-weight-asian="normal" style:font-weight-complex="normal"/>
    </style:style>
    <style:style style:name="T81" style:family="text">
      <style:text-properties officeooo:rsid="00352947" style:font-weight-asian="normal" style:font-weight-complex="normal"/>
    </style:style>
    <style:style style:name="T82" style:family="text">
      <style:text-properties officeooo:rsid="003e47af" style:font-weight-asian="normal" style:font-weight-complex="normal"/>
    </style:style>
    <style:style style:name="T83" style:family="text">
      <style:text-properties officeooo:rsid="003f9572" style:font-weight-asian="normal" style:font-weight-complex="normal"/>
    </style:style>
    <style:style style:name="T84" style:family="text">
      <style:text-properties officeooo:rsid="0047527b" style:font-weight-asian="normal" style:font-weight-complex="normal"/>
    </style:style>
    <style:style style:name="T85" style:family="text">
      <style:text-properties officeooo:rsid="0048f6a4" style:font-weight-asian="normal" style:font-weight-complex="normal"/>
    </style:style>
    <style:style style:name="T86" style:family="text">
      <style:text-properties officeooo:rsid="004a84e9" style:font-weight-asian="normal" style:font-weight-complex="normal"/>
    </style:style>
    <style:style style:name="T87" style:family="text">
      <style:text-properties officeooo:rsid="004ff394" style:font-weight-asian="normal" style:font-weight-complex="normal"/>
    </style:style>
    <style:style style:name="T88" style:family="text">
      <style:text-properties officeooo:rsid="0059a1a1" style:font-weight-asian="normal" style:font-weight-complex="normal"/>
    </style:style>
    <style:style style:name="T89" style:family="text">
      <style:text-properties officeooo:rsid="0056184f" style:font-weight-asian="normal" style:font-weight-complex="normal"/>
    </style:style>
    <style:style style:name="T90" style:family="text">
      <style:text-properties officeooo:rsid="006265f4" style:font-weight-asian="normal" style:font-weight-complex="normal"/>
    </style:style>
    <style:style style:name="T91" style:family="text">
      <style:text-properties officeooo:rsid="0065a7e9" style:font-weight-asian="normal" style:font-weight-complex="normal"/>
    </style:style>
    <style:style style:name="T92" style:family="text">
      <style:text-properties officeooo:rsid="0066b351" style:font-weight-asian="normal" style:font-weight-complex="normal"/>
    </style:style>
    <style:style style:name="T93" style:family="text">
      <style:text-properties officeooo:rsid="00664e58" style:font-weight-asian="normal" style:font-weight-complex="normal"/>
    </style:style>
    <style:style style:name="T94" style:family="text">
      <style:text-properties officeooo:rsid="0068033e" style:font-weight-asian="normal" style:font-weight-complex="normal"/>
    </style:style>
    <style:style style:name="T95" style:family="text">
      <style:text-properties officeooo:rsid="006a532c" style:font-weight-asian="normal" style:font-weight-complex="normal"/>
    </style:style>
    <style:style style:name="T96" style:family="text">
      <style:text-properties officeooo:rsid="0072a601" style:font-weight-asian="normal" style:font-weight-complex="normal"/>
    </style:style>
    <style:style style:name="T97" style:family="text">
      <style:text-properties officeooo:rsid="0076074f" style:font-weight-asian="normal" style:font-weight-complex="normal"/>
    </style:style>
    <style:style style:name="T98" style:family="text">
      <style:text-properties officeooo:rsid="00791a7c" style:font-weight-asian="normal" style:font-weight-complex="normal"/>
    </style:style>
    <style:style style:name="T99" style:family="text">
      <style:text-properties officeooo:rsid="007ae2f8" style:font-weight-asian="normal" style:font-weight-complex="normal"/>
    </style:style>
    <style:style style:name="T100" style:family="text">
      <style:text-properties officeooo:rsid="007cde7f" style:font-weight-asian="normal" style:font-weight-complex="normal"/>
    </style:style>
    <style:style style:name="T101" style:family="text">
      <style:text-properties officeooo:rsid="0086e48e" style:font-weight-asian="normal" style:font-weight-complex="normal"/>
    </style:style>
    <style:style style:name="T102" style:family="text">
      <style:text-properties officeooo:rsid="008ac395" style:font-weight-asian="normal" style:font-weight-complex="normal"/>
    </style:style>
    <style:style style:name="T103" style:family="text">
      <style:text-properties officeooo:rsid="008bc26b" style:font-weight-asian="normal" style:font-weight-complex="normal"/>
    </style:style>
    <style:style style:name="T104" style:family="text">
      <style:text-properties officeooo:rsid="008ee27b" style:font-weight-asian="normal" style:font-weight-complex="normal"/>
    </style:style>
    <style:style style:name="T105" style:family="text">
      <style:text-properties officeooo:rsid="0091d0f0" style:font-weight-asian="normal" style:font-weight-complex="normal"/>
    </style:style>
    <style:style style:name="T106" style:family="text">
      <style:text-properties officeooo:rsid="00937ec2" style:font-weight-asian="normal" style:font-weight-complex="normal"/>
    </style:style>
    <style:style style:name="T107" style:family="text">
      <style:text-properties officeooo:rsid="0094e731" style:font-weight-asian="normal" style:font-weight-complex="normal"/>
    </style:style>
    <style:style style:name="T108" style:family="text">
      <style:text-properties officeooo:rsid="0013ff9f"/>
    </style:style>
    <style:style style:name="T109" style:family="text">
      <style:text-properties fo:background-color="#ffff00" loext:char-shading-value="0" style:font-weight-asian="normal" style:font-weight-complex="normal"/>
    </style:style>
    <style:style style:name="T110" style:family="text">
      <style:text-properties officeooo:rsid="0066b351" fo:background-color="#ffff00" loext:char-shading-value="0" style:font-weight-asian="normal" style:font-weight-complex="normal"/>
    </style:style>
    <style:style style:name="T111" style:family="text">
      <style:text-properties officeooo:rsid="0068033e" fo:background-color="#ffff00" loext:char-shading-value="0" style:font-weight-asian="normal" style:font-weight-complex="normal"/>
    </style:style>
    <style:style style:name="T112" style:family="text">
      <style:text-properties officeooo:rsid="0076074f" fo:background-color="#ffff00" loext:char-shading-value="0" style:font-weight-asian="normal" style:font-weight-complex="normal"/>
    </style:style>
    <style:style style:name="T113" style:family="text">
      <style:text-properties officeooo:rsid="0025d993" fo:background-color="#ffff00" loext:char-shading-value="0"/>
    </style:style>
    <style:style style:name="T114" style:family="text">
      <style:text-properties fo:font-weight="bold" style:font-weight-asian="bold" style:font-weight-complex="bold"/>
    </style:style>
    <style:style style:name="T115" style:family="text">
      <style:text-properties fo:font-weight="bold" officeooo:rsid="00107961" style:font-weight-asian="bold" style:font-weight-complex="bold"/>
    </style:style>
    <style:style style:name="T116" style:family="text">
      <style:text-properties fo:font-weight="bold" officeooo:rsid="006dc6bc" fo:background-color="#ffff00" loext:char-shading-value="0" style:font-weight-asian="bold" style:font-weight-complex="bold"/>
    </style:style>
    <style:style style:name="T117" style:family="text">
      <style:text-properties fo:font-weight="bold" officeooo:rsid="0070edae" fo:background-color="#ffff00" loext:char-shading-value="0" style:font-weight-asian="bold" style:font-weight-complex="bold"/>
    </style:style>
    <style:style style:name="T118" style:family="text">
      <style:text-properties officeooo:rsid="0025d993"/>
    </style:style>
    <style:style style:name="T119" style:family="text">
      <style:text-properties officeooo:rsid="00288219"/>
    </style:style>
    <style:style style:name="T120" style:family="text">
      <style:text-properties officeooo:rsid="002a3f8d"/>
    </style:style>
    <style:style style:name="T121" style:family="text">
      <style:text-properties fo:color="#000080" loext:opacity="100%" fo:font-weight="bold"/>
    </style:style>
    <style:style style:name="T122" style:family="text">
      <style:text-properties fo:color="#098658" loext:opacity="100%"/>
    </style:style>
    <style:style style:name="T123" style:family="text">
      <style:text-properties officeooo:rsid="00452942"/>
    </style:style>
    <style:style style:name="T124" style:family="text">
      <style:text-properties officeooo:rsid="0046ce85"/>
    </style:style>
    <style:style style:name="T125" style:family="text">
      <style:text-properties officeooo:rsid="0047527b"/>
    </style:style>
    <style:style style:name="T126" style:family="text">
      <style:text-properties officeooo:rsid="006265f4"/>
    </style:style>
    <style:style style:name="T127" style:family="text">
      <style:text-properties style:text-underline-style="solid" style:text-underline-width="auto" style:text-underline-color="font-color" style:font-weight-asian="normal" style:font-weight-complex="normal"/>
    </style:style>
    <style:style style:name="T128" style:family="text">
      <style:text-properties style:text-underline-style="solid" style:text-underline-width="auto" style:text-underline-color="font-color" fo:font-weight="bold" fo:background-color="#ff0000" loext:char-shading-value="0" style:font-weight-asian="bold" style:font-weight-complex="bold"/>
    </style:style>
    <style:style style:name="T129" style:family="text">
      <style:text-properties officeooo:rsid="006f51b3"/>
    </style:style>
    <style:style style:name="T130" style:family="text">
      <style:text-properties officeooo:rsid="00751cd0"/>
    </style:style>
    <style:style style:name="T131" style:family="text">
      <style:text-properties officeooo:rsid="0075941b"/>
    </style:style>
    <style:style style:name="T132" style:family="text">
      <style:text-properties officeooo:rsid="0076074f"/>
    </style:style>
    <style:style style:name="T133" style:family="text">
      <style:text-properties fo:background-color="#ff0000" loext:char-shading-value="0"/>
    </style:style>
    <style:style style:name="T134" style:family="text">
      <style:text-properties officeooo:rsid="008df5ca"/>
    </style:style>
    <style:style style:name="T135" style:family="text">
      <style:text-properties officeooo:rsid="008ee27b"/>
    </style:style>
    <style:style style:name="T136" style:family="text">
      <style:text-properties officeooo:rsid="0090295f"/>
    </style:style>
    <style:style style:name="T137" style:family="text">
      <style:text-properties officeooo:rsid="00905fdc"/>
    </style:style>
    <style:style style:name="T138" style:family="text">
      <style:text-properties officeooo:rsid="0091d0f0"/>
    </style:style>
    <style:style style:name="T139" style:family="text">
      <style:text-properties fo:color="#c9211e" loext:opacity="100%"/>
    </style:style>
  </office:automatic-styles>
  <office:body>
    <office:text text:use-soft-page-breaks="true">
      <text:tracked-changes text:track-changes="false">
        <text:changed-region xml:id="ct99488584317776" text:id="ct99488584317776">
          <text:deletion>
            <office:change-info>
              <dc:creator>Unknown Author</dc:creator>
              <dc:date>2026-01-21T06:58:22</dc:date>
            </office:change-info>
            <text:p text:style-name="P1"><text:span text:style-name="T1">,</text:span></text:p>
          </text:deletion>
        </text:changed-region>
        <text:changed-region xml:id="ct99488584318928" text:id="ct99488584318928">
          <text:insertion>
            <office:change-info>
              <dc:creator>Unknown Author</dc:creator>
              <dc:date>2026-01-21T06:58:22</dc:date>
            </office:change-info>
          </text:insertion>
        </text:changed-region>
        <text:changed-region xml:id="ct99488584370160" text:id="ct99488584370160">
          <text:insertion>
            <office:change-info>
              <dc:creator>Unknown Author</dc:creator>
              <dc:date>2026-01-21T06:58:28</dc:date>
            </office:change-info>
          </text:insertion>
        </text:changed-region>
        <text:changed-region xml:id="ct99488585137344" text:id="ct99488585137344">
          <text:deletion>
            <office:change-info>
              <dc:creator>Unknown Author</dc:creator>
              <dc:date>2026-01-21T06:58:36</dc:date>
            </office:change-info>
            <text:p text:style-name="P1"><text:span text:style-name="T1">, and industrial monitoring</text:span></text:p>
          </text:deletion>
        </text:changed-region>
        <text:changed-region xml:id="ct99488585142192" text:id="ct99488585142192">
          <text:deletion>
            <office:change-info>
              <dc:creator>Unknown Author</dc:creator>
              <dc:date>2026-01-21T07:03:21</dc:date>
            </office:change-info>
            <text:p text:style-name="P1"><text:span text:style-name="T1"><text:s/>and signal processing.</text:span></text:p>
          </text:deletion>
        </text:changed-region>
        <text:changed-region xml:id="ct99488585145376" text:id="ct99488585145376">
          <text:insertion>
            <office:change-info>
              <dc:creator>Unknown Author</dc:creator>
              <dc:date>2026-01-21T07:06:22</dc:date>
            </office:change-info>
          </text:insertion>
        </text:changed-region>
        <text:changed-region xml:id="ct99488585145616" text:id="ct99488585145616">
          <text:deletion>
            <office:change-info>
              <dc:creator>Unknown Author</dc:creator>
              <dc:date>2026-01-21T07:08:38</dc:date>
            </office:change-info>
            <text:p text:style-name="P119"><text:span text:style-name="T2">random </text:span></text:p>
          </text:deletion>
        </text:changed-region>
        <text:changed-region xml:id="ct99488585152688" text:id="ct99488585152688">
          <text:deletion>
            <office:change-info>
              <dc:creator>Unknown Author</dc:creator>
              <dc:date>2026-01-21T07:17:31</dc:date>
            </office:change-info>
            <text:p text:style-name="P120"><text:span text:style-name="T2">focusing on spectral consistency across sampling rates and noise to support training and evaluation</text:span></text:p>
          </text:deletion>
        </text:changed-region>
        <text:changed-region xml:id="ct99488585153248" text:id="ct99488585153248">
          <text:insertion>
            <office:change-info>
              <dc:creator>Unknown Author</dc:creator>
              <dc:date>2026-01-21T07:17:31</dc:date>
            </office:change-info>
          </text:insertion>
        </text:changed-region>
        <text:changed-region xml:id="ct99488585153936" text:id="ct99488585153936">
          <text:insertion>
            <office:change-info>
              <dc:creator>Unknown Author</dc:creator>
              <dc:date>2026-01-21T07:18:01</dc:date>
            </office:change-info>
          </text:insertion>
        </text:changed-region>
        <text:changed-region xml:id="ct99488585154752" text:id="ct99488585154752">
          <text:insertion>
            <office:change-info>
              <dc:creator>Unknown Author</dc:creator>
              <dc:date>2026-01-21T07:20:00</dc:date>
            </office:change-info>
          </text:insertion>
        </text:changed-region>
        <text:changed-region xml:id="ct99488585157568" text:id="ct99488585157568">
          <text:insertion>
            <office:change-info>
              <dc:creator>Unknown Author</dc:creator>
              <dc:date>2026-01-21T07:26:09</dc:date>
            </office:change-info>
          </text:insertion>
        </text:changed-region>
        <text:changed-region xml:id="ct99488585166096" text:id="ct99488585166096">
          <text:deletion>
            <office:change-info>
              <dc:creator>Unknown Author</dc:creator>
              <dc:date>2026-01-21T07:27:26</dc:date>
            </office:change-info>
            <text:p text:style-name="P59"><text:span text:style-name="T5">and electrocardiography (ECG) </text:span></text:p>
          </text:deletion>
        </text:changed-region>
        <text:changed-region xml:id="ct99488585167664" text:id="ct99488585167664">
          <text:deletion>
            <office:change-info>
              <dc:creator>Unknown Author</dc:creator>
              <dc:date>2026-01-21T07:27:39</dc:date>
            </office:change-info>
            <text:p text:style-name="P59"><text:span text:style-name="T5">brain and</text:span></text:p>
          </text:deletion>
        </text:changed-region>
        <text:changed-region xml:id="ct99488585173136" text:id="ct99488585173136">
          <text:insertion>
            <office:change-info>
              <dc:creator>Unknown Author</dc:creator>
              <dc:date>2026-01-21T07:29:18</dc:date>
            </office:change-info>
          </text:insertion>
        </text:changed-region>
        <text:changed-region xml:id="ct99488585173584" text:id="ct99488585173584">
          <text:deletion>
            <office:change-info>
              <dc:creator>Unknown Author</dc:creator>
              <dc:date>2026-01-21T07:29:23</dc:date>
            </office:change-info>
            <text:p text:style-name="P59"><text:span text:style-name="T6">T</text:span></text:p>
          </text:deletion>
        </text:changed-region>
        <text:changed-region xml:id="ct99488585174944" text:id="ct99488585174944">
          <text:insertion>
            <office:change-info>
              <dc:creator>Unknown Author</dc:creator>
              <dc:date>2026-01-21T07:29:23</dc:date>
            </office:change-info>
          </text:insertion>
        </text:changed-region>
        <text:changed-region xml:id="ct99488585179168" text:id="ct99488585179168">
          <text:insertion>
            <office:change-info>
              <dc:creator>Unknown Author</dc:creator>
              <dc:date>2026-01-21T07:29:30</dc:date>
            </office:change-info>
          </text:insertion>
        </text:changed-region>
        <text:changed-region xml:id="ct99488585183968" text:id="ct99488585183968">
          <text:deletion>
            <office:change-info>
              <dc:creator>Unknown Author</dc:creator>
              <dc:date>2026-01-21T07:28:22</dc:date>
            </office:change-info>
            <text:p text:style-name="P59"><text:span text:style-name="T5">, while finance uses time-series forecasting for risk and trend analysis </text:span><text:span text:style-name="T53">\cite</text:span><text:span text:style-name="T5">{Zhang2016}. Industrial monitoring detects equipment faults using temporal patterns </text:span><text:span text:style-name="T53">\cite</text:span><text:span text:style-name="T5">{Bhatia2021}, and environmental science applies similar techniques to climate and environmental monitoring using remote-sensor time series </text:span><text:span text:style-name="T53">\cite</text:span><text:span text:style-name="T5">{Mallat1989}</text:span></text:p>
          </text:deletion>
        </text:changed-region>
        <text:changed-region xml:id="ct99488585192016" text:id="ct99488585192016">
          <text:insertion>
            <office:change-info>
              <dc:creator>Unknown Author</dc:creator>
              <dc:date>2026-01-21T07:32:39</dc:date>
            </office:change-info>
          </text:insertion>
        </text:changed-region>
        <text:changed-region xml:id="ct99488585192320" text:id="ct99488585192320">
          <text:deletion>
            <office:change-info>
              <dc:creator>Unknown Author</dc:creator>
              <dc:date>2026-01-21T07:32:50</dc:date>
            </office:change-info>
            <text:p text:style-name="P112">, Recurrent Neural Networks (RNNs), including Long Short-Term Memory (LSTM) units, and</text:p>
          </text:deletion>
        </text:changed-region>
        <text:changed-region xml:id="ct99488585192560" text:id="ct99488585192560">
          <text:insertion>
            <office:change-info>
              <dc:creator>Unknown Author</dc:creator>
              <dc:date>2026-01-21T07:32:50</dc:date>
            </office:change-info>
          </text:insertion>
        </text:changed-region>
        <text:changed-region xml:id="ct99488585193136" text:id="ct99488585193136">
          <text:deletion>
            <office:change-info>
              <dc:creator>Unknown Author</dc:creator>
              <dc:date>2026-01-21T07:34:12</dc:date>
            </office:change-info>
            <text:p text:style-name="P112"><text:s/>and forecasting</text:p>
          </text:deletion>
        </text:changed-region>
        <text:changed-region xml:id="ct99488584988000" text:id="ct99488584988000">
          <text:insertion>
            <office:change-info>
              <dc:creator>Unknown Author</dc:creator>
              <dc:date>2026-01-21T07:35:23</dc:date>
            </office:change-info>
          </text:insertion>
        </text:changed-region>
        <text:changed-region xml:id="ct99488585153008" text:id="ct99488585153008">
          <text:deletion>
            <office:change-info>
              <dc:creator>Unknown Author</dc:creator>
              <dc:date>2026-01-21T07:38:00</dc:date>
            </office:change-info>
            <text:p text:style-name="P60"><text:span text:style-name="T5">including environmental monitoring using remote sensors and industrial monitoring, data availability is limited by practical and economic barriers to sensor deployment and data collection </text:span><text:span text:style-name="T53">\cite</text:span><text:span text:style-name="T5">{Zhang2016}</text:span></text:p>
          </text:deletion>
        </text:changed-region>
        <text:changed-region xml:id="ct99488585183600" text:id="ct99488585183600">
          <text:insertion>
            <office:change-info>
              <dc:creator>Unknown Author</dc:creator>
              <dc:date>2026-01-21T07:38:08</dc:date>
            </office:change-info>
          </text:insertion>
        </text:changed-region>
        <text:changed-region xml:id="ct99488585164624" text:id="ct99488585164624">
          <text:insertion>
            <office:change-info>
              <dc:creator>Unknown Author</dc:creator>
              <dc:date>2026-01-21T07:41:31</dc:date>
            </office:change-info>
          </text:insertion>
        </text:changed-region>
        <text:changed-region xml:id="ct99488585164384" text:id="ct99488585164384">
          <text:deletion>
            <office:change-info>
              <dc:creator>Unknown Author</dc:creator>
              <dc:date>2026-01-21T07:41:41</dc:date>
            </office:change-info>
            <text:p text:style-name="P61"><text:span text:style-name="T9">ECG/</text:span></text:p>
          </text:deletion>
        </text:changed-region>
        <text:changed-region xml:id="ct99488585165456" text:id="ct99488585165456">
          <text:deletion>
            <office:change-info>
              <dc:creator>Unknown Author</dc:creator>
              <dc:date>2026-01-21T07:42:37</dc:date>
            </office:change-info>
            <text:p text:style-name="P61"><text:span text:style-name="T9">neural oscillations </text:span><text:span text:style-name="T55">\cite</text:span><text:span text:style-name="T9">{Nayak2023} and </text:span></text:p>
          </text:deletion>
        </text:changed-region>
        <text:changed-region xml:id="ct99488585124560" text:id="ct99488585124560">
          <text:deletion>
            <office:change-info>
              <dc:creator>Unknown Author</dc:creator>
              <dc:date>2026-01-21T07:42:01</dc:date>
            </office:change-info>
            <text:p text:style-name="P61"><text:span text:style-name="T9">, industrial vibration monitoring,</text:span></text:p>
          </text:deletion>
        </text:changed-region>
        <text:changed-region xml:id="ct99488585196576" text:id="ct99488585196576">
          <text:insertion>
            <office:change-info>
              <dc:creator>Unknown Author</dc:creator>
              <dc:date>2026-01-21T07:43:09</dc:date>
            </office:change-info>
          </text:insertion>
        </text:changed-region>
        <text:changed-region xml:id="ct99488585201472" text:id="ct99488585201472">
          <text:insertion>
            <office:change-info>
              <dc:creator>Unknown Author</dc:creator>
              <dc:date>2026-01-21T07:44:12</dc:date>
            </office:change-info>
          </text:insertion>
        </text:changed-region>
        <text:changed-region xml:id="ct99488585199344" text:id="ct99488585199344">
          <text:insertion>
            <office:change-info>
              <dc:creator>Unknown Author</dc:creator>
              <dc:date>2026-01-21T07:43:09</dc:date>
            </office:change-info>
          </text:insertion>
        </text:changed-region>
        <text:changed-region xml:id="ct99488585208560" text:id="ct99488585208560">
          <text:insertion>
            <office:change-info>
              <dc:creator>Unknown Author</dc:creator>
              <dc:date>2026-01-21T07:46:54</dc:date>
            </office:change-info>
          </text:insertion>
        </text:changed-region>
        <text:changed-region xml:id="ct99488585208992" text:id="ct99488585208992">
          <text:insertion>
            <office:change-info>
              <dc:creator>Unknown Author</dc:creator>
              <dc:date>2026-01-21T07:48:37</dc:date>
            </office:change-info>
          </text:insertion>
        </text:changed-region>
        <text:changed-region xml:id="ct99488585209680" text:id="ct99488585209680">
          <text:deletion>
            <office:change-info>
              <dc:creator>Unknown Author</dc:creator>
              <dc:date>2026-01-21T07:48:27</dc:date>
            </office:change-info>
            <text:p text:style-name="P114"><text:span text:style-name="T68">RNNs and LSTMs capture long-range dependencies in time, and GANs can learn high-resolution representations through adversarial training </text:span><text:span text:style-name="T62">\cite</text:span><text:span text:style-name="T68">{Lecun2015,Goodfellow2014}. While GANs have achieved strong results in image SR </text:span><text:span text:style-name="T62">\cite</text:span><text:span text:style-name="T68">{Brophy2023}, their application to time-series SR remains relatively new</text:span></text:p>
          </text:deletion>
        </text:changed-region>
        <text:changed-region xml:id="ct99488585210544" text:id="ct99488585210544">
          <text:insertion>
            <office:change-info>
              <dc:creator>Unknown Author</dc:creator>
              <dc:date>2026-01-21T07:49:06</dc:date>
            </office:change-info>
          </text:insertion>
        </text:changed-region>
        <text:changed-region xml:id="ct99488585169456" text:id="ct99488585169456">
          <text:deletion>
            <office:change-info>
              <dc:creator>Unknown Author</dc:creator>
              <dc:date>2026-01-21T07:50:52</dc:date>
            </office:change-info>
            <text:p text:style-name="P63"><text:span text:style-name="T10">structure and variability</text:span></text:p>
          </text:deletion>
        </text:changed-region>
        <text:changed-region xml:id="ct99488585136352" text:id="ct99488585136352">
          <text:insertion>
            <office:change-info>
              <dc:creator>Unknown Author</dc:creator>
              <dc:date>2026-01-21T07:50:52</dc:date>
            </office:change-info>
          </text:insertion>
        </text:changed-region>
        <text:changed-region xml:id="ct99488585182096" text:id="ct99488585182096">
          <text:deletion>
            <office:change-info>
              <dc:creator>Unknown Author</dc:creator>
              <dc:date>2026-01-21T07:51:36</dc:date>
            </office:change-info>
            <text:p text:style-name="P63"><text:span text:style-name="T10">fluid dynamics </text:span><text:span text:style-name="T56">\cite</text:span><text:span text:style-name="T10">{Yasuda2023}, bioimaging </text:span><text:span text:style-name="T56">\cite</text:span><text:span text:style-name="T10">{Priessner2024}, and live-cell imaging </text:span><text:span text:style-name="T56">\cite</text:span><text:span text:style-name="T10">{Qiao2025}</text:span></text:p>
          </text:deletion>
        </text:changed-region>
        <text:changed-region xml:id="ct99488585216864" text:id="ct99488585216864">
          <text:insertion>
            <office:change-info>
              <dc:creator>Unknown Author</dc:creator>
              <dc:date>2026-01-21T07:52:53</dc:date>
            </office:change-info>
          </text:insertion>
        </text:changed-region>
        <text:changed-region xml:id="ct99488585180752" text:id="ct99488585180752">
          <text:insertion>
            <office:change-info>
              <dc:creator>Unknown Author</dc:creator>
              <dc:date>2026-01-21T18:50:04</dc:date>
            </office:change-info>
          </text:insertion>
        </text:changed-region>
        <text:changed-region xml:id="ct99488585223728" text:id="ct99488585223728">
          <text:deletion>
            <office:change-info>
              <dc:creator>Unknown Author</dc:creator>
              <dc:date>2026-01-21T18:50:43</dc:date>
            </office:change-info>
            <text:p text:style-name="P64"><text:span text:style-name="T11">The</text:span></text:p>
          </text:deletion>
        </text:changed-region>
        <text:changed-region xml:id="ct99488585200544" text:id="ct99488585200544">
          <text:insertion>
            <office:change-info>
              <dc:creator>Unknown Author</dc:creator>
              <dc:date>2026-01-21T18:50:43</dc:date>
            </office:change-info>
          </text:insertion>
        </text:changed-region>
        <text:changed-region xml:id="ct99488585223968" text:id="ct99488585223968">
          <text:insertion>
            <office:change-info>
              <dc:creator>Unknown Author</dc:creator>
              <dc:date>2026-01-21T18:50:51</dc:date>
            </office:change-info>
          </text:insertion>
        </text:changed-region>
        <text:changed-region xml:id="ct99488585224896" text:id="ct99488585224896">
          <text:insertion>
            <office:change-info>
              <dc:creator>Unknown Author</dc:creator>
              <dc:date>2026-01-21T18:52:10</dc:date>
            </office:change-info>
          </text:insertion>
        </text:changed-region>
        <text:changed-region xml:id="ct99488585225136" text:id="ct99488585225136">
          <text:insertion>
            <office:change-info>
              <dc:creator>Unknown Author</dc:creator>
              <dc:date>2026-01-21T18:51:19</dc:date>
            </office:change-info>
          </text:insertion>
        </text:changed-region>
        <text:changed-region xml:id="ct99488585227312" text:id="ct99488585227312">
          <text:insertion>
            <office:change-info>
              <dc:creator>Unknown Author</dc:creator>
              <dc:date>2026-01-21T18:52:32</dc:date>
            </office:change-info>
          </text:insertion>
        </text:changed-region>
        <text:changed-region xml:id="ct99488585022544" text:id="ct99488585022544">
          <text:insertion>
            <office:change-info>
              <dc:creator>Unknown Author</dc:creator>
              <dc:date>2026-01-21T18:53:00</dc:date>
            </office:change-info>
          </text:insertion>
        </text:changed-region>
        <text:changed-region xml:id="ct99488585227728" text:id="ct99488585227728">
          <text:insertion>
            <office:change-info>
              <dc:creator>Unknown Author</dc:creator>
              <dc:date>2026-01-21T18:54:02</dc:date>
            </office:change-info>
          </text:insertion>
        </text:changed-region>
        <text:changed-region xml:id="ct99488585227968" text:id="ct99488585227968">
          <text:insertion>
            <office:change-info>
              <dc:creator>Unknown Author</dc:creator>
              <dc:date>2026-01-21T18:55:00</dc:date>
            </office:change-info>
          </text:insertion>
        </text:changed-region>
        <text:changed-region xml:id="ct99488585228208" text:id="ct99488585228208">
          <text:insertion>
            <office:change-info>
              <dc:creator>Unknown Author</dc:creator>
              <dc:date>2026-01-21T07:54:52</dc:date>
            </office:change-info>
          </text:insertion>
        </text:changed-region>
        <text:changed-region xml:id="ct99488585234272" text:id="ct99488585234272">
          <text:insertion>
            <office:change-info>
              <dc:creator>Unknown Author</dc:creator>
              <dc:date>2026-01-21T07:55:00</dc:date>
            </office:change-info>
          </text:insertion>
        </text:changed-region>
        <text:changed-region xml:id="ct99488585243280" text:id="ct99488585243280">
          <text:deletion>
            <office:change-info>
              <dc:creator>Unknown Author</dc:creator>
              <dc:date>2026-01-21T07:55:12</dc:date>
            </office:change-info>
            <text:p text:style-name="P64"><text:span text:style-name="T11">and</text:span></text:p>
          </text:deletion>
        </text:changed-region>
        <text:changed-region xml:id="ct99488585243728" text:id="ct99488585243728">
          <text:insertion>
            <office:change-info>
              <dc:creator>Unknown Author</dc:creator>
              <dc:date>2026-01-21T07:55:12</dc:date>
            </office:change-info>
          </text:insertion>
        </text:changed-region>
        <text:changed-region xml:id="ct99488585252832" text:id="ct99488585252832">
          <text:insertion>
            <office:change-info>
              <dc:creator>Unknown Author</dc:creator>
              <dc:date>2026-01-21T08:00:36</dc:date>
            </office:change-info>
          </text:insertion>
        </text:changed-region>
        <text:changed-region xml:id="ct99488585238896" text:id="ct99488585238896">
          <text:deletion>
            <office:change-info>
              <dc:creator>Unknown Author</dc:creator>
              <dc:date>2026-01-21T08:00:55</dc:date>
            </office:change-info>
            <text:p text:style-name="P67"><text:span text:style-name="T13">benchmark</text:span></text:p>
          </text:deletion>
        </text:changed-region>
        <text:changed-region xml:id="ct99488585253072" text:id="ct99488585253072">
          <text:insertion>
            <office:change-info>
              <dc:creator>Unknown Author</dc:creator>
              <dc:date>2026-01-21T08:00:55</dc:date>
            </office:change-info>
          </text:insertion>
        </text:changed-region>
        <text:changed-region xml:id="ct99488585253312" text:id="ct99488585253312">
          <text:deletion>
            <office:change-info>
              <dc:creator>Unknown Author</dc:creator>
              <dc:date>2026-01-21T08:04:55</dc:date>
            </office:change-info>
            <text:p text:style-name="P70"><text:span text:style-name="T8">super-resolution (SR)</text:span></text:p>
          </text:deletion>
        </text:changed-region>
        <text:changed-region xml:id="ct99488585257232" text:id="ct99488585257232">
          <text:insertion>
            <office:change-info>
              <dc:creator>Unknown Author</dc:creator>
              <dc:date>2026-01-21T08:04:55</dc:date>
            </office:change-info>
          </text:insertion>
        </text:changed-region>
        <text:changed-region xml:id="ct99488585257472" text:id="ct99488585257472">
          <text:insertion>
            <office:change-info>
              <dc:creator>Unknown Author</dc:creator>
              <dc:date>2026-01-21T08:05:03</dc:date>
            </office:change-info>
          </text:insertion>
        </text:changed-region>
        <text:changed-region xml:id="ct99488585225520" text:id="ct99488585225520">
          <text:deletion>
            <office:change-info>
              <dc:creator>Unknown Author</dc:creator>
              <dc:date>2026-01-21T08:05:32</dc:date>
            </office:change-info>
            <text:p text:style-name="P70"><text:span text:style-name="T8">ECG</text:span></text:p>
          </text:deletion>
        </text:changed-region>
        <text:changed-region xml:id="ct99488585185680" text:id="ct99488585185680">
          <text:insertion>
            <office:change-info>
              <dc:creator>Unknown Author</dc:creator>
              <dc:date>2026-01-21T08:05:32</dc:date>
            </office:change-info>
          </text:insertion>
        </text:changed-region>
        <text:changed-region xml:id="ct99488585029856" text:id="ct99488585029856">
          <text:insertion>
            <office:change-info>
              <dc:creator>Unknown Author</dc:creator>
              <dc:date>2026-01-21T09:26:10</dc:date>
            </office:change-info>
          </text:insertion>
        </text:changed-region>
        <text:changed-region xml:id="ct99488585196336" text:id="ct99488585196336">
          <text:insertion>
            <office:change-info>
              <dc:creator>Unknown Author</dc:creator>
              <dc:date>2026-01-21T09:32:32</dc:date>
            </office:change-info>
          </text:insertion>
        </text:changed-region>
        <text:changed-region xml:id="ct99488585022912" text:id="ct99488585022912">
          <text:deletion>
            <office:change-info>
              <dc:creator>Unknown Author</dc:creator>
              <dc:date>2026-01-21T09:15:16</dc:date>
            </office:change-info>
            <text:p text:style-name="P75"><text:span text:style-name="T16">To address the concern that the dataset is ``too artificial'', we derived the simulator degrees of freedom from qualitative observations across representative physiological (EEG/ECG) and speech signals</text:span></text:p>
          </text:deletion>
        </text:changed-region>
        <text:changed-region xml:id="ct99488585272256" text:id="ct99488585272256">
          <text:insertion>
            <office:change-info>
              <dc:creator>Unknown Author</dc:creator>
              <dc:date>2026-01-21T09:16:43</dc:date>
            </office:change-info>
          </text:insertion>
        </text:changed-region>
        <text:changed-region xml:id="ct99488585175600" text:id="ct99488585175600">
          <text:insertion>
            <office:change-info>
              <dc:creator>Unknown Author</dc:creator>
              <dc:date>2026-01-21T09:17:24</dc:date>
            </office:change-info>
          </text:insertion>
        </text:changed-region>
        <text:changed-region xml:id="ct99488585183344" text:id="ct99488585183344">
          <text:insertion>
            <office:change-info>
              <dc:creator>Unknown Author</dc:creator>
              <dc:date>2026-01-21T09:18:05</dc:date>
            </office:change-info>
          </text:insertion>
        </text:changed-region>
        <text:changed-region xml:id="ct99488585273824" text:id="ct99488585273824">
          <text:insertion>
            <office:change-info>
              <dc:creator>Unknown Author</dc:creator>
              <dc:date>2026-01-21T09:19:02</dc:date>
            </office:change-info>
          </text:insertion>
        </text:changed-region>
        <text:changed-region xml:id="ct99488585033232" text:id="ct99488585033232">
          <text:insertion>
            <office:change-info>
              <dc:creator>Unknown Author</dc:creator>
              <dc:date>2026-01-21T09:20:40</dc:date>
            </office:change-info>
          </text:insertion>
        </text:changed-region>
        <text:changed-region xml:id="ct99488585198176" text:id="ct99488585198176">
          <text:insertion>
            <office:change-info>
              <dc:creator>Unknown Author</dc:creator>
              <dc:date>2026-01-21T09:21:15</dc:date>
            </office:change-info>
          </text:insertion>
        </text:changed-region>
        <text:changed-region xml:id="ct99488585276800" text:id="ct99488585276800">
          <text:insertion>
            <office:change-info>
              <dc:creator>Unknown Author</dc:creator>
              <dc:date>2026-01-21T09:21:17</dc:date>
            </office:change-info>
          </text:insertion>
        </text:changed-region>
        <text:changed-region xml:id="ct99488585279520" text:id="ct99488585279520">
          <text:insertion>
            <office:change-info>
              <dc:creator>Unknown Author</dc:creator>
              <dc:date>2026-01-21T09:21:23</dc:date>
            </office:change-info>
          </text:insertion>
        </text:changed-region>
        <text:changed-region xml:id="ct99488585290672" text:id="ct99488585290672">
          <text:deletion>
            <office:change-info>
              <dc:creator>Unknown Author</dc:creator>
              <dc:date>2026-01-21T11:46:09</dc:date>
            </office:change-info>
            <text:p text:style-name="P82"><text:span text:style-name="T5">reference-domain </text:span></text:p>
          </text:deletion>
        </text:changed-region>
        <text:changed-region xml:id="ct99488585273584" text:id="ct99488585273584">
          <text:insertion>
            <office:change-info>
              <dc:creator>Unknown Author</dc:creator>
              <dc:date>2026-01-21T12:02:46</dc:date>
            </office:change-info>
          </text:insertion>
        </text:changed-region>
        <text:changed-region xml:id="ct99488585282656" text:id="ct99488585282656">
          <text:insertion>
            <office:change-info>
              <dc:creator>Unknown Author</dc:creator>
              <dc:date>2026-01-21T12:02:57</dc:date>
            </office:change-info>
          </text:insertion>
        </text:changed-region>
        <text:changed-region xml:id="ct99488585322912" text:id="ct99488585322912">
          <text:insertion>
            <office:change-info>
              <dc:creator>Unknown Author</dc:creator>
              <dc:date>2026-01-21T12:03:00</dc:date>
            </office:change-info>
          </text:insertion>
        </text:changed-region>
        <text:changed-region xml:id="ct99488585323184" text:id="ct99488585323184">
          <text:insertion>
            <office:change-info>
              <dc:creator>Unknown Author</dc:creator>
              <dc:date>2026-01-21T12:03:54</dc:date>
            </office:change-info>
          </text:insertion>
        </text:changed-region>
        <text:changed-region xml:id="ct99488585329328" text:id="ct99488585329328">
          <text:insertion>
            <office:change-info>
              <dc:creator>Unknown Author</dc:creator>
              <dc:date>2026-01-21T12:04:04</dc:date>
            </office:change-info>
          </text:insertion>
        </text:changed-region>
        <text:changed-region xml:id="ct99488585336672" text:id="ct99488585336672">
          <text:insertion>
            <office:change-info>
              <dc:creator>Unknown Author</dc:creator>
              <dc:date>2026-01-21T12:09:18</dc:date>
            </office:change-info>
          </text:insertion>
        </text:changed-region>
        <text:changed-region xml:id="ct99488585336432" text:id="ct99488585336432">
          <text:insertion>
            <office:change-info>
              <dc:creator>Unknown Author</dc:creator>
              <dc:date>2026-01-21T12:09:22</dc:date>
            </office:change-info>
          </text:insertion>
        </text:changed-region>
        <text:changed-region xml:id="ct99488585337952" text:id="ct99488585337952">
          <text:insertion>
            <office:change-info>
              <dc:creator>Unknown Author</dc:creator>
              <dc:date>2026-01-21T12:10:05</dc:date>
            </office:change-info>
          </text:insertion>
        </text:changed-region>
        <text:changed-region xml:id="ct99488585312240" text:id="ct99488585312240">
          <text:insertion>
            <office:change-info>
              <dc:creator>Unknown Author</dc:creator>
              <dc:date>2026-01-21T12:11:59</dc:date>
            </office:change-info>
          </text:insertion>
        </text:changed-region>
        <text:changed-region xml:id="ct99488585340672" text:id="ct99488585340672">
          <text:deletion>
            <office:change-info>
              <dc:creator>Unknown Author</dc:creator>
              <dc:date>2026-01-21T12:12:00</dc:date>
            </office:change-info>
            <text:p text:style-name="P117">(</text:p>
          </text:deletion>
        </text:changed-region>
        <text:changed-region xml:id="ct99488585340912" text:id="ct99488585340912">
          <text:insertion>
            <office:change-info>
              <dc:creator>Unknown Author</dc:creator>
              <dc:date>2026-01-21T12:12:07</dc:date>
            </office:change-info>
          </text:insertion>
        </text:changed-region>
        <text:changed-region xml:id="ct99488585341872" text:id="ct99488585341872">
          <text:insertion>
            <office:change-info>
              <dc:creator>Unknown Author</dc:creator>
              <dc:date>2026-01-21T12:13:07</dc:date>
            </office:change-info>
          </text:insertion>
        </text:changed-region>
        <text:changed-region xml:id="ct99488585342512" text:id="ct99488585342512">
          <text:insertion>
            <office:change-info>
              <dc:creator>Unknown Author</dc:creator>
              <dc:date>2026-01-21T12:12:07</dc:date>
            </office:change-info>
          </text:insertion>
        </text:changed-region>
        <text:changed-region xml:id="ct99488585343152" text:id="ct99488585343152">
          <text:insertion>
            <office:change-info>
              <dc:creator>Unknown Author</dc:creator>
              <dc:date>2026-01-21T12:12:42</dc:date>
            </office:change-info>
          </text:insertion>
        </text:changed-region>
        <text:changed-region xml:id="ct99488585343888" text:id="ct99488585343888">
          <text:insertion>
            <office:change-info>
              <dc:creator>Unknown Author</dc:creator>
              <dc:date>2026-01-21T12:13:20</dc:date>
            </office:change-info>
          </text:insertion>
        </text:changed-region>
        <text:changed-region xml:id="ct99488585344128" text:id="ct99488585344128">
          <text:insertion>
            <office:change-info>
              <dc:creator>Unknown Author</dc:creator>
              <dc:date>2026-01-21T12:12:42</dc:date>
            </office:change-info>
          </text:insertion>
        </text:changed-region>
        <text:changed-region xml:id="ct99488585345808" text:id="ct99488585345808">
          <text:insertion>
            <office:change-info>
              <dc:creator>Unknown Author</dc:creator>
              <dc:date>2026-01-21T12:13:33</dc:date>
            </office:change-info>
          </text:insertion>
        </text:changed-region>
        <text:changed-region xml:id="ct99488585350720" text:id="ct99488585350720">
          <text:insertion>
            <office:change-info>
              <dc:creator>Unknown Author</dc:creator>
              <dc:date>2026-01-21T12:13:47</dc:date>
            </office:change-info>
          </text:insertion>
        </text:changed-region>
        <text:changed-region xml:id="ct99488585351248" text:id="ct99488585351248">
          <text:deletion>
            <office:change-info>
              <dc:creator>Unknown Author</dc:creator>
              <dc:date>2026-01-21T12:12:04</dc:date>
            </office:change-info>
            <text:p text:style-name="P117"><text:span text:style-name="T125">)</text:span></text:p>
          </text:deletion>
        </text:changed-region>
        <text:changed-region xml:id="ct99488585048016" text:id="ct99488585048016">
          <text:deletion>
            <office:change-info>
              <dc:creator>Unknown Author</dc:creator>
              <dc:date>2026-01-21T12:20:35</dc:date>
            </office:change-info>
            <text:p text:style-name="P86"><text:span text:style-name="T5">random </text:span></text:p>
          </text:deletion>
        </text:changed-region>
        <text:changed-region xml:id="ct99488538271040" text:id="ct99488538271040">
          <text:insertion>
            <office:change-info>
              <dc:creator>Unknown Author</dc:creator>
              <dc:date>2026-01-21T12:20:49</dc:date>
            </office:change-info>
          </text:insertion>
        </text:changed-region>
        <text:changed-region xml:id="ct99488585045808" text:id="ct99488585045808">
          <text:insertion>
            <office:change-info>
              <dc:creator>Unknown Author</dc:creator>
              <dc:date>2026-01-21T12:22:15</dc:date>
            </office:change-info>
          </text:insertion>
        </text:changed-region>
        <text:changed-region xml:id="ct99488585046176" text:id="ct99488585046176">
          <text:insertion>
            <office:change-info>
              <dc:creator>Unknown Author</dc:creator>
              <dc:date>2026-01-21T12:27:22</dc:date>
            </office:change-info>
          </text:insertion>
        </text:changed-region>
        <text:changed-region xml:id="ct99488585046544" text:id="ct99488585046544">
          <text:insertion>
            <office:change-info>
              <dc:creator>Unknown Author</dc:creator>
              <dc:date>2026-01-21T12:30:30</dc:date>
            </office:change-info>
          </text:insertion>
        </text:changed-region>
        <text:changed-region xml:id="ct99488585047280" text:id="ct99488585047280">
          <text:insertion>
            <office:change-info>
              <dc:creator>Unknown Author</dc:creator>
              <dc:date>2026-01-21T12:40:10</dc:date>
            </office:change-info>
          </text:insertion>
        </text:changed-region>
        <text:changed-region xml:id="ct99488585046912" text:id="ct99488585046912">
          <text:deletion>
            <office:change-info>
              <dc:creator>Unknown Author</dc:creator>
              <dc:date>2026-01-21T12:41:05</dc:date>
            </office:change-info>
            <text:p text:style-name="P90"><text:span text:style-name="T8"><text:s/>outlines the main parameters used in signal generation</text:span></text:p>
          </text:deletion>
        </text:changed-region>
        <text:changed-region xml:id="ct99488585047648" text:id="ct99488585047648">
          <text:deletion>
            <office:change-info>
              <dc:creator>Unknown Author</dc:creator>
              <dc:date>2026-01-21T12:41:09</dc:date>
            </office:change-info>
            <text:p text:style-name="P90"><text:span text:style-name="T8">random </text:span></text:p>
          </text:deletion>
        </text:changed-region>
        <text:changed-region xml:id="ct99488585347920" text:id="ct99488585347920">
          <text:deletion>
            <office:change-info>
              <dc:creator>Unknown Author</dc:creator>
              <dc:date>2026-01-21T12:41:15</dc:date>
            </office:change-info>
            <text:p text:style-name="P90"><text:span text:style-name="T8">randomly</text:span></text:p>
          </text:deletion>
        </text:changed-region>
        <text:changed-region xml:id="ct99488585377456" text:id="ct99488585377456">
          <text:deletion>
            <office:change-info>
              <dc:creator>Unknown Author</dc:creator>
              <dc:date>2026-01-21T12:47:51</dc:date>
            </office:change-info>
            <text:p text:style-name="P91"><text:span text:style-name="T8"><text:s/>and is quantified in Technical Validation via the distribution of dominant frequencies (Figure~</text:span><text:span text:style-name="T54">\ref</text:span><text:span text:style-name="T8">{fig:dominant_frequency_distribution} and Table~</text:span><text:span text:style-name="T54">\ref</text:span><text:span text:style-name="T8">{tab:density_label}) and PSD behavior under different resolutions and noise settings (Figures~</text:span><text:span text:style-name="T54">\ref</text:span><text:span text:style-name="T8">{fig:average_psd} and~</text:span><text:span text:style-name="T54">\ref</text:span><text:span text:style-name="T8">{fig:noise_psd})</text:span></text:p>
          </text:deletion>
        </text:changed-region>
        <text:changed-region xml:id="ct99488585383792" text:id="ct99488585383792">
          <text:deletion>
            <office:change-info>
              <dc:creator>Unknown Author</dc:creator>
              <dc:date>2026-01-21T12:48:22</dc:date>
            </office:change-info>
            <text:p text:style-name="P91"><text:span text:style-name="T18">\noindent</text:span></text:p>
          </text:deletion>
        </text:changed-region>
        <text:changed-region xml:id="ct99488585386128" text:id="ct99488585386128">
          <text:deletion>
            <office:change-info>
              <dc:creator>Unknown Author</dc:creator>
              <dc:date>2026-01-21T12:48:41</dc:date>
            </office:change-info>
            <text:p text:style-name="P91"><text:span text:style-name="T18">\noindent</text:span></text:p>
          </text:deletion>
        </text:changed-region>
        <text:changed-region xml:id="ct99488585408752" text:id="ct99488585408752">
          <text:insertion>
            <office:change-info>
              <dc:creator>Unknown Author</dc:creator>
              <dc:date>2026-01-21T18:00:43</dc:date>
            </office:change-info>
          </text:insertion>
        </text:changed-region>
        <text:changed-region xml:id="ct99488585382400" text:id="ct99488585382400">
          <text:deletion>
            <office:change-info>
              <dc:creator>Unknown Author</dc:creator>
              <dc:date>2026-01-21T17:56:47</dc:date>
            </office:change-info>
            <text:p text:style-name="P96"><text:span text:style-name="T5">signal generation procedure</text:span></text:p>
          </text:deletion>
        </text:changed-region>
        <text:changed-region xml:id="ct99488585275312" text:id="ct99488585275312">
          <text:insertion>
            <office:change-info>
              <dc:creator>Unknown Author</dc:creator>
              <dc:date>2026-01-21T17:56:47</dc:date>
            </office:change-info>
          </text:insertion>
        </text:changed-region>
        <text:changed-region xml:id="ct99488585385008" text:id="ct99488585385008">
          <text:deletion>
            <office:change-info>
              <dc:creator>Unknown Author</dc:creator>
              <dc:date>2026-01-21T17:57:02</dc:date>
            </office:change-info>
            <text:p text:style-name="P96"><text:span text:style-name="T5">Below, the methodologies and results are described in detail.</text:span></text:p>
          </text:deletion>
        </text:changed-region>
        <text:changed-region xml:id="ct99488585389504" text:id="ct99488585389504">
          <text:insertion>
            <office:change-info>
              <dc:creator>Unknown Author</dc:creator>
              <dc:date>2026-01-21T17:57:04</dc:date>
            </office:change-info>
          </text:insertion>
        </text:changed-region>
        <text:changed-region xml:id="ct99488585384320" text:id="ct99488585384320">
          <text:insertion>
            <office:change-info>
              <dc:creator>Unknown Author</dc:creator>
              <dc:date>2026-01-21T17:58:41</dc:date>
            </office:change-info>
          </text:insertion>
        </text:changed-region>
        <text:changed-region xml:id="ct99488585383392" text:id="ct99488585383392">
          <text:insertion>
            <office:change-info>
              <dc:creator>Unknown Author</dc:creator>
              <dc:date>2026-01-21T17:59:00</dc:date>
            </office:change-info>
          </text:insertion>
        </text:changed-region>
        <text:changed-region xml:id="ct99488585382640" text:id="ct99488585382640">
          <text:insertion>
            <office:change-info>
              <dc:creator>Unknown Author</dc:creator>
              <dc:date>2026-01-21T18:00:02</dc:date>
            </office:change-info>
          </text:insertion>
        </text:changed-region>
        <text:changed-region xml:id="ct99488585350224" text:id="ct99488585350224">
          <text:insertion>
            <office:change-info>
              <dc:creator>Unknown Author</dc:creator>
              <dc:date>2026-01-21T18:03:22</dc:date>
            </office:change-info>
          </text:insertion>
        </text:changed-region>
        <text:changed-region xml:id="ct99488585385664" text:id="ct99488585385664">
          <text:insertion>
            <office:change-info>
              <dc:creator>Unknown Author</dc:creator>
              <dc:date>2026-01-21T18:06:37</dc:date>
            </office:change-info>
          </text:insertion>
        </text:changed-region>
        <text:changed-region xml:id="ct99488585417088" text:id="ct99488585417088">
          <text:insertion>
            <office:change-info>
              <dc:creator>Unknown Author</dc:creator>
              <dc:date>2026-01-21T18:03:22</dc:date>
            </office:change-info>
          </text:insertion>
        </text:changed-region>
        <text:changed-region xml:id="ct99488585418592" text:id="ct99488585418592">
          <text:insertion>
            <office:change-info>
              <dc:creator>Unknown Author</dc:creator>
              <dc:date>2026-01-21T18:07:18</dc:date>
            </office:change-info>
          </text:insertion>
        </text:changed-region>
        <text:changed-region xml:id="ct99488585419984" text:id="ct99488585419984">
          <text:insertion>
            <office:change-info>
              <dc:creator>Unknown Author</dc:creator>
              <dc:date>2026-01-21T18:04:17</dc:date>
            </office:change-info>
          </text:insertion>
        </text:changed-region>
        <text:changed-region xml:id="ct99488585425184" text:id="ct99488585425184">
          <text:insertion>
            <office:change-info>
              <dc:creator>Unknown Author</dc:creator>
              <dc:date>2026-01-21T18:05:45</dc:date>
            </office:change-info>
          </text:insertion>
        </text:changed-region>
        <text:changed-region xml:id="ct99488585420336" text:id="ct99488585420336">
          <text:insertion>
            <office:change-info>
              <dc:creator>Unknown Author</dc:creator>
              <dc:date>2026-01-21T18:15:23</dc:date>
            </office:change-info>
          </text:insertion>
        </text:changed-region>
        <text:changed-region xml:id="ct99488585376448" text:id="ct99488585376448">
          <text:deletion>
            <office:change-info>
              <dc:creator>Unknown Author</dc:creator>
              <dc:date>2026-01-21T18:26:47</dc:date>
            </office:change-info>
            <text:p text:style-name="P102"><text:span text:style-name="T63">red</text:span></text:p>
          </text:deletion>
        </text:changed-region>
        <text:changed-region xml:id="ct99488585430944" text:id="ct99488585430944">
          <text:insertion>
            <office:change-info>
              <dc:creator>Unknown Author</dc:creator>
              <dc:date>2026-01-21T18:26:47</dc:date>
            </office:change-info>
          </text:insertion>
        </text:changed-region>
        <text:changed-region xml:id="ct99488587038208" text:id="ct99488587038208">
          <text:insertion>
            <office:change-info>
              <dc:creator>Unknown Author</dc:creator>
              <dc:date>2026-01-22T10:54:49</dc:date>
            </office:change-info>
          </text:insertion>
        </text:changed-region>
        <text:changed-region xml:id="ct99488583883616" text:id="ct99488583883616">
          <text:insertion>
            <office:change-info>
              <dc:creator>Unknown Author</dc:creator>
              <dc:date>2026-01-22T10:55:29</dc:date>
            </office:change-info>
          </text:insertion>
        </text:changed-region>
        <text:changed-region xml:id="ct99488533440048" text:id="ct99488533440048">
          <text:insertion>
            <office:change-info>
              <dc:creator>Unknown Author</dc:creator>
              <dc:date>2026-01-22T10:58:58</dc:date>
            </office:change-info>
          </text:insertion>
        </text:changed-region>
        <text:changed-region xml:id="ct99488632159984" text:id="ct99488632159984">
          <text:insertion>
            <office:change-info>
              <dc:creator>Unknown Author</dc:creator>
              <dc:date>2026-01-22T11:01:15</dc:date>
            </office:change-info>
          </text:insertion>
        </text:changed-region>
        <text:changed-region xml:id="ct99488607760208" text:id="ct99488607760208">
          <text:insertion>
            <office:change-info>
              <dc:creator>Unknown Author</dc:creator>
              <dc:date>2026-01-22T10:58:58</dc:date>
            </office:change-info>
          </text:insertion>
        </text:changed-region>
        <text:changed-region xml:id="ct99488630042272" text:id="ct99488630042272">
          <text:insertion>
            <office:change-info>
              <dc:creator>Unknown Author</dc:creator>
              <dc:date>2026-01-22T11:12:07</dc:date>
            </office:change-info>
          </text:insertion>
        </text:changed-region>
        <text:changed-region xml:id="ct99488533278352" text:id="ct99488533278352">
          <text:insertion>
            <office:change-info>
              <dc:creator>Unknown Author</dc:creator>
              <dc:date>2026-01-22T11:07:53</dc:date>
            </office:change-info>
          </text:insertion>
        </text:changed-region>
        <text:changed-region xml:id="ct99488627751392" text:id="ct99488627751392">
          <text:insertion>
            <office:change-info>
              <dc:creator>Unknown Author</dc:creator>
              <dc:date>2026-01-22T11:10:09</dc:date>
            </office:change-info>
          </text:insertion>
        </text:changed-region>
        <text:changed-region xml:id="ct99488586568608" text:id="ct99488586568608">
          <text:insertion>
            <office:change-info>
              <dc:creator>Unknown Author</dc:creator>
              <dc:date>2026-01-22T11:08:00</dc:date>
            </office:change-info>
          </text:insertion>
        </text:changed-region>
        <text:changed-region xml:id="ct99488587542192" text:id="ct99488587542192">
          <text:insertion>
            <office:change-info>
              <dc:creator>Unknown Author</dc:creator>
              <dc:date>2026-01-22T11:05:36</dc:date>
            </office:change-info>
          </text:insertion>
        </text:changed-region>
        <text:changed-region xml:id="ct99488533522432" text:id="ct99488533522432">
          <text:deletion>
            <office:change-info>
              <dc:creator>Unknown Author</dc:creator>
              <dc:date>2026-01-22T11:05:41</dc:date>
            </office:change-info>
            <text:p text:style-name="P163"><text:span text:style-name="T32">T</text:span></text:p>
          </text:deletion>
        </text:changed-region>
        <text:changed-region xml:id="ct99488586905760" text:id="ct99488586905760">
          <text:insertion>
            <office:change-info>
              <dc:creator>Unknown Author</dc:creator>
              <dc:date>2026-01-22T11:05:41</dc:date>
            </office:change-info>
          </text:insertion>
        </text:changed-region>
        <text:changed-region xml:id="ct99488631814560" text:id="ct99488631814560">
          <text:insertion>
            <office:change-info>
              <dc:creator>Unknown Author</dc:creator>
              <dc:date>2026-01-22T11:10:40</dc:date>
            </office:change-info>
          </text:insertion>
        </text:changed-region>
        <text:changed-region xml:id="ct99488587165696" text:id="ct99488587165696">
          <text:insertion>
            <office:change-info>
              <dc:creator>Unknown Author</dc:creator>
              <dc:date>2026-01-22T11:06:04</dc:date>
            </office:change-info>
          </text:insertion>
        </text:changed-region>
        <text:changed-region xml:id="ct99488533518992" text:id="ct99488533518992">
          <text:insertion>
            <office:change-info>
              <dc:creator>Unknown Author</dc:creator>
              <dc:date>2026-01-22T11:07:02</dc:date>
            </office:change-info>
          </text:insertion>
        </text:changed-region>
        <text:changed-region xml:id="ct99488533421056" text:id="ct99488533421056">
          <text:insertion>
            <office:change-info>
              <dc:creator>Unknown Author</dc:creator>
              <dc:date>2026-01-22T11:11:13</dc:date>
            </office:change-info>
          </text:insertion>
        </text:changed-region>
        <text:changed-region xml:id="ct99488583878176" text:id="ct99488583878176">
          <text:insertion>
            <office:change-info>
              <dc:creator>Unknown Author</dc:creator>
              <dc:date>2026-01-22T11:11:32</dc:date>
            </office:change-info>
          </text:insertion>
        </text:changed-region>
        <text:changed-region xml:id="ct99488533335360" text:id="ct99488533335360">
          <text:deletion>
            <office:change-info>
              <dc:creator>Unknown Author</dc:creator>
              <dc:date>2026-01-22T11:11:35</dc:date>
            </office:change-info>
            <text:p text:style-name="P163"><text:span text:style-name="T5">s</text:span></text:p>
          </text:deletion>
        </text:changed-region>
        <text:changed-region xml:id="ct99488615942368" text:id="ct99488615942368">
          <text:deletion>
            <office:change-info>
              <dc:creator>Unknown Author</dc:creator>
              <dc:date>2026-01-22T11:11:43</dc:date>
            </office:change-info>
            <text:p text:style-name="P163"><text:span text:style-name="T5">protocol</text:span></text:p>
          </text:deletion>
        </text:changed-region>
        <text:changed-region xml:id="ct99488631743856" text:id="ct99488631743856">
          <text:insertion>
            <office:change-info>
              <dc:creator>Unknown Author</dc:creator>
              <dc:date>2026-01-22T11:13:43</dc:date>
            </office:change-info>
          </text:insertion>
        </text:changed-region>
        <text:changed-region xml:id="ct99488586886800" text:id="ct99488586886800">
          <text:insertion>
            <office:change-info>
              <dc:creator>Unknown Author</dc:creator>
              <dc:date>2026-01-22T11:14:03</dc:date>
            </office:change-info>
          </text:insertion>
        </text:changed-region>
        <text:changed-region xml:id="ct99488585446832" text:id="ct99488585446832">
          <text:insertion>
            <office:change-info>
              <dc:creator>Unknown Author</dc:creator>
              <dc:date>2026-01-21T19:21:47</dc:date>
            </office:change-info>
          </text:insertion>
        </text:changed-region>
        <text:changed-region xml:id="ct99488585445760" text:id="ct99488585445760">
          <text:insertion>
            <office:change-info>
              <dc:creator>Unknown Author</dc:creator>
              <dc:date>2026-01-21T19:22:00</dc:date>
            </office:change-info>
          </text:insertion>
        </text:changed-region>
        <text:changed-region xml:id="ct99488585461360" text:id="ct99488585461360">
          <text:insertion>
            <office:change-info>
              <dc:creator>Unknown Author</dc:creator>
              <dc:date>2026-01-21T19:29:30</dc:date>
            </office:change-info>
          </text:insertion>
        </text:changed-region>
        <text:changed-region xml:id="ct99488585466672" text:id="ct99488585466672">
          <text:insertion>
            <office:change-info>
              <dc:creator>Unknown Author</dc:creator>
              <dc:date>2026-01-21T19:29:57</dc:date>
            </office:change-info>
          </text:insertion>
        </text:changed-region>
        <text:changed-region xml:id="ct99488585468016" text:id="ct99488585468016">
          <text:deletion>
            <office:change-info>
              <dc:creator>Unknown Author</dc:creator>
              <dc:date>2026-01-21T19:23:40</dc:date>
            </office:change-info>
            <text:p text:style-name="P106"><text:span text:style-name="T8">evaluated</text:span></text:p>
          </text:deletion>
        </text:changed-region>
        <text:changed-region xml:id="ct99488585446480" text:id="ct99488585446480">
          <text:insertion>
            <office:change-info>
              <dc:creator>Unknown Author</dc:creator>
              <dc:date>2026-01-21T19:23:40</dc:date>
            </office:change-info>
          </text:insertion>
        </text:changed-region>
        <text:changed-region xml:id="ct99488585385360" text:id="ct99488585385360">
          <text:insertion>
            <office:change-info>
              <dc:creator>Unknown Author</dc:creator>
              <dc:date>2026-01-21T19:23:58</dc:date>
            </office:change-info>
          </text:insertion>
        </text:changed-region>
        <text:changed-region xml:id="ct99488585469664" text:id="ct99488585469664">
          <text:insertion>
            <office:change-info>
              <dc:creator>Unknown Author</dc:creator>
              <dc:date>2026-01-21T19:31:50</dc:date>
            </office:change-info>
          </text:insertion>
        </text:changed-region>
        <text:changed-region xml:id="ct99488585469936" text:id="ct99488585469936">
          <text:insertion>
            <office:change-info>
              <dc:creator>Unknown Author</dc:creator>
              <dc:date>2026-01-21T19:27:41</dc:date>
            </office:change-info>
          </text:insertion>
        </text:changed-region>
        <text:changed-region xml:id="ct99488585461120" text:id="ct99488585461120">
          <text:insertion>
            <office:change-info>
              <dc:creator>Unknown Author</dc:creator>
              <dc:date>2026-01-21T19:27:53</dc:date>
            </office:change-info>
          </text:insertion>
        </text:changed-region>
        <text:changed-region xml:id="ct99488585498064" text:id="ct99488585498064">
          <text:insertion>
            <office:change-info>
              <dc:creator>Unknown Author</dc:creator>
              <dc:date>2026-01-21T19:35:37</dc:date>
            </office:change-info>
          </text:insertion>
        </text:changed-region>
        <text:changed-region xml:id="ct99488585499632" text:id="ct99488585499632">
          <text:deletion>
            <office:change-info>
              <dc:creator>Unknown Author</dc:creator>
              <dc:date>2026-01-21T19:39:01</dc:date>
            </office:change-info>
            <text:p text:style-name="P109"><text:span text:style-name="T8">these</text:span></text:p>
          </text:deletion>
        </text:changed-region>
        <text:changed-region xml:id="ct99488585501248" text:id="ct99488585501248">
          <text:insertion>
            <office:change-info>
              <dc:creator>Unknown Author</dc:creator>
              <dc:date>2026-01-21T19:39:01</dc:date>
            </office:change-info>
          </text:insertion>
        </text:changed-region>
        <text:changed-region xml:id="ct99488585506064" text:id="ct99488585506064">
          <text:insertion>
            <office:change-info>
              <dc:creator>Unknown Author</dc:creator>
              <dc:date>2026-01-21T19:39:54</dc:date>
            </office:change-info>
          </text:insertion>
        </text:changed-region>
        <text:changed-region xml:id="ct99488585506432" text:id="ct99488585506432">
          <text:deletion>
            <office:change-info>
              <dc:creator>Unknown Author</dc:creator>
              <dc:date>2026-01-21T19:39:59</dc:date>
            </office:change-info>
            <text:p text:style-name="P109"><text:span text:style-name="T28">,</text:span></text:p>
          </text:deletion>
        </text:changed-region>
        <text:changed-region xml:id="ct99488585505456" text:id="ct99488585505456">
          <text:deletion>
            <office:change-info>
              <dc:creator>Unknown Author</dc:creator>
              <dc:date>2026-01-21T19:40:02</dc:date>
            </office:change-info>
            <text:p text:style-name="P109"><text:span text:style-name="T8">ing</text:span></text:p>
          </text:deletion>
        </text:changed-region>
        <text:changed-region xml:id="ct99488585507648" text:id="ct99488585507648">
          <text:insertion>
            <office:change-info>
              <dc:creator>Unknown Author</dc:creator>
              <dc:date>2026-01-21T19:40:02</dc:date>
            </office:change-info>
          </text:insertion>
        </text:changed-region>
        <text:changed-region xml:id="ct99488585512144" text:id="ct99488585512144">
          <text:insertion>
            <office:change-info>
              <dc:creator>Unknown Author</dc:creator>
              <dc:date>2026-01-21T19:28:21</dc:date>
            </office:change-info>
          </text:insertion>
        </text:changed-region>
        <text:changed-region xml:id="ct99488585513536" text:id="ct99488585513536">
          <text:insertion>
            <office:change-info>
              <dc:creator>Unknown Author</dc:creator>
              <dc:date>2026-01-21T19:29:04</dc:date>
            </office:change-info>
          </text:insertion>
        </text:changed-region>
        <text:changed-region xml:id="ct99488585514928" text:id="ct99488585514928">
          <text:insertion>
            <office:change-info>
              <dc:creator>Unknown Author</dc:creator>
              <dc:date>2026-01-21T19:30:27</dc:date>
            </office:change-info>
          </text:insertion>
        </text:changed-region>
        <text:changed-region xml:id="ct99488585516928" text:id="ct99488585516928">
          <text:insertion>
            <office:change-info>
              <dc:creator>Unknown Author</dc:creator>
              <dc:date>2026-01-21T19:36:18</dc:date>
            </office:change-info>
          </text:insertion>
        </text:changed-region>
        <text:changed-region xml:id="ct99488585518608" text:id="ct99488585518608">
          <text:insertion>
            <office:change-info>
              <dc:creator>Unknown Author</dc:creator>
              <dc:date>2026-01-21T19:37:00</dc:date>
            </office:change-info>
          </text:insertion>
        </text:changed-region>
        <text:changed-region xml:id="ct99488585520096" text:id="ct99488585520096">
          <text:deletion>
            <office:change-info>
              <dc:creator>Unknown Author</dc:creator>
              <dc:date>2026-01-21T19:32:19</dc:date>
            </office:change-info>
            <text:p text:style-name="P109"><text:span text:style-name="T8">~</text:span><text:span text:style-name="T54">\ref</text:span><text:span text:style-name="T8">{sec:code-availability}</text:span></text:p>
          </text:deletion>
        </text:changed-region>
        <text:changed-region xml:id="ct99488585525472" text:id="ct99488585525472">
          <text:insertion>
            <office:change-info>
              <dc:creator>Unknown Author</dc:creator>
              <dc:date>2026-01-21T19:32:19</dc:date>
            </office:change-info>
          </text:insertion>
        </text:changed-region>
        <text:changed-region xml:id="ct99488585471008" text:id="ct99488585471008">
          <text:insertion>
            <office:change-info>
              <dc:creator>Unknown Author</dc:creator>
              <dc:date>2026-01-21T19:44:33</dc:date>
            </office:change-info>
          </text:insertion>
        </text:changed-region>
        <text:changed-region xml:id="ct99488627343632" text:id="ct99488627343632">
          <text:insertion>
            <office:change-info>
              <dc:creator>Unknown Author</dc:creator>
              <dc:date>2026-01-22T10:35:53</dc:date>
            </office:change-info>
          </text:insertion>
        </text:changed-region>
        <text:changed-region xml:id="ct99488585498528" text:id="ct99488585498528">
          <text:insertion>
            <office:change-info>
              <dc:creator>Unknown Author</dc:creator>
              <dc:date>2026-01-21T19:45:35</dc:date>
            </office:change-info>
          </text:insertion>
        </text:changed-region>
        <text:changed-region xml:id="ct99488585477728" text:id="ct99488585477728">
          <text:insertion>
            <office:change-info>
              <dc:creator>Unknown Author</dc:creator>
              <dc:date>2026-01-21T19:46:00</dc:date>
            </office:change-info>
          </text:insertion>
        </text:changed-region>
        <text:changed-region xml:id="ct99488585519840" text:id="ct99488585519840">
          <text:insertion>
            <office:change-info>
              <dc:creator>Unknown Author</dc:creator>
              <dc:date>2026-01-21T08:56:03</dc:date>
            </office:change-info>
          </text:insertion>
        </text:changed-region>
        <text:changed-region xml:id="ct99488585505200" text:id="ct99488585505200">
          <text:deletion>
            <office:change-info>
              <dc:creator>Unknown Author</dc:creator>
              <dc:date>2026-01-21T08:56:19</dc:date>
            </office:change-info>
            <text:p text:style-name="P72"><text:span text:style-name="T15">The </text:span></text:p>
          </text:deletion>
        </text:changed-region>
        <text:changed-region xml:id="ct99488585414848" text:id="ct99488585414848">
          <text:deletion>
            <office:change-info>
              <dc:creator>Unknown Author</dc:creator>
              <dc:date>2026-01-21T08:56:25</dc:date>
            </office:change-info>
            <text:p text:style-name="P72"><text:span text:style-name="T5">are </text:span></text:p>
          </text:deletion>
        </text:changed-region>
        <text:changed-region xml:id="ct99488585416656" text:id="ct99488585416656">
          <text:insertion>
            <office:change-info>
              <dc:creator>Unknown Author</dc:creator>
              <dc:date>2026-01-21T08:58:14</dc:date>
            </office:change-info>
          </text:insertion>
        </text:changed-region>
        <text:changed-region xml:id="ct99488585500944" text:id="ct99488585500944">
          <text:insertion>
            <office:change-info>
              <dc:creator>Unknown Author</dc:creator>
              <dc:date>2026-01-21T09:00: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Indicaciones para corregir:</text:p>
      <text:p text:style-name="P1"/>
      <text:p text:style-name="P4">GENERAL</text:p>
      <text:p text:style-name="P119"/>
      <text:p text:style-name="P119">1. En el paper se habla en varios sitios de “random seed” cuando en realidad la semilla ya no es aleatoria, sino un parámetro que establece el usuario o, en su caso, toma un valor fijo por defecto, ¿No es así? Quita “random” de todos sitios cuando se refiere a “seed” y deja solo “seed”. <text:span text:style-name="T131">De hecho, yo quitaría “random” de todos sitios donde se use en este sentido, porque ya no hay nada “random”, ya todo son parámetros que tienen un cierto valor por defecto y que el usuario, si lo desea, puede modificarlos.</text:span></text:p>
      <text:p text:style-name="P119"/>
      <text:p text:style-name="P123">2. Elimina del listado de referencias <text:span text:style-name="T130">bibliográficas (referencias.bib)</text:span> aquellas que, tras estos cambios, ya no se usen.</text:p>
      <text:p text:style-name="P123"/>
      <text:p text:style-name="P125">3. Creo que siguen faltando unidades en los ejes de las figuras 2 (superior izquierda), 5 (no se muestra ni titulo de ejes ni unidades de medida), 6 (no se muestra ni titulo de ejes ni unidades de medida), y 15 (no se muestra ni titulo de ejes ni unidades de medida). Arregla eso porque, si no, nos van a volver a criticar.</text:p>
      <text:p text:style-name="P125"/>
      <text:p text:style-name="P126">4. <text:span text:style-name="T133">Al final de todo, hay que realizar una revisión global del </text:span><text:span text:style-name="T128">inglés</text:span><text:span text:style-name="T133">. </text:span>A ver cómo podemos hacerlo <text:span text:style-name="T130">y quién lo hace, lo suyo sería usar algún servicio profesional o persona nativa</text:span>.</text:p>
      <text:p text:style-name="P1"/>
      <text:p text:style-name="P124"/>
      <text:p text:style-name="P2"><text:span text:style-name="T114">AB</text:span><text:span text:style-name="T115">S</text:span><text:span text:style-name="T114">TRACT</text:span></text:p>
      <text:p text:style-name="P1"/>
      <text:p text:style-name="P1">1. En la primera frase del abstract, eliminaría la referencia a “industrial monitoring” porque luego en el paper no aparece nada relativo a ello. Podría quedar algo así:</text:p>
      <text:p text:style-name="P1"/>
      <text:p text:style-name="P1">“<text:span text:style-name="T1">The increasing application of time-series analysis in fields like biomedical engineering</text:span><text:change text:change-id="ct99488584317776"/><text:change-start text:change-id="ct99488584318928"/><text:span text:style-name="T1"> </text:span><text:change-end text:change-id="ct99488584318928"/><text:span text:style-name="T1"><text:s/></text:span><text:change-start text:change-id="ct99488584370160"/><text:span text:style-name="T1">or </text:span><text:change-end text:change-id="ct99488584370160"/><text:span text:style-name="T1">telecommunications</text:span><text:change text:change-id="ct99488585137344"/><text:span text:style-name="T1"> emphasizes the need for high-quality data to train and evaluate advanced machine learning models.</text:span>”</text:p>
      <text:p text:style-name="P1"/>
      <text:p text:style-name="P1">2. Más adelante en el abstract, ya que el dataset está pensado para super-resolution, quitaría la referencia genérica a “signal processing”, quedando algo así:</text:p>
      <text:p text:style-name="P1"/>
      <text:p text:style-name="P1">“<text:span text:style-name="T1">particularly deep learning systems, in tasks like temporal super-resolution</text:span><text:change text:change-id="ct99488585142192"/>”</text:p>
      <text:p text:style-name="P1"/>
      <text:p text:style-name="P1">3. <text:span text:style-name="T49">La frase en la que indicas los metadatos la reharía tal que así:</text:span></text:p>
      <text:p text:style-name="P1"/>
      <text:p text:style-name="P3">“<text:span text:style-name="T1">with comprehensive metadata </text:span><text:change-start text:change-id="ct99488585145376"/><text:span text:style-name="T3">describing the signals’ segments and </text:span><text:change-end text:change-id="ct99488585145376"/><text:span text:style-name="T1">documenting all generation parameters</text:span>”</text:p>
      <text:p text:style-name="P3"/>
      <text:p text:style-name="P119">4. Donde pone “including random seeds” yo quitaría “random” ya que, si yo no he entendido mal, ahora mismo la semilla ya no es aleatoria sino que realmente es un parámetro al que el usuario puede dar valor o, en su caso, toma un valor por defecto que es siempre el mismo, no aleatorio. Si estoy equivocado, infórmame y vemos como lo dejamos, pero lo de “random” precisamente va en contra de la reproducibilidad. Por tanto, yo lo dejaría como:</text:p>
      <text:p text:style-name="P119"/>
      <text:p text:style-name="P119">“<text:span text:style-name="T2">including </text:span><text:change text:change-id="ct99488585145616"/><text:span text:style-name="T2">seeds for full reproducibility.</text:span>”</text:p>
      <text:p text:style-name="P1"/>
      <text:p text:style-name="P119">5. La última frase del <text:span text:style-name="T50">abstract</text:span> estaba bien para la versión anterior, pero ahora mismo hay en la validación técnica otros apartados que son mucho más importantes, el de la experimentación con datos reales y la transferencia. Yo la reharía <text:span text:style-name="T50">y pondría</text:span> algo como esto:</text:p>
      <text:p text:style-name="P119"/>
      <text:p text:style-name="P120">“<text:span text:style-name="T2">We report a technical validation </text:span><text:change text:change-id="ct99488585152688"/><text:change-start text:change-id="ct99488585153248"/><text:span text:style-name="T4">that includes, among others, a whole study</text:span><text:change-end text:change-id="ct99488585153248"/><text:change-start text:change-id="ct99488585153936"/><text:span text:style-name="T4"> of the application of the proposed dataset for</text:span><text:change-end text:change-id="ct99488585153936"/><text:change-start text:change-id="ct99488585154752"/><text:span text:style-name="T4"> time-series resolution in real-world scenarios.</text:span><text:change-end text:change-id="ct99488585154752"/>”</text:p>
      <text:p text:style-name="P1"/>
      <text:p text:style-name="P122">6. Revisa que el abstract, si es posible, no supere las 170 palabras que es la recomendación de la revista.</text:p>
      <text:p text:style-name="P1"/>
      <text:p text:style-name="P6">BACKGROUND AND SUMMARY</text:p>
      <text:p text:style-name="P5"/>
      <text:p text:style-name="P15"><text:span text:style-name="T50">1</text:span>. <text:span text:style-name="T51">El primer párrafo hace referencia a múltiples dominios y aplicaciones. Yo dejaría solo las que están relacionadas con los estudios que luego vas a mostrar en el artículo. Asegúrate de eliminar las referencias bibliográficas tachadas del listado final. Lo dejaría algo como esto:</text:span></text:p>
      <text:p text:style-name="P15"/>
      <text:p text:style-name="P59"><text:span text:style-name="T64">“</text:span><text:span text:style-name="T5">The analysis and simulation of temporal signals are fundamental across science and engineering. These techniques provide critical insights into dynamic processes in multiple domains. </text:span><text:change-start text:change-id="ct99488585157568"/><text:span text:style-name="T6">For instance, </text:span><text:change-end text:change-id="ct99488585157568"/><text:span text:style-name="T5">In biomedical research </text:span><text:span text:style-name="T53">\cite</text:span><text:span text:style-name="T5">{Karacan2024}, electroencephalography (EEG) </text:span><text:change text:change-id="ct99488585166096"/><text:span text:style-name="T5">analyses reveal </text:span><text:change text:change-id="ct99488585167664"/><text:span text:style-name="T5"><text:s/>heart function </text:span><text:span text:style-name="T53">\cite</text:span><text:span text:style-name="T5">{Nayak2023,shaffer2017}. </text:span><text:change-start text:change-id="ct99488585173136"/><text:span text:style-name="T6">Another example is </text:span><text:change-end text:change-id="ct99488585173136"/><text:change text:change-id="ct99488585173584"/><text:change-start text:change-id="ct99488585174944"/><text:span text:style-name="T6">t</text:span><text:change-end text:change-id="ct99488585174944"/><text:span text:style-name="T5">elecommunications</text:span><text:change-start text:change-id="ct99488585179168"/><text:span text:style-name="T5">, </text:span><text:span text:style-name="T6">which</text:span><text:change-end text:change-id="ct99488585179168"/><text:span text:style-name="T5"> rely on signal processing to ensure data fidelity across noisy media </text:span><text:span text:style-name="T53">\cite</text:span><text:span text:style-name="T5">{Chen2022}</text:span><text:change text:change-id="ct99488585183968"/><text:span text:style-name="T5">. Developing robust tools for interpreting time-varying data continues to support both scientific discovery and practical applications.</text:span><text:span text:style-name="T64">”</text:span></text:p>
      <text:p text:style-name="P16"/>
      <text:p text:style-name="P16"><text:span text:style-name="T51">2</text:span>. <text:span text:style-name="T51">El segundo párrafo habla de demasiados tipos de técnicas de deep learning cuando, realmente, luego el paper solo muestra un ejemplo de CNN. Yo pondría solo CNNs y quizá GANs para no tener que quitar la referencia 9. </text:span><text:span text:style-name="T108">Quitaría también la referencia explícita a “forecasting” porque nosotros no hacemos nada de eso.</text:span><text:span text:style-name="T51"> Quedaría algo así:</text:span></text:p>
      <text:p text:style-name="P16"/>
      <text:p text:style-name="P112">“Recent advances in deep learning have contributed significantly to this field by enabling automatic extraction of complex features from raw signals. <text:change-start text:change-id="ct99488585192016"/><text:span text:style-name="T108">Deep learning approaches, such as </text:span><text:change-end text:change-id="ct99488585192016"/>Convolutional Neural Networks (CNNs)<text:change text:change-id="ct99488585192320"/><text:change-start text:change-id="ct99488585192560"/> <text:span text:style-name="T108">or</text:span><text:change-end text:change-id="ct99488585192560"/> Generative Adversarial Networks (GANs) have demonstrated improved performance over traditional techniques in image, speech, and time-series processing tasks <text:span text:style-name="T52">\cite</text:span>{Lecun2015,Goodfellow2014}. These models support fine-grained signal reconstruction<text:change text:change-id="ct99488585193136"/>, allowing researchers to explore temporal dynamics in new ways.”</text:p>
      <text:p text:style-name="P16"/>
      <text:p text:style-name="P17"><text:span text:style-name="T108">3</text:span>. <text:span text:style-name="T108">Reharía el comienzo tercer párrafo un poquito:</text:span></text:p>
      <text:p text:style-name="P17"/>
      <text:p text:style-name="P60"><text:span text:style-name="T64">“</text:span><text:span text:style-name="T5">Despite this progress, deep learning methods for temporal signal processing often require large quantities of labeled, high-quality data. Access to such data is frequently constrained</text:span><text:change-start text:change-id="ct99488584988000"/><text:span text:style-name="T5">. </text:span><text:span text:style-name="T7">For instance, in medicine there is a limitation</text:span><text:change-end text:change-id="ct99488584988000"/><text:span text:style-name="T5"> by medical privacy regulations such as the General Data Protection Regulation (GDPR) and the Health Insurance Portability and Accountability Act (HIPAA) </text:span><text:span text:style-name="T53">\cite</text:span><text:span text:style-name="T5">{Isasa2024}.”</text:span></text:p>
      <text:p text:style-name="P115"/>
      <text:p text:style-name="P60"><text:span text:style-name="T68">4</text:span><text:span text:style-name="T64">. </text:span><text:span text:style-name="T65">En ese tercer párrafo hay un ejemplo de limitación causada en el área de “environmental monitoring”, que tampoco es algo que nosotros trabajemos por ningún lado en el artículo. Vamos a quitar ese ejemplo y su referencia bibliográfica asociada. En su lugar, te voy a pedir que quites ese ejemplo y pongas otra limitación relacionada con los datos de Telecomunicaciones o de audio o similar. Quedaría algo así:</text:span></text:p>
      <text:p text:style-name="P115"/>
      <text:p text:style-name="P60"><text:span text:style-name="T5">“In other domains, </text:span><text:change text:change-id="ct99488585153008"/><text:change-start text:change-id="ct99488585183600"/><text:span text:style-name="T5"><text:s/></text:span><text:span text:style-name="T7">including telecommunications, data availability is limited by </text:span><text:span text:style-name="T40">&lt;PON AQUÍ ALGUNA LIMITACIÓN Y SU REFERENCIA BIBLIOGRÁFICA NUEVA&gt;</text:span><text:change-end text:change-id="ct99488585183600"/><text:span text:style-name="T5">. These limitations are particularly relevant in super-resolution (SR) tasks, where models require paired low- and high-resolution signals for effective training.</text:span><text:span text:style-name="T64">”</text:span></text:p>
      <text:p text:style-name="P17"/>
      <text:p text:style-name="P61"><text:span text:style-name="T68">5</text:span><text:span text:style-name="T64">. </text:span><text:span text:style-name="T66">Le </text:span><text:span text:style-name="T67">metemos</text:span><text:span text:style-name="T66"> algunos cambios al cuarto párrafo y habría que meter una referencia nueva que hable del potencial de la SR en temas de audio o telecomunicaciones:</text:span></text:p>
      <text:p text:style-name="P20"><text:soft-page-break/></text:p>
      <text:p text:style-name="P61"><text:span text:style-name="T66">“</text:span><text:span text:style-name="T9">Temporal SR, which enhances resolution over time, has broad potential. In biomedical monitoring and sensing,</text:span><text:change-start text:change-id="ct99488585164624"/><text:span text:style-name="T9"> for instance,</text:span><text:change-end text:change-id="ct99488585164624"/><text:span text:style-name="T9"> SR can help reconstruct higher-resolution physiological time series (e.g., </text:span><text:change text:change-id="ct99488585164384"/><text:span text:style-name="T9">EEG), potentially improving the analysis of </text:span><text:change text:change-id="ct99488585165456"/><text:span text:style-name="T9">subtle physiological irregularities </text:span><text:span text:style-name="T55">\cite</text:span><text:span text:style-name="T9">{shaffer2017}. SR also applies to audio/speech enhancement</text:span><text:change text:change-id="ct99488585124560"/><text:span text:style-name="T9"> and telecommunications, where higher temporal resolution can increase sensitivity to rapid changes and improve signal quality </text:span><text:change-start text:change-id="ct99488585196576"/><text:span text:style-name="T41">&lt;REFERENCIA BIBLIOGRÁFICA NUEVA AQUÍ</text:span><text:change-end text:change-id="ct99488585196576"/><text:span text:style-name="T41"> </text:span><text:change-start text:change-id="ct99488585201472"/><text:span text:style-name="T41">SOBRE EL POTENCIAL DE SR EN AUDIO O TELECOMUNICACIONES EN GENERAL</text:span><text:change-end text:change-id="ct99488585201472"/><text:change-start text:change-id="ct99488585199344"/><text:span text:style-name="T41">&gt;</text:span><text:change-end text:change-id="ct99488585199344"/><text:span text:style-name="T9">.</text:span><text:span text:style-name="T66">”</text:span></text:p>
      <text:p text:style-name="P20"/>
      <text:p text:style-name="P62"><text:span text:style-name="T68">6</text:span><text:span text:style-name="T64">. </text:span><text:span text:style-name="T68">Cambiamos también un poco el sexto párrafo:</text:span></text:p>
      <text:p text:style-name="P21"/>
      <text:p text:style-name="P114"><text:span text:style-name="T68">“Deep learning offers adaptive alternatives to these traditional methods. </text:span><text:change-start text:change-id="ct99488585208560"/><text:span text:style-name="T68">For instance, </text:span><text:change-end text:change-id="ct99488585208560"/><text:span text:style-name="T68">CNNs are capable of modeling spatio-temporal structure,</text:span><text:change-start text:change-id="ct99488585208992"/><text:span text:style-name="T68"> that are present in real datasets of the above mentioned domains</text:span><text:change-end text:change-id="ct99488585208992"/><text:span text:style-name="T68"> </text:span><text:change text:change-id="ct99488585209680"/><text:span text:style-name="T68">. Preliminary work on synthetic time-series generation indicates potential</text:span><text:change-start text:change-id="ct99488585210544"/><text:span text:style-name="T68"> for SR</text:span><text:change-end text:change-id="ct99488585210544"/><text:span text:style-name="T68"> </text:span><text:span text:style-name="T62">\cite</text:span><text:span text:style-name="T68">{Brophy2023,IbarraFiallo2024}, but the lack of accessible, high-quality paired datasets remains a significant barrier to progress.”</text:span></text:p>
      <text:p text:style-name="P113"/>
      <text:p text:style-name="P113"/>
      <text:p text:style-name="P63"><text:span text:style-name="T69">7</text:span><text:span text:style-name="T64">. </text:span><text:span text:style-name="T69">En el séptimo párrafo propongo varios cambios. En particular, quitar los ejemplos que pones relacionados con áreas no estudiadas en el paper. Por favor, pon otros ejemplos relacionados con biomedicina, telecomunicaciones o áreas similares más afines a los datos reales con los que luego vamos a trabajar:</text:span></text:p>
      <text:p text:style-name="P22"/>
      <text:p text:style-name="P63"><text:span text:style-name="T69">“</text:span><text:span text:style-name="T10">Synthetic datasets offer one solution to this problem, allowing researchers to design reproducible training environments that reflect the </text:span><text:change text:change-id="ct99488585169456"/><text:change-start text:change-id="ct99488585136352"/><text:span text:style-name="T10">characteristics</text:span><text:change-end text:change-id="ct99488585136352"/><text:span text:style-name="T10"> of real-world signals. Prior studies have used synthetic data in domains such as </text:span><text:change text:change-id="ct99488585182096"/><text:change-start text:change-id="ct99488585216864"/><text:span text:style-name="T10"><text:s/>&lt;</text:span><text:span text:style-name="T42">PON OTROS EJEMPLOS MÁS RELACIONADOS CON BIOMEDICINA, TELECOMUNCIACIONES O SIMILAR, JUNTO CON SUS REFERENCIAS BIBLIOGRÁFICAS</text:span><text:span text:style-name="T10">&gt;</text:span><text:change-end text:change-id="ct99488585216864"/><text:span text:style-name="T10">, demonstrating that synthetic approaches can help simulate complexity while avoiding legal and practical restrictions associated with real-world data.</text:span><text:span text:style-name="T69">”</text:span></text:p>
      <text:p text:style-name="P22"/>
      <text:p text:style-name="P64"><text:span text:style-name="T70">8</text:span><text:span text:style-name="T64">. Le</text:span><text:span text:style-name="T70"> damos una vuelta al octavo párrafo, </text:span><text:span text:style-name="T96">sobre todo para incluir la doble aportación del dataset y su relevancia para el uso combinado con datos del mundo real</text:span><text:span text:style-name="T70">:</text:span></text:p>
      <text:p text:style-name="P23"/>
      <text:p text:style-name="P64"><text:span text:style-name="T70">“</text:span><text:span text:style-name="T11">To support research in super-resolution for time-series data, we present the Complex Signal Benchmark Dataset (CoSiBD). CoSiBD is a synthetic dataset composed of time-series signals with variable resolution, frequency characteristics, and noise levels. </text:span><text:change-start text:change-id="ct99488585180752"/><text:span text:style-name="T21">As it is designed to resemble real-world signals, </text:span><text:change-end text:change-id="ct99488585180752"/><text:change text:change-id="ct99488585223728"/><text:change-start text:change-id="ct99488585200544"/><text:span text:style-name="T21">our</text:span><text:change-end text:change-id="ct99488585200544"/><text:span text:style-name="T11"> dataset is intended </text:span><text:change-start text:change-id="ct99488585223968"/><text:span text:style-name="T21">with a double purpose: a) </text:span><text:change-end text:change-id="ct99488585223968"/><text:span text:style-name="T11">to provide a resource for training and evaluating </text:span><text:change-start text:change-id="ct99488585224896"/><text:span text:style-name="T21">deep learning </text:span><text:change-end text:change-id="ct99488585224896"/><text:span text:style-name="T11">SR models under controlled, reproducible conditions</text:span><text:change-start text:change-id="ct99488585225136"/><text:span text:style-name="T11">, </text:span><text:span text:style-name="T21">which can constitute a sort of benchmark for this problem; and b) a resource for training deep learning </text:span><text:change-end text:change-id="ct99488585225136"/><text:change-start text:change-id="ct99488585227312"/><text:span text:style-name="T22">m</text:span><text:change-end text:change-id="ct99488585227312"/><text:change-start text:change-id="ct99488585022544"/><text:span text:style-name="T22">odels to be used for SR</text:span><text:change-end text:change-id="ct99488585022544"/><text:change-start text:change-id="ct99488585227728"/><text:span text:style-name="T22"> of real-world signals (either directly or finetuning them with the real data), particularly in scenarios where real signals </text:span><text:change-end text:change-id="ct99488585227728"/><text:change-start text:change-id="ct99488585227968"/><text:span text:style-name="T22">are scarce and not enough for a complete training of those models</text:span><text:change-end text:change-id="ct99488585227968"/><text:span text:style-name="T11">. It includes non-stationary, piecewise-structured signals (via non-uniform interval partitioning with change-points), multiple levels of resolution and noise, a technical validation suite, and publicly available Python code to facilitate use. CoSiBD has been </text:span><text:change-start text:change-id="ct99488585228208"/><text:span text:style-name="T11">previously </text:span><text:change-end text:change-id="ct99488585228208"/><text:span text:style-name="T11">used in research presented at the International Conference on Signal Processing and Machine Learning~</text:span><text:span text:style-name="T57">\cite</text:span><text:span text:style-name="T11">{IbarraFiallo2024}</text:span><text:change-start text:change-id="ct99488585234272"/><text:span text:style-name="T11">, </text:span><text:span text:style-name="T12">with good prelimary results for signal reconstruction using deep learning</text:span><text:span text:style-name="T11">. </text:span><text:change-end text:change-id="ct99488585234272"/><text:change text:change-id="ct99488585243280"/><text:change-start text:change-id="ct99488585243728"/><text:span text:style-name="T11">CoSiBD</text:span><text:change-end text:change-id="ct99488585243728"/><text:span text:style-name="T11"> is made available to support further development in deep learning approaches for temporal super-resolution.</text:span><text:span text:style-name="T70">”</text:span></text:p>
      <text:p text:style-name="P23"><text:soft-page-break/></text:p>
      <text:p text:style-name="P65"><text:span text:style-name="T71">9</text:span><text:span text:style-name="T64">. </text:span><text:span text:style-name="T71">Mete un salto de página entre el párrafo “To support research in super-resolution …” y el párrafo “To further position CoSiBD”.</text:span></text:p>
      <text:p text:style-name="P24"/>
      <text:p text:style-name="P66"><text:span text:style-name="T63">10. </text:span><text:span text:style-name="T72">Le damos una vuelta al párrafo que empieza por “To further position”;</text:span></text:p>
      <text:p text:style-name="P25"/>
      <text:p text:style-name="P67"><text:span text:style-name="T72">“</text:span><text:span text:style-name="T13">To further position CoSiBD with respect to existing public synthetic time-series resources, we summarize</text:span><text:change-start text:change-id="ct99488585252832"/><text:span text:style-name="T13"> in the next subsection</text:span><text:change-end text:change-id="ct99488585252832"/><text:span text:style-name="T13"> representative datasets and simulators and highlight the practical gap addressed by our </text:span><text:change text:change-id="ct99488585238896"/><text:change-start text:change-id="ct99488585253072"/><text:span text:style-name="T13">approach</text:span><text:change-end text:change-id="ct99488585253072"/><text:span text:style-name="T13">.</text:span><text:span text:style-name="T72">”</text:span></text:p>
      <text:p text:style-name="P26"/>
      <text:p text:style-name="P68"><text:span text:style-name="T72">1</text:span><text:span text:style-name="T63">1. Algunas sugerencias para el primer párrafo de la subsección “Related synthetic …”:</text:span></text:p>
      <text:p text:style-name="P27"/>
      <text:p text:style-name="P70"><text:span text:style-name="T73">“</text:span><text:span text:style-name="T8">Publicly available synthetic resources for temporal signals exist, but they are typically designed for tasks other than time-series </text:span><text:change text:change-id="ct99488585253312"/><text:change-start text:change-id="ct99488585257232"/><text:span text:style-name="T14">SR</text:span><text:change-end text:change-id="ct99488585257232"/><text:span text:style-name="T8">, or they target a specific domain. In wireless communications, the RadioML family provides large collections of synthetic complex I/Q sequences with varying SNR</text:span><text:change-start text:change-id="ct99488585257472"/><text:span text:style-name="T8"> </text:span><text:span text:style-name="T14">(Signal-to-noise ratio)</text:span><text:change-end text:change-id="ct99488585257472"/><text:span text:style-name="T8"> and channel impairments, mainly to benchmark automatic modulation classification rather than paired SR reconstruction </text:span><text:span text:style-name="T54">\cite</text:span><text:span text:style-name="T8">{oshea2016grcon,deepsig_datasets,deepsig_radioml2018}. In biomedical signal processing, physiological simulators such as ECGSYN (</text:span><text:change text:change-id="ct99488585225520"/><text:change-start text:change-id="ct99488585185680"/><text:span text:style-name="T14">electrocardiography</text:span><text:change-end text:change-id="ct99488585185680"/><text:span text:style-name="T8">) and SEREEGA (EEG) enable controlled generation with tunable morphology, sampling settings, and noise, supporting method development when real data access is constrained </text:span><text:span text:style-name="T54">\cite</text:span><text:span text:style-name="T8">{mcsharry2003ecg,ecgsyn_physionet,krol2018sereega}. In power systems, LoadGAN provides multi-resolution generation of load time series across sampling rates and time horizons (from sub-second to long-term scales), but it is not distributed as a standardized paired SR benchmark </text:span><text:span text:style-name="T54">\cite</text:span><text:span text:style-name="T8">{pinceti2021loadgan}. Domain-specific paired low-/high-resolution training data can also be produced via physical forward modeling, e.g., low- and high-resolution 1D seismic traces for learning-based resolution enhancement </text:span><text:span text:style-name="T54">\cite</text:span><text:span text:style-name="T8">{yuan2024seismic}.</text:span><text:span text:style-name="T73">”</text:span></text:p>
      <text:p text:style-name="P27"/>
      <text:p text:style-name="P69"><text:span text:style-name="T72">1</text:span><text:span text:style-name="T76">2</text:span><text:span text:style-name="T63">. </text:span><text:span text:style-name="T74">Al último párrafo (“Table 1 summarizes …”) le veo </text:span><text:span text:style-name="T78">varios</text:span><text:span text:style-name="T74"> problemas que te pido abordar:</text:span></text:p>
      <text:p text:style-name="P28"/>
      <text:p text:style-name="P71"><text:span text:style-name="T63">1</text:span><text:span text:style-name="T76">2</text:span><text:span text:style-name="T63">.1) Falta una explicación más profunda de todas y cada una de las columnas de la tabla y un comentario al contenido de la misma, aunque sea breve.</text:span></text:p>
      <text:p text:style-name="P28"/>
      <text:p text:style-name="P71"><text:span text:style-name="T63">1</text:span><text:span text:style-name="T76">2</text:span><text:span text:style-name="T63">.2) Al final del párrafo, cuando dices “… across multiple dificulty levels”, no queda claro a que se refiere “dificulty”. Hay que explicarlo mejor. Entiendo que te refieres a que hay diferentes niveles de degradación en las señales y cada vez eso hace que la reconstrucción sea más compleja. Hay que explicarlo porque no se entiende bien.</text:span></text:p>
      <text:p text:style-name="P28"/>
      <text:p text:style-name="P29">12.3) Hay una nota al pie para explicar qué significa “Configurable”. Quita esa nota al pie porque se confunde con las referencias y explica eso en el cuerpo principal del paper.</text:p>
      <text:p text:style-name="P29"/>
      <text:p text:style-name="P31">12.4) Hay dos acrónimos LR y HR que no está definidos. Pon algo así:</text:p>
      <text:p text:style-name="P31"/>
      <text:p text:style-name="P76"><text:span text:style-name="T63">“… (i) multi-factor paired LR-HR</text:span><text:change-start text:change-id="ct99488585029856"/><text:span text:style-name="T63">(Low Resolution – High Resolution)</text:span><text:change-end text:change-id="ct99488585029856"/><text:span text:style-name="T63"> signals ...”</text:span></text:p>
      <text:p text:style-name="P28"/>
      <text:p text:style-name="P28"/>
      <text:p text:style-name="P7">METHODS</text:p>
      <text:p text:style-name="P32"/>
      <text:p text:style-name="P34">1. Vamos a rehacer la primera oración:</text:p>
      <text:p text:style-name="P34"/>
      <text:p text:style-name="P80"><text:span text:style-name="T63">“… that constitute the CoSiBD dataset is illustrated in Figure 1</text:span><text:change-start text:change-id="ct99488585196336"/><text:span text:style-name="T63">, and will be explained later</text:span><text:change-end text:change-id="ct99488585196336"/><text:span text:style-name="T63">.”</text:span></text:p>
      <text:p text:style-name="P36"/>
      <text:p text:style-name="P74"><text:span text:style-name="T80">2</text:span><text:span text:style-name="T63">. Deja un salto de línea entre el primer párrafo (“The methodoloy used to …”) y el siguiente subapartado (“Design rationale inspired by real signals”)</text:span></text:p>
      <text:p text:style-name="P36"/>
      <text:p text:style-name="P74"><text:span text:style-name="T80">3</text:span><text:span text:style-name="T63">. </text:span><text:span text:style-name="T77">La primera oración de la subsección “Design rationale inspired by real signals” no me gusta nada. Vamos a rehacerla:</text:span></text:p>
      <text:p text:style-name="P30"/>
      <text:p text:style-name="P75"><text:span text:style-name="T77">“</text:span><text:change text:change-id="ct99488585022912"/><text:change-start text:change-id="ct99488585272256"/><text:span text:style-name="T16">It is important to note that one of the main applications of the proposed dataset </text:span><text:change-end text:change-id="ct99488585272256"/><text:change-start text:change-id="ct99488585175600"/><text:span text:style-name="T16">will be the </text:span><text:change-end text:change-id="ct99488585175600"/><text:change-start text:change-id="ct99488585183344"/><text:span text:style-name="T16">training of deep learning models to be used for SR purposes in other real-world datasets, like, for instance, physiological or speech signals. Therefore, there is a need for our dataset to resemble </text:span><text:change-end text:change-id="ct99488585183344"/><text:change-start text:change-id="ct99488585273824"/><text:span text:style-name="T16">real-world data</text:span><text:change-end text:change-id="ct99488585273824"/><text:span text:style-name="T16">. In particular, real signals exhibit (i) non-stationary regime changes, (ii) coexisting low- and high-frequency components with intermittent transients, (iii) smooth amplitude-envelope evolution, and (iv) slow baseline drift and measurement noise. CoSiBD instantiates these properties via non-uniform interval partitioning with change-points, separate low/high-frequency bands, spline-based envelopes and frequency profiles, and explicit offset/noise terms. Figure~</text:span><text:span text:style-name="T58">\ref</text:span><text:span text:style-name="T16">{fig:design_rationale_motivations} provides qualitative examples of these motivating properties</text:span><text:change-start text:change-id="ct99488585033232"/><text:span text:style-name="T16"> found in real-world time series</text:span><text:change-end text:change-id="ct99488585033232"/><text:span text:style-name="T16">; the </text:span><text:change-start text:change-id="ct99488585198176"/><text:span text:style-name="T16">main </text:span><text:change-end text:change-id="ct99488585198176"/><text:span text:style-name="T16">goal</text:span><text:change-start text:change-id="ct99488585276800"/><text:span text:style-name="T16"> of our dataset</text:span><text:change-end text:change-id="ct99488585276800"/><text:span text:style-name="T16"> is to</text:span><text:change-start text:change-id="ct99488585279520"/><text:span text:style-name="T16"> be able to</text:span><text:change-end text:change-id="ct99488585279520"/><text:span text:style-name="T16"> capture challenging structure for SR benchmarking rather than match a specific domain distribution.</text:span><text:span text:style-name="T77">”</text:span></text:p>
      <text:p text:style-name="P29"/>
      <text:p text:style-name="P77"><text:span text:style-name="T80">4</text:span><text:span text:style-name="T77">. </text:span><text:span text:style-name="T79">Tras el párrafo anterior, t</text:span><text:span text:style-name="T63">ienes que </text:span><text:span text:style-name="T79">añadir un párrafo amplio para </text:span><text:span text:style-name="T63">explicar mejor la figura 2. Hay que mejorarla así:</text:span></text:p>
      <text:p text:style-name="P37"/>
      <text:p text:style-name="P77"><text:span text:style-name="T80">4</text:span><text:span text:style-name="T63">.1) Cada una de las cuatro figuras de la figura 2 debe ir etiquetada con A), B), C) y D) para poder referirte bien en el texto a cada una de esas subfiguras.</text:span></text:p>
      <text:p text:style-name="P77"><text:span text:style-name="T80">4</text:span><text:span text:style-name="T63">.2) Tienes que explicar en el texto de donde has sacado cada subfigura, de donde viene esa serie temporal y poner una referencia al artículo o dataset de donde has sacado es información</text:span></text:p>
      <text:p text:style-name="P77"><text:span text:style-name="T80">4</text:span><text:span text:style-name="T63">.3) Tienes que explicar cada una de esas 4 subfiguras, indicando lo que quieres ejemplificar en cada una de ellas, </text:span><text:span text:style-name="T79">qué aspecto concreto se muestra en cada figura que luego tú has usado para diseñar tu dataset</text:span></text:p>
      <text:p text:style-name="P77"><text:span text:style-name="T80">4</text:span><text:span text:style-name="T63">.4) No pongas la explicación a la figura en el “caption” de la figura. Pon la explicación de la figura en el cuerpo principal del artículo.</text:span></text:p>
      <text:p text:style-name="P39">4.5) La figura superior izquierda no tiene unidades en el eje horizontal</text:p>
      <text:p text:style-name="P28"/>
      <text:p text:style-name="P81"><text:span text:style-name="T63">5. El punto 7 de la metodología (Noise injection) es muy importante. Los revisores han incidido mucho en él y han pedido documentar bien el tema del ruido. Apenas hay 3 líneas. Creo que </text:span><text:span text:style-name="T109">hay que explicarlo más a fondo el tema del ruido</text:span><text:span text:style-name="T63">.</text:span></text:p>
      <text:p text:style-name="P39"/>
      <text:p text:style-name="P40">6. Hay un momento donde te refieres a la figura 3 y dices “Figure 3 illustrates …”. Ahí debes explicar mucho mejor la figura 3, del siguiente modo:</text:p>
      <text:p text:style-name="P40"/>
      <text:p text:style-name="P78"><text:span text:style-name="T81">6</text:span><text:span text:style-name="T63">.1) Cada una de las cuatro figuras de la figura </text:span><text:span text:style-name="T81">3</text:span><text:span text:style-name="T63"> debe ir etiquetada con A), B), C) y D) para poder referirte bien en el texto a cada una de esas subfiguras.</text:span></text:p>
      <text:p text:style-name="P78"><text:span text:style-name="T81">6</text:span><text:span text:style-name="T63">.2) Tienes que explicar en el texto de donde has sacado cada subfigura y poner una referencia al artículo o dataset de donde has sacado es información</text:span></text:p>
      <text:p text:style-name="P78"><text:soft-page-break/><text:span text:style-name="T81">6</text:span><text:span text:style-name="T63">.3) Tienes que explicar cada una de esas 4 subfiguras, indicando lo que quieres ejemplificar en cada una de ellas, </text:span><text:span text:style-name="T81">qué aspecto concreto quieres ilustrar de cada una de ellas que motiva tus decisiones adoptadas.</text:span></text:p>
      <text:p text:style-name="P78"><text:span text:style-name="T81">6</text:span><text:span text:style-name="T63">.4) No pongas la explicación a la figura en el “caption” de la figura. Pon la explicación de la figura en el cuerpo principal del artículo.</text:span></text:p>
      <text:p text:style-name="P38"/>
      <text:p text:style-name="P41">7. Deja una línea en blanco de separación entre las subsecciones “Rationale for structured …” y “Sampling units …”</text:p>
      <text:p text:style-name="P41"/>
      <text:p text:style-name="P43">8. Al final del primer párrafo de la subseccion “Sampling units …” propongo el siguiente cambio:</text:p>
      <text:p text:style-name="P43"/>
      <text:p text:style-name="P82"><text:span text:style-name="T82">“...</text:span><text:span text:style-name="T5"> Consequently, any band-specific interpretation in Hz (e.g., ``low/high'' frequency ranges) should be understood under the chosen $T$; changing $T$ rescales all reported Hz values while preserving the underlying discrete sequences, which is a key feature of CoSiBD's </text:span><text:change text:change-id="ct99488585290672"/><text:span text:style-name="T5">design.</text:span><text:span text:style-name="T82">”</text:span></text:p>
      <text:p text:style-name="P43"/>
      <text:p text:style-name="P83"><text:span text:style-name="T82">9. </text:span><text:span text:style-name="T63">Hay que mejorar la Figura 4 del siguiente modo:</text:span></text:p>
      <text:p text:style-name="P79"><text:span text:style-name="T83">9</text:span><text:span text:style-name="T63">.1) Cada una de las </text:span><text:span text:style-name="T83">seis</text:span><text:span text:style-name="T63"> figuras de la figura </text:span><text:span text:style-name="T83">4</text:span><text:span text:style-name="T63"> debe ir etiquetada con A), B), C) ... para poder referirte bien en el texto a cada una de esas subfiguras.</text:span></text:p>
      <text:p text:style-name="P79"><text:span text:style-name="T83">9</text:span><text:span text:style-name="T63">.2) Tienes que </text:span><text:span text:style-name="T83">aclarar</text:span><text:span text:style-name="T63"> en el texto de donde has sacado cada subfigura </text:span><text:span text:style-name="T83">(entiendo que son propias de nuestro dataset, pero no queda claro)</text:span></text:p>
      <text:p text:style-name="P79"><text:span text:style-name="T83">9</text:span><text:span text:style-name="T63">.3) Tienes que explicar cada una de esas </text:span><text:span text:style-name="T83">6</text:span><text:span text:style-name="T63"> subfiguras, indicando lo que quieres ejemplificar en cada una de ellas, </text:span><text:span text:style-name="T81">qué aspecto concreto quieres ilustrar de cada una de ellas </text:span><text:span text:style-name="T83">según la idea que quieres transmitir</text:span><text:span text:style-name="T81">.</text:span></text:p>
      <text:p text:style-name="P79"><text:span text:style-name="T83">9</text:span><text:span text:style-name="T63">.4) No pongas la explicación a la figura en el “caption” de la figura. Pon la explicación de la figura en el cuerpo principal del artículo.</text:span></text:p>
      <text:p text:style-name="P47"/>
      <text:p text:style-name="P44">10. <text:span text:style-name="T123">Directamente quita</text:span> el último párrafo, el que empieza por “The parameters that govern each step …”. En ese párrafo se habla de parámetros y del SignalBuilderC. Ambas cosas se explican más adelante <text:span text:style-name="T123">con más detalle</text:span>, así que veo repetitivo hablar de esto aquí. Por favor, elimina ese párrafo.</text:p>
      <text:p text:style-name="P44"/>
      <text:p text:style-name="P12">DATA RECORDS</text:p>
      <text:p text:style-name="P33"/>
      <text:p text:style-name="P35">1. <text:span text:style-name="T124">Vamos a darle una vuelta al primer párrafo:</text:span></text:p>
      <text:p text:style-name="P35"/>
      <text:p text:style-name="P84"><text:span text:style-name="T80">“</text:span><text:span text:style-name="T5">The Complex Signal Benchmark Dataset (CoSiBD) is publicly available on Zenodo</text:span><text:span text:style-name="T53">\cite</text:span><text:span text:style-name="T5">{cosibd_zenodo_2025} and consists of synthetic temporal signals</text:span><text:change-start text:change-id="ct99488585273584"/><text:span text:style-name="T5">, </text:span><text:span text:style-name="T35">mainly</text:span><text:change-end text:change-id="ct99488585273584"/><text:span text:style-name="T5"> created to support the development and evaluation of temporal super-resolution (SR) algorithms</text:span><text:change-start text:change-id="ct99488585282656"/><text:span text:style-name="T5">, </text:span><text:span text:style-name="T35">and also to tra</text:span><text:change-end text:change-id="ct99488585282656"/><text:change-start text:change-id="ct99488585322912"/><text:span text:style-name="T35">in deep learning models that can be used for SR in real-world signals</text:span><text:change-end text:change-id="ct99488585322912"/><text:span text:style-name="T5">. This section provides an overview of the dataset structure, content, and storage format</text:span><text:change-start text:change-id="ct99488585323184"/><text:span text:style-name="T5">, </text:span><text:span text:style-name="T35">as well as the parameters that </text:span><text:change-end text:change-id="ct99488585323184"/><text:change-start text:change-id="ct99488585329328"/><text:span text:style-name="T35">rule the generation of data and the metadata that enrich our dataset</text:span><text:change-end text:change-id="ct99488585329328"/><text:span text:style-name="T5">.</text:span><text:span text:style-name="T80">”</text:span></text:p>
      <text:p text:style-name="P35"/>
      <text:p text:style-name="P45">2. Cuando explicas las los dos tipos de señales, le vamos a dar una vuelta:</text:p>
      <text:p text:style-name="P45"/>
      <text:p text:style-name="P85"><text:span text:style-name="T84">“</text:span><text:span text:style-name="T5">\begin{itemize}</text:span></text:p>
      <text:p text:style-name="P118"/>
      <text:p text:style-name="P117"><text:span text:style-name="T52">\item</text:span> \textbf{<text:span text:style-name="T121">High-resolution signals</text:span>}: 2,500 signals with 5,000 samples each, spanning the domain <text:change-start text:change-id="ct99488585336672"/><text:span text:style-name="T125">T = </text:span><text:change-end text:change-id="ct99488585336672"/>[0, 4$\pi$]<text:change-start text:change-id="ct99488585336432"/> <text:span text:style-name="T125">(s)</text:span><text:change-end text:change-id="ct99488585336432"/><text:change-start text:change-id="ct99488585337952"/><text:span text:style-name="T125">, which, under the illustrative convention used, corresponds to </text:span>$f_s = <text:span text:style-name="T122">5000</text:span>/(<text:span text:style-name="T122">4</text:span>\pi) \approx <text:span text:style-name="T122">398</text:span>$\,Hz<text:change-end text:change-id="ct99488585337952"/>. Each signal is stored in three formats: NumPy compressed format (.npz), plain text (.txt), and JSON (.json). Per-signal metadata (frequency profiles with explicit change-points (\texttt{base\_points} and \texttt{high\_freq\_points}) and segment labels (\texttt{variation\_type}), amplitude envelopes, spline parameters, vertical offsets, noise configurations, and random seeds) is provided in a consolidated JSON file (\texttt{signals\_metadata.json}) with one entry per signal, enabling exact regeneration.</text:p>
      <text:p text:style-name="P116"/>
      <text:p text:style-name="P117"><text:span text:style-name="T52">\item</text:span> \textbf{<text:span text:style-name="T121">Simple subsampled signals</text:span>}: Uniform decimation (uniform subsampling) of each signal to four target resolutions<text:change-start text:change-id="ct99488585312240"/>:<text:change-end text:change-id="ct99488585312240"/> <text:change text:change-id="ct99488585340672"/>150<text:change-start text:change-id="ct99488585340912"/> <text:span text:style-name="T125">(</text:span><text:change-end text:change-id="ct99488585340912"/><text:change-start text:change-id="ct99488585341872"/>illustrative $f_s \approx <text:span text:style-name="T122">11.9</text:span>$\,Hz for $T=<text:span text:style-name="T122">4</text:span>\pi$\,s<text:change-end text:change-id="ct99488585341872"/><text:change-start text:change-id="ct99488585342512"/><text:span text:style-name="T125">)</text:span><text:change-end text:change-id="ct99488585342512"/>, 250<text:change-start text:change-id="ct99488585343152"/> <text:span text:style-name="T125">(</text:span><text:change-end text:change-id="ct99488585343152"/><text:change-start text:change-id="ct99488585343888"/>illustrative $f_s \approx <text:span text:style-name="T122">19.9</text:span>$\,Hz for $T=<text:span text:style-name="T122">4</text:span>\pi$\,s<text:change-end text:change-id="ct99488585343888"/><text:change-start text:change-id="ct99488585344128"/><text:span text:style-name="T125">)</text:span><text:change-end text:change-id="ct99488585344128"/>, 500<text:change-start text:change-id="ct99488585345808"/> <text:span text:style-name="T125">(</text:span>illustrative $f_s \approx <text:span text:style-name="T122">39.8</text:span>$\,Hz for $T=<text:span text:style-name="T122">4</text:span>\pi$\,s<text:span text:style-name="T125">)</text:span><text:change-end text:change-id="ct99488585345808"/>, and 1,000 samples<text:change-start text:change-id="ct99488585350720"/> <text:span text:style-name="T125">(</text:span>illustrative $f_s \approx <text:span text:style-name="T122">79.6</text:span>$\,Hz for $T=<text:span text:style-name="T122">4</text:span>\pi$\,s<text:span text:style-name="T125">)</text:span><text:change-end text:change-id="ct99488585350720"/><text:change text:change-id="ct99488585351248"/>. These low-resolution versions serve as inputs for SR benchmarking against the original 5,000-sample target. Stored in .npz, .txt, and .json formats.</text:p>
      <text:p text:style-name="P116">\end{itemize}</text:p>
      <text:p text:style-name="P45">”</text:p>
      <text:p text:style-name="P45"/>
      <text:p text:style-name="P46">3. Rehacemos el siguiente párrafo:</text:p>
      <text:p text:style-name="P46"/>
      <text:p text:style-name="P86"><text:span text:style-name="T85">“</text:span><text:span text:style-name="T5">Reproducibility is ensured through documented </text:span><text:change text:change-id="ct99488585048016"/><text:span text:style-name="T5">seeds: each high-resolution signal is generated using a unique seed (ranging from 10,000 to 12,499), enabling exact regeneration of individual signals or the entire dataset. All generation parameters</text:span><text:change-start text:change-id="ct99488538271040"/><text:span text:style-name="T5"> </text:span><text:span text:style-name="T36">(described later in detail)</text:span><text:change-end text:change-id="ct99488538271040"/><text:span text:style-name="T5"> are stored in metadata JSON files, including: (1) frequency profile parameters---tau\_frequency values from uniform distribution [1, 2] with 0.05 step; (2) amplitude envelope parameters---tau\_amplitude from \{1, 3, 5, 8, 10, 12, 15, 20\} for tension splines, or zero-order step functions (70\% probability); (3) vertical offsets---normally distributed (mean=0, SD=3.0); and (4) noise configurations---50\% probability of Gaussian or structured noise.</text:span><text:span text:style-name="T85">”</text:span></text:p>
      <text:p text:style-name="P46"/>
      <text:p text:style-name="P87"><text:span text:style-name="T85">4. </text:span><text:span text:style-name="T63">Retocamos un poco el siguiente párrafo:</text:span></text:p>
      <text:p text:style-name="P48"/>
      <text:p text:style-name="P88"><text:span text:style-name="T86">“</text:span><text:span text:style-name="T8">The dataset is provided as consolidated files under \texttt{SignalBuilderC/data/}. High-resolution signals are stored as \texttt{signals\_\allowbreak high\_\allowbreak resolution\_\allowbreak 5000.[npz|txt|json]}. Simple subsampled (decimated) signals are stored as \texttt{signals\_\allowbreak subsampled\_\allowbreak simple\_\allowbreak \{150,250,500,1000\}.[npz|txt|json]}. Dataset-level metadata</text:span><text:change-start text:change-id="ct99488585045808"/><text:span text:style-name="T8"> </text:span><text:span text:style-name="T17">(described later in detail)</text:span><text:change-end text:change-id="ct99488585045808"/><text:span text:style-name="T8"> </text:span><text:soft-page-break/><text:span text:style-name="T8">and configuration are stored in \texttt{signals\_\allowbreak metadata.json}</text:span><text:change-start text:change-id="ct99488585046176"/><text:span text:style-name="T8"> </text:span><text:span text:style-name="T17">(per-signal metadata, one entry per signal)</text:span><text:change-end text:change-id="ct99488585046176"/><text:span text:style-name="T8">, \texttt{signals\_\allowbreak metadata\_\allowbreak consolidated\_\allowbreak 2500.json}, and \texttt{dataset\_\allowbreak summary.json}.</text:span><text:span text:style-name="T86">”</text:span></text:p>
      <text:p text:style-name="P48"/>
      <text:p text:style-name="P48">5. El último párrafo, el que comienza por “Each signal is stored in three formats …” lo veo repetitivo con cosas que se han dicho ya y debes quitarlo.</text:p>
      <text:p text:style-name="P48"/>
      <text:p text:style-name="P48">6. A lo sumo, propongo tomar esas ideas y ponerlas en un nuevo párrafo justo antes del párrafo de “Reproducibility is ensured through …”. Ese nuevo párrafo podría ser algo así:</text:p>
      <text:p text:style-name="P48"/>
      <text:p text:style-name="P88"><text:span text:style-name="T86">“</text:span><text:change-start text:change-id="ct99488585046544"/><text:span text:style-name="T86">Regarding the three formats used for both high-resolution and subsampled signals, we provide here some additional information for each format</text:span><text:span text:style-name="T17">: (1) NumPy compressed format (.npz) containing the signal array, time array, and (for high-resolution only) clean signal without noise; (2) consolidated plain text format (.txt) with one signal per row (samples separated by whitespace) for maximum portability; and (3) JSON format (.json) with both time and signal arrays for web-based applications and interoperability.</text:span><text:change-end text:change-id="ct99488585046544"/><text:span text:style-name="T86">”</text:span></text:p>
      <text:p text:style-name="P48"/>
      <text:p text:style-name="P89"><text:span text:style-name="T86">7. </text:span><text:span text:style-name="T63">En la subsección “Metadata schema and example”, propongo varias mejoras:</text:span></text:p>
      <text:p text:style-name="P49"/>
      <text:p text:style-name="P49">7.1) En la tabla 2, hay que poner una columna para el tipo y otra diferente para el ejemplo.</text:p>
      <text:p text:style-name="P49">7.2) Hay alguna fila en la que el texto de la primera columna se mete en la segunda columna.</text:p>
      <text:p text:style-name="P49">7.3) Intenta añadir un nuevo párrafo explicando un poco la tabla, sus columnas, … <text:s/>(al menos las más importantes). <text:span text:style-name="T116">LO MÁS IMPORTANTE, DEBES EXPLICAR LOS TIPOS DE ETIQUETAS QUE PONES EN CADA SEGMENTO PARA DESCRIBIR </text:span><text:span text:style-name="T117">LA TIPOLOGÍA COMPLETA</text:span><text:span text:style-name="T116"> DE SEGMENTOS HAY. Esto es FUNDAMENTAL.</text:span></text:p>
      <text:p text:style-name="P49">7.4) Importantísimo, hay que explicar el ejemplo de metadatos que presentas. Tienes que poner un párrafo explicando ese ejemplo, los diferentes metadatos que hay, sus valores, <text:span text:style-name="T129">qué tipo de segmento estás representando,</text:span> etc.</text:p>
      <text:p text:style-name="P58">7.5) También muy importante, intenta dibujar una serie temporal donde se vea un segmento que se corresponda con ese ejemplo de metadatos que has puesto.</text:p>
      <text:p text:style-name="P49"/>
      <text:p text:style-name="P49">8. Con lo que hemos cambiado anteriormente, puedes eliminar ya todo lo que va desde “The following resolutions levels are …” hasta “- 150 samples (illustrative … 4 pi s)”.</text:p>
      <text:p text:style-name="P49"/>
      <text:p text:style-name="P89"><text:span text:style-name="T63">9. </text:span><text:span text:style-name="T87">Antes del párrafo “Table 3 outlines the main parameters used in …” mete un título de subsección llamado “Parameters for signal generation”.</text:span></text:p>
      <text:p text:style-name="P50"/>
      <text:p text:style-name="P51">10. Le damos una vuelta a ese primer párrafo de esa nueva subsección:</text:p>
      <text:p text:style-name="P51"/>
      <text:p text:style-name="P90"><text:span text:style-name="T87">“</text:span><text:span text:style-name="T8">\noindent </text:span><text:change-start text:change-id="ct99488585047280"/><text:span text:style-name="T18">As we anticipated before, our dataset is generated based on some parameters, that are outlined in </text:span><text:change-end text:change-id="ct99488585047280"/><text:span text:style-name="T8">Table~</text:span><text:span text:style-name="T54">\ref</text:span><text:span text:style-name="T8">{tab:Parameter}</text:span><text:change text:change-id="ct99488585046912"/><text:span text:style-name="T8">. Each high-resolution signal was generated with a unique </text:span><text:change text:change-id="ct99488585047648"/><text:span text:style-name="T8">seed (10,000--12,499) and </text:span><text:change text:change-id="ct99488585347920"/><text:span text:style-name="T8"><text:s/>sampled parameter values within the defined ranges, supporting diversity while maintaining reproducibility.</text:span><text:span text:style-name="T87">”</text:span></text:p>
      <text:p text:style-name="P51"/>
      <text:p text:style-name="P51">11. Vamos a cambiar un poco toda la parte final de la explicación de los parámetros:</text:p>
      <text:p text:style-name="P51"/>
      <text:p text:style-name="P91"><text:span text:style-name="T87">“</text:span><text:span text:style-name="T8">To explicitly characterize dataset diversity and complexity, CoSiBD spans multiple controlled axes of variation (Table~</text:span><text:span text:style-name="T54">\ref</text:span><text:span text:style-name="T8">{tab:Parameter}), including the number and location of change points, categorical transition types, low/high frequency bands, and amplitude-envelope configurations. The resulting variability is visible in representative realizations (Figures~</text:span><text:span text:style-name="T54">\ref</text:span><text:span text:style-name="T8">{fig:amplitud} and~</text:span><text:span text:style-name="T54">\ref</text:span><text:span text:style-name="T8">{fig:simples})</text:span><text:change text:change-id="ct99488585377456"/><text:soft-page-break/><text:span text:style-name="T8">. While the dataset is synthetic and not fitted to match a single domain-specific distribution, these controlled variations provide reproducible coverage of common real-world time-series phenomena such as non-stationarity, transient high-frequency events, and additive noise.</text:span><text:change text:change-id="ct99488585383792"/><text:span text:style-name="T18"> Figure~</text:span><text:span text:style-name="T59">\ref</text:span><text:span text:style-name="T18">{fig:amplitud} shows a representative signal from the dataset sampled at different resolution levels, as well as a version with added noise. This illustrates the variety of sampling and noise conditions included in CoSiBD.</text:span><text:change text:change-id="ct99488585386128"/><text:span text:style-name="T18"> Figure~</text:span><text:span text:style-name="T59">\ref</text:span><text:span text:style-name="T18">{fig:simples} displays four additional synthetic signals generated using different configuration parameters. These examples demonstrate the variability in temporal structure across instances in the dataset.</text:span><text:span text:style-name="T87">”</text:span></text:p>
      <text:p text:style-name="P52"/>
      <text:p text:style-name="P95"><text:span text:style-name="T87">1</text:span><text:span text:style-name="T63">2. Justo después del párrafo anterior, debes meter un párrafo donde expliques que hay una funcionalidad con la que el usuario puede generarse su propio dataset con los valores de parámetros que el usuario desee ofrecer. Explica cómo funciona ese comando y pon una figura nueva (captura de pantalla) donde haya </text:span><text:span text:style-name="T109">un ejemplo de esa línea de comandos con el comando para crearlos y algunos parámetros de ejemplo</text:span><text:span text:style-name="T63">. En el texto del artículo explica bien esa figura nueva.</text:span></text:p>
      <text:p text:style-name="P52"/>
      <text:p text:style-name="P92"><text:span text:style-name="T87">1</text:span><text:span text:style-name="T88">3</text:span><text:span text:style-name="T63">. Quita el pequeño párrafo del final “The full dataset is hosted in Zenodo … structured folders”. Ya has puesto al principio de la sección la referencia, que es la forma correcta de hacerlo. Este párrafito aquí ya queda repetitivo.</text:span></text:p>
      <text:p text:style-name="P53"/>
      <text:p text:style-name="P93"><text:span text:style-name="T63">1</text:span><text:span text:style-name="T88">4</text:span><text:span text:style-name="T63">. Antes de todo eso, creo que deberías explicar un poco más la tabla 3, explicando un poco cada uno de los parámetros. </text:span><text:span text:style-name="T112">Debes indicar que los valores por defecto mostrados en la tabla son los que se han usado para generar el dataset que hay depositado en Zenodo</text:span><text:span text:style-name="T97">.</text:span></text:p>
      <text:p text:style-name="P54"/>
      <text:p text:style-name="P55">15. <text:span text:style-name="T132">Por cierto, al hilo del comentario anterior, d</text:span>ebes indicar en la tabla 3 una nueva columna para el valor por defecto de cada parámetro.</text:p>
      <text:p text:style-name="P54"/>
      <text:p text:style-name="P94"><text:span text:style-name="T63">1</text:span><text:span text:style-name="T88">6</text:span><text:span text:style-name="T63">. Las figuras 5 y 6 no tienen títulos en los ejes (vertical ni horizontal) ni unidades. </text:span><text:span text:style-name="T88">Pónselos, por favor.</text:span></text:p>
      <text:p text:style-name="P56"/>
      <text:p text:style-name="P56"/>
      <text:p text:style-name="P13">TECHNICAL VALIDATION</text:p>
      <text:p text:style-name="P14"/>
      <text:p text:style-name="P57">1. <text:span text:style-name="T126">Se hace necesario rehacer el primer párrafo que explica esta sección, ya que ahora hay más cosas. Puede quedar algo así:</text:span></text:p>
      <text:p text:style-name="P57"/>
      <text:p text:style-name="P96"><text:span text:style-name="T89">“</text:span><text:span text:style-name="T5">This section </text:span><text:change-start text:change-id="ct99488585408752"/><text:span text:style-name="T37">first </text:span><text:change-end text:change-id="ct99488585408752"/><text:span text:style-name="T5">evaluates the </text:span><text:change text:change-id="ct99488585382400"/><text:change-start text:change-id="ct99488585275312"/><text:span text:style-name="T37">dataset proposed</text:span><text:change-end text:change-id="ct99488585275312"/><text:span text:style-name="T5"> by analyzing spectral properties under different conditions, including the distribution of dominant frequencies, spectral stability across sampling rates, and the effect of noise. These analyses aim to assess variability and stability under the reported settings, and to document the dataset's behavior for reproducible use. </text:span><text:change text:change-id="ct99488585385008"/><text:change-start text:change-id="ct99488585389504"/><text:span text:style-name="T37">Second, we present the results of an study of the </text:span><text:change-end text:change-id="ct99488585389504"/><text:change-start text:change-id="ct99488585384320"/><text:span text:style-name="T37">application of CNN for SR purpose using our dataset</text:span><text:change-end text:change-id="ct99488585384320"/><text:change-start text:change-id="ct99488585383392"/><text:span text:style-name="T37">, and also the results of a series of experiment where CNNs are trained with our synthetic</text:span><text:change-end text:change-id="ct99488585383392"/><text:change-start text:change-id="ct99488585382640"/><text:span text:style-name="T37"> data and validated for reconstructing real-world signals of two different domains.</text:span><text:change-end text:change-id="ct99488585382640"/><text:span text:style-name="T89">”</text:span></text:p>
      <text:p text:style-name="P130"/>
      <text:p text:style-name="P97"><text:span text:style-name="T89">2. </text:span><text:span text:style-name="T63">En “Validation Context”, </text:span><text:span text:style-name="T91">al final </text:span><text:span text:style-name="T63">pondría una </text:span><text:span text:style-name="T91">nueva </text:span><text:span text:style-name="T63">frase de este tipo que nos puede ahorrar problemas:</text:span></text:p>
      <text:p text:style-name="P131"/>
      <text:p text:style-name="P98"><text:span text:style-name="T90">“</text:span><text:span text:style-name="T8">Experimental parameters were selected to support reproducibility and to illustrate representative behaviors of the generator under the reported settings. The number of signals (n=50) provides a compact but informative sample to summarize variability in spectral characteristics. Sampling resolutions (150, 250, 500, and 1000 samples) reflect scenarios requiring different levels of detail, aligning with typical signal processing use cases. Noise amplitudes and other parameter ranges were motivated by common acquisition artifacts and exploratory checks, with the goal of providing a controllable benchmark rather than an exhaustive model of any specific measurement pipeline.</text:span><text:change-start text:change-id="ct99488585350224"/><text:span text:style-name="T8"> </text:span><text:change-end text:change-id="ct99488585350224"/><text:change-start text:change-id="ct99488585385664"/><text:span text:style-name="T20">W</text:span><text:change-end text:change-id="ct99488585385664"/><text:change-start text:change-id="ct99488585417088"/><text:span text:style-name="T19">hen </text:span><text:span text:style-name="T20">not </text:span><text:span text:style-name="T19">explictely indicated </text:span><text:span text:style-name="T20">a value for a certain parameter</text:span><text:span text:style-name="T19">, </text:span><text:span text:style-name="T20">it means that </text:span><text:span text:style-name="T19">the default value </text:span><text:change-end text:change-id="ct99488585417088"/><text:change-start text:change-id="ct99488585418592"/><text:span text:style-name="T20">has been</text:span><text:change-end text:change-id="ct99488585418592"/><text:change-start text:change-id="ct99488585419984"/><text:span text:style-name="T19"> used according to </text:span><text:change-end text:change-id="ct99488585419984"/><text:change-start text:change-id="ct99488585425184"/><text:span text:style-name="T19">Table~</text:span><text:span text:style-name="T60">\ref</text:span><text:span text:style-name="T19">{tab:Parameter}.</text:span><text:change-end text:change-id="ct99488585425184"/><text:span text:style-name="T90">”</text:span></text:p>
      <text:p text:style-name="P132"/>
      <text:p text:style-name="P99"><text:span text:style-name="T90">3. </text:span><text:span text:style-name="T63">Ya en la subsección “Analysis of Dominant Frequency Distribution”, en el párrafo “The results, shown in Figure 7 and Table 4 …” intenta dar más detalles, no te limites a decir que la figura y la tabla muestran buenos resultados, sino que analiza un poco porqué y, sobre todo, indica qué partes o datos de la figura y la tabla sostienen esa afirmación.</text:span></text:p>
      <text:p text:style-name="P133"/>
      <text:p text:style-name="P99"><text:span text:style-name="T63">4. La frase final de ese párrafo “This behavior reflects … controlled variability” debería terminar con una referencia bibliográfica que sustente la frase, quedando así: “This behavior reflects … controlled variability </text:span><text:change-start text:change-id="ct99488585420336"/><text:span text:style-name="T63">&lt;NUEVA REFERENCIA BIBLIOGRÁFICA QUE SUSTENTE ESA CONCLUSIÓN&gt;.</text:span><text:change-end text:change-id="ct99488585420336"/><text:span text:style-name="T63">”</text:span></text:p>
      <text:p text:style-name="P133"/>
      <text:p text:style-name="P133">5. Asegúrate de forzar en Latex que la figura 8 aparezca antes que la 9, y no al contrario como ocurre ahora mismo.</text:p>
      <text:p text:style-name="P133"/>
      <text:p text:style-name="P133">6. Amplía el párrafo “Figure 8 represents examples …” explicando un poco más esa figura, no en el caption de la misma, sino en el texto de dicho párrafo. Explica en qué partes de la figura se aprecia realmente que las fluctuaciones de amplitud oscurecen progresivamente la estructura temporal.</text:p>
      <text:p text:style-name="P133"/>
      <text:p text:style-name="P100"><text:span text:style-name="T63">7. Ya dentro de la subsección “Spectral Stability Across Sampling Resolutions”, me gustaría que al final de la subsección, añadas un párrafo, aunque sea corto, donde se resuman las conclusiones que tu extraes de este análisis realizado, porque comentas las gráficas pero falta una conclusión. </text:span><text:span text:style-name="T94">MUY IMPORTANTE, </text:span><text:span text:style-name="T111">u</text:span><text:span text:style-name="T110">tiliza una referencia bibliográfica que sustente lo que concluyas</text:span><text:span text:style-name="T92">.</text:span></text:p>
      <text:p text:style-name="P133"/>
      <text:p text:style-name="P99"><text:span text:style-name="T63">8. </text:span><text:span text:style-name="T92">Ya en la subsección “Impact of noise on frequency characteristics”, pon “Figure 10 illustrates …” justo a continuación de “… low- and high-frequency regions.”. Es decir, no pongas ahí un salto de línea, sino un punto y seguido.</text:span></text:p>
      <text:p text:style-name="P102"><text:soft-page-break/><text:span text:style-name="T92">9. </text:span><text:span text:style-name="T63">En ese mismo párrafo creo que hay un error, porque en el texto pones “0.2 (red curve)” pero no veo ninguna curva roja. Yo creo que debes poner “0.2 (</text:span><text:change text:change-id="ct99488585376448"/><text:change-start text:change-id="ct99488585430944"/><text:span text:style-name="T63">green</text:span><text:change-end text:change-id="ct99488585430944"/><text:span text:style-name="T63"> curve)”.</text:span></text:p>
      <text:p text:style-name="P134"/>
      <text:p text:style-name="P101"><text:span text:style-name="T95">10</text:span><text:span text:style-name="T63">. De nuevo, </text:span><text:span text:style-name="T93">me gustaría que al final de la subsección </text:span><text:span text:style-name="T63">“Impact of noise on frequency characteristics”</text:span><text:span text:style-name="T93">, añadas un párrafo, aunque sea corto, </text:span><text:span text:style-name="T127">o bien completes un poco el último párrafo</text:span><text:span text:style-name="T63">, </text:span><text:span text:style-name="T93">donde se resuman las conclusiones que tu extraes de este análisis realizado, porque </text:span><text:span text:style-name="T63">se queda como a medias</text:span><text:span text:style-name="T93">. </text:span><text:span text:style-name="T94">MUY IMPORTANTE, </text:span><text:span text:style-name="T111">ut</text:span><text:span text:style-name="T109">iliza una referencia bibliográfica que sustente lo que concluyas</text:span><text:span text:style-name="T63">.</text:span></text:p>
      <text:p text:style-name="P135"/>
      <text:p text:style-name="P136">11. Ya dentro de la subsección “Multi-Scale Super-Resolution Benchmark”, <text:span text:style-name="T134">en el primer párrafo debes aclarar que son los “scaling factors” que usas (5x,10x, …). Yo realmente no entiendo qué son.</text:span></text:p>
      <text:p text:style-name="P136"/>
      <text:p text:style-name="P142">12. En el primer párrafo, deberías poner una referencia bibliográfica de la arquitectura que usas (TimeSeriesSRNet).</text:p>
      <text:p text:style-name="P142"/>
      <text:p text:style-name="P142">13. Justifica porqué usas esa arquitectura.</text:p>
      <text:p text:style-name="P142"/>
      <text:p text:style-name="P142">14. También hay que justificar mínimamente porqué configuras el entrenamiento del modo que lo haces: MSE, Adam, batch 16, … ¿Por qué esa configuración? Pon alguna referencia bibliográfica o explicación convicente.</text:p>
      <text:p text:style-name="P142"/>
      <text:p text:style-name="P142">15. Hay que comentar más la tabla 5, haciendo referencia explícita a los resultados obtenidos. La explicación que hay es muy genérica.</text:p>
      <text:p text:style-name="P142"/>
      <text:p text:style-name="P142">16. El párrafo “Figure 11 illustrates …” debería ir mucho antes, justo en un punto y seguido después de “… from severly undersampled inputs (Table 5, Figure 11)”.</text:p>
      <text:p text:style-name="P142"/>
      <text:p text:style-name="P142">17. Por cierto, la explicación que das en “Figure 11 illustrates” es muy corta, hay que explicar mejor la figura 11 ampliando esa información.</text:p>
      <text:p text:style-name="P142"/>
      <text:p text:style-name="P142">18. Igualmente, en ese mismo párrafo debes explicar mucho mejor la figura 12. Para mi gusto, tienes muchas subfiguras. Yo pondría alguna menos y las explicaría mejor. Ahora mismo hay demasiadas y muy poco texto explicativo. Debes dejar menos, explicarlas mejor haciendo referencia explícita a cada subfigura, al menos a unas cuantas, no dejarlo todo tan genérico y poco explicado. <text:span text:style-name="T135">Por ejemplo, explica cómo es la reconstrucción para cada tipo de señal (con más variaciones en amplitud, con las que varían en frecuencia, con las que son más estables, ...)</text:span></text:p>
      <text:p text:style-name="P142"/>
      <text:p text:style-name="P143">19. Debes reorganizar el párrafo “To complement amplitude-based validation”. Sugiero que fuerces a que LATEX haga que la figura 14 pase a ser la figura 13 y la figura 13 pase a ser la 14. Es decir, que primero aparezca la figura de las métricas de calidad espectral y luego aparezca el espectrograma. Así el discurso va a ser más sencillo. Te pongo un esquema de cómo quedaría bien:</text:p>
      <text:p text:style-name="P143"/>
      <text:p text:style-name="P162"><text:span text:style-name="T104">“</text:span><text:span text:style-name="T5">To complement amplitude-based validation with frequency-domain assessment, we computed spectral fidelity metrics for all reconstructed signals. Log Spectral Distance (LSD) increased from 0.51 (5$\times$) to 1.21 (33$\times$), while Spectral Correlation (SCORR) remained consistently high (Table~</text:span><text:span text:style-name="T53">\ref</text:span><text:span text:style-name="T5">{tab:multiscale_benchmark}, Figure~</text:span><text:span text:style-name="T53">\ref</text:span><text:span text:style-name="T5">{fig:spectral_metrics}</text:span><text:change-start text:change-id="ct99488587038208"/><text:span text:style-name="T5"> </text:span><text:span text:style-name="T45">&lt;</text:span><text:span text:style-name="T44">TE SUGIERO QUE LA FIGURA 14 LA PONGAS COMO FIGURA 13, PORQUE SE MENCIONA ANTES EN EL TEXTO</text:span><text:span text:style-name="T45">&gt;</text:span><text:change-end text:change-id="ct99488587038208"/><text:span text:style-name="T5">). </text:span><text:change-start text:change-id="ct99488583883616"/><text:span text:style-name="T45">&lt;</text:span><text:span text:style-name="T44">AQUÍ EN PRIMER LUGAR DEBERÍAS EXPLICAR </text:span><text:span text:style-name="T46">EN DETALLE </text:span><text:span text:style-name="T44">LA FIGURA DE SPECTRAL QUALITY METRICS VS UPSAMPLING FACTORS, QUE ERA LA 14 Y VA A PASAR A SER LA 13, </text:span><text:span text:style-name="T46">Y QUE NO ESTÁ EXPLICADA NI COMENTADA EN NINGÚN SITIO</text:span><text:span text:style-name="T45">&gt;</text:span><text:span text:style-name="T5">. </text:span><text:change-end text:change-id="ct99488583883616"/><text:span text:style-name="T5">Figure~</text:span><text:span text:style-name="T53">\ref</text:span><text:span text:style-name="T5">{fig:spectral_analysis} presents representative spectrogram comparisons across all upsampling factors, illustrating how reconstruction artifacts become more visible at higher upsampling factors </text:span><text:change-start text:change-id="ct99488533440048"/><text:span text:style-name="T45">&lt;</text:span><text:span text:style-name="T47">EXPLICA AQUÍ</text:span><text:change-end text:change-id="ct99488533440048"/><text:span text:style-name="T47"> </text:span><text:change-start text:change-id="ct99488632159984"/><text:span text:style-name="T48">EL ESPECTROGRAMA, EN PARTICULAR</text:span><text:change-end text:change-id="ct99488632159984"/><text:change-start text:change-id="ct99488607760208"/><text:span text:style-name="T47"> DÓNDE SE VEN LOS ARTIFACTS, PARA QUE EL LECTOR LO VEA TAMBIEŃ</text:span><text:span text:style-name="T45">&gt;</text:span><text:change-end text:change-id="ct99488607760208"/><text:span text:style-name="T5">.</text:span><text:span text:style-name="T104">”</text:span></text:p>
      <text:p text:style-name="P142"><text:soft-page-break/></text:p>
      <text:p text:style-name="P142">19. <text:span text:style-name="T136">bis: Como aclaración a la parte final del párrafo </text:span><text:span text:style-name="T138">tratado en el comentario anterior</text:span><text:span text:style-name="T136">,</text:span><text:span text:style-name="T135"> deberías explicar </text:span><text:span text:style-name="T137">mejor el espectrograma, particularmente</text:span><text:span text:style-name="T135"> cómo se ven los artifacts en la parte derecha de la figura. ¿Son esas barras verticales en rojo? Explícalo bien para el lector.</text:span></text:p>
      <text:p text:style-name="P142"/>
      <text:p text:style-name="P143">20. <text:span text:style-name="T138">En ese mismo párrafo indicas que el LSD toma un cierto rango de valores y que el SCORR permanece consistentemente alto. ¿Qué implica eso? ¿Es bueno o malo? Explícalo y pon una o varias referencias bibliográficas que lo sustenten.</text:span></text:p>
      <text:p text:style-name="P143"/>
      <text:p text:style-name="P144">21. Al último párrafo le daría una vuelta:</text:p>
      <text:p text:style-name="P144"/>
      <text:p text:style-name="P163"><text:span text:style-name="T105">“</text:span><text:change-start text:change-id="ct99488630042272"/><text:span text:style-name="T106">As conclusion to this experiment, note that</text:span><text:change-end text:change-id="ct99488630042272"/><text:change-start text:change-id="ct99488533278352"/><text:span text:style-name="T105"> </text:span><text:change-end text:change-id="ct99488533278352"/><text:change-start text:change-id="ct99488627751392"/><text:span text:style-name="T105">CoSiBD</text:span><text:change-end text:change-id="ct99488627751392"/><text:change-start text:change-id="ct99488586568608"/><text:span text:style-name="T105"> can be used for SR purposes in a satisfactory way, in our case with a CNN that obtained good performance indicators. </text:span><text:change-end text:change-id="ct99488586568608"/><text:change-start text:change-id="ct99488587542192"/><text:span text:style-name="T105">We can also conclude that </text:span><text:change-end text:change-id="ct99488587542192"/><text:change text:change-id="ct99488533522432"/><text:change-start text:change-id="ct99488586905760"/><text:span text:style-name="T38">t</text:span><text:change-end text:change-id="ct99488586905760"/><text:span text:style-name="T5">hese multi-scale experiments provide quantitative baseline results for future benchmarking studies</text:span><text:change-start text:change-id="ct99488631814560"/><text:span text:style-name="T5">,</text:span><text:change-end text:change-id="ct99488631814560"/><text:change-start text:change-id="ct99488587165696"/><text:span text:style-name="T5"> </text:span><text:span text:style-name="T38">or at least the dataset can be used by researches who isolatedly need to evaluate and compare the performance of different SR techniques</text:span><text:change-end text:change-id="ct99488587165696"/><text:change-start text:change-id="ct99488533518992"/><text:span text:style-name="T38"> over the same dataset </text:span><text:span text:style-name="T39">in a reproducible way</text:span><text:span text:style-name="T38">, which is one of the main contributions of</text:span><text:change-end text:change-id="ct99488533518992"/><text:change-start text:change-id="ct99488533421056"/><text:span text:style-name="T38"> this dataset</text:span><text:change-end text:change-id="ct99488533421056"/><text:span text:style-name="T5">. The systematic increase in task difficulty—from moderate 5$\times$ upsampling to extreme 33$\times$ reconstruction—</text:span><text:change-start text:change-id="ct99488583878176"/><text:span text:style-name="T38">may also </text:span><text:change-end text:change-id="ct99488583878176"/><text:span text:style-name="T5">provide</text:span><text:change text:change-id="ct99488533335360"/><text:span text:style-name="T5"> a reference </text:span><text:change text:change-id="ct99488615942368"/><text:change-start text:change-id="ct99488631743856"/><text:span text:style-name="T39">guide</text:span><text:change-end text:change-id="ct99488631743856"/><text:span text:style-name="T5"> for comparing architectures, loss functions, and training strategies in the time series super-resolution domain</text:span><text:change-start text:change-id="ct99488586886800"/><text:span text:style-name="T5">, </text:span><text:span text:style-name="T39">that could be formalized, as a future work, into a protocol to be used by the community</text:span><text:change-end text:change-id="ct99488586886800"/><text:span text:style-name="T5">.</text:span><text:span text:style-name="T105">”</text:span></text:p>
      <text:p text:style-name="P142"/>
      <text:p text:style-name="P103"><text:span text:style-name="T107">22</text:span><text:span text:style-name="T63">. </text:span><text:span text:style-name="T98">Ya en la sección “Illustrative Transfer Experiments” quita “(optional)” del título.</text:span></text:p>
      <text:p text:style-name="P137"/>
      <text:p text:style-name="P104"><text:span text:style-name="T107">23</text:span><text:span text:style-name="T98">. </text:span><text:span text:style-name="T63">Rehacemos un poco el primer párrafo de esa subsección:</text:span></text:p>
      <text:p text:style-name="P138"/>
      <text:p text:style-name="P106"><text:span text:style-name="T99">“</text:span><text:span text:style-name="T8">To provide initial evidence of the dataset's utility for training deep learning models</text:span><text:change-start text:change-id="ct99488585446832"/><text:span text:style-name="T8"> </text:span><text:span text:style-name="T23">and its contribution for SR </text:span><text:change-end text:change-id="ct99488585446832"/><text:change-start text:change-id="ct99488585445760"/><text:span text:style-name="T23">of real-world signals</text:span><text:change-end text:change-id="ct99488585445760"/><text:span text:style-name="T8">, we conducted preliminary experiments using convolutional neural networks (CNNs) for time-series super-resolution~</text:span><text:span text:style-name="T54">\cite</text:span><text:span text:style-name="T8">{Kuleshov2017,Kaniraja2024}. A TimeSeriesSRNet model with encoder-decoder architecture (Conv1d layers: 1→64→128→256 followed by upsampling and decoder layers 256→128→64→1) was trained using the CoSiBD dataset</text:span><text:change-start text:change-id="ct99488585461360"/><text:span text:style-name="T8"> </text:span><text:span text:style-name="T24">(denoted source)</text:span><text:change-end text:change-id="ct99488585461360"/><text:span text:style-name="T8"> and validated on real-world data from two distinct domains</text:span><text:change-start text:change-id="ct99488585466672"/><text:span text:style-name="T8"> </text:span><text:span text:style-name="T24">(denoted target)</text:span><text:change-end text:change-id="ct99488585466672"/><text:span text:style-name="T8">: EEG clinical signals~</text:span><text:span text:style-name="T54">\cite</text:span><text:span text:style-name="T8">{Luciw2014} (500 training, 690 validation samples) and VCTK speech recordings~</text:span><text:span text:style-name="T54">\cite</text:span><text:span text:style-name="T8">{Yamagishi2019} (44 hours from 109 speakers).</text:span><text:span text:style-name="T99">”</text:span></text:p>
      <text:p text:style-name="P138"/>
      <text:p text:style-name="P105"><text:span text:style-name="T107">24</text:span><text:span text:style-name="T63">. Rehacemos un poquito el siguiente párrafo:</text:span></text:p>
      <text:p text:style-name="P138"/>
      <text:p text:style-name="P106"><text:span text:style-name="T99">“</text:span><text:span text:style-name="T8">Four training strategies were </text:span><text:change text:change-id="ct99488585468016"/><text:change-start text:change-id="ct99488585446480"/><text:span text:style-name="T23">considered in our experiments</text:span><text:change-end text:change-id="ct99488585446480"/><text:span text:style-name="T8">: (1) Real-only: trained exclusively on domain-specific real data; (2) Synth-only: trained exclusively on CoSiBD synthetic signals; (3) Mixed: trained on combined synthetic and real data</text:span><text:change-start text:change-id="ct99488585385360"/><text:span text:style-name="T8"> </text:span><text:span text:style-name="T23">(all data together)</text:span><text:change-end text:change-id="ct99488585385360"/><text:span text:style-name="T8">; (4) Tuned: pre-trained on synthetic data, then fine-tuned on real data. Performance was measured using Mean Absolute Error (MAE) between predicted and ground-truth high-resolution signals.</text:span><text:span text:style-name="T99">”</text:span></text:p>
      <text:p text:style-name="P138"/>
      <text:p text:style-name="P107"><text:span text:style-name="T107">25</text:span><text:span text:style-name="T99">. </text:span><text:span text:style-name="T63">Algunos cambios en el siguiente párrafo:</text:span></text:p>
      <text:p text:style-name="P139"/>
      <text:p text:style-name="P109"><text:span text:style-name="T100">“</text:span><text:span text:style-name="T8">In these illustrative experiments and under the reported protocol, we report MAE values on both evaluated </text:span><text:change-start text:change-id="ct99488585469664"/><text:span text:style-name="T25">target </text:span><text:change-end text:change-id="ct99488585469664"/><text:span text:style-name="T8">domains (</text:span><text:change-start text:change-id="ct99488585469936"/><text:span text:style-name="T24">quantitatively in </text:span><text:change-end text:change-id="ct99488585469936"/><text:span text:style-name="T8">Table~</text:span><text:span text:style-name="T54">\ref</text:span><text:span text:style-name="T8">{tab:cnn_results},</text:span><text:change-start text:change-id="ct99488585461120"/><text:span text:style-name="T8"> </text:span><text:span text:style-name="T24">visually in</text:span><text:change-end text:change-id="ct99488585461120"/><text:span text:style-name="T8"> Figure~</text:span><text:span text:style-name="T54">\ref</text:span><text:span text:style-name="T8">{fig:model_comparisons})~</text:span><text:span text:style-name="T54">\cite</text:span><text:span text:style-name="T8">{Forestier2017}.</text:span><text:change-start text:change-id="ct99488585498064"/><text:span text:style-name="T8"> </text:span><text:span text:style-name="T26">Looking at Table~</text:span><text:span text:style-name="T61">\ref</text:span><text:span text:style-name="T26">{tab:cnn_results}, we can see that the best performance in EEG data is obtained with </text:span><text:span text:style-name="T27">M</text:span><text:span text:style-name="T26">ixed strategy (9.73) while VCTK best results are obtained <text:s/>with </text:span><text:span text:style-name="T27">T</text:span><text:span text:style-name="T26">uned strategy (4.41).</text:span><text:change-end text:change-id="ct99488585498064"/><text:span text:style-name="T8"> In </text:span><text:change text:change-id="ct99488585499632"/><text:change-start text:change-id="ct99488585501248"/><text:span text:style-name="T26">the different</text:span><text:change-end text:change-id="ct99488585501248"/><text:span text:style-name="T8"> runs, models trained exclusively on synthetic data (Synth-only) exhibited higher errors than Real-only, while the Mixed and Tuned strategies achieved </text:span><text:soft-page-break/><text:span text:style-name="T8">lower MAE values under the same protocol</text:span><text:change-start text:change-id="ct99488585506064"/><text:span text:style-name="T8">. </text:span><text:span text:style-name="T28">All those findings</text:span><text:change-end text:change-id="ct99488585506064"/><text:change text:change-id="ct99488585506432"/><text:span text:style-name="T8"> suggest</text:span><text:change text:change-id="ct99488585505456"/><text:change-start text:change-id="ct99488585507648"/><text:span text:style-name="T28">s</text:span><text:change-end text:change-id="ct99488585507648"/><text:span text:style-name="T8"> that synthetic signals can complement domain-specific real data. These results are provided as an example of how CoSiBD can be used and depend on the chosen datasets, splits, and training details; they should not be interpreted as definitive claims about general performance</text:span><text:change-start text:change-id="ct99488585512144"/><text:span text:style-name="T8"> </text:span><text:span text:style-name="T24">but at least in two use cases they prove that our dataset contributes to obtain better results than those obtained using only the rea</text:span><text:change-end text:change-id="ct99488585512144"/><text:change-start text:change-id="ct99488585513536"/><text:span text:style-name="T24">l</text:span><text:change-end text:change-id="ct99488585513536"/><text:change-start text:change-id="ct99488585514928"/><text:span text:style-name="T24"> data</text:span><text:change-end text:change-id="ct99488585514928"/><text:change-start text:change-id="ct99488585516928"/><text:span text:style-name="T24">. </text:span><text:span text:style-name="T26">This constitutes one of the main contributions of our dataset, although experiments on additional domains are suggested as future </text:span><text:change-end text:change-id="ct99488585516928"/><text:change-start text:change-id="ct99488585518608"/><text:span text:style-name="T26">research</text:span><text:change-end text:change-id="ct99488585518608"/><text:span text:style-name="T8">. Detailed experimental methodology and additional comparisons are available in the accompanying repository (see Section</text:span><text:change text:change-id="ct99488585520096"/><text:change-start text:change-id="ct99488585525472"/><text:span text:style-name="T8"> </text:span><text:span text:style-name="T25">of Code availability a the end of the manuscript</text:span><text:change-end text:change-id="ct99488585525472"/><text:span text:style-name="T8">).</text:span><text:span text:style-name="T100">”</text:span></text:p>
      <text:p text:style-name="P139"/>
      <text:p text:style-name="P108"><text:span text:style-name="T107">26</text:span><text:span text:style-name="T63">. Después del párrafo anterior, debes añadir un párrafo nuevo que explique bien la figura 15, explicando bien como esa figura muestra </text:span><text:span text:style-name="T103">de forma visual</text:span><text:span text:style-name="T63"> lo que ya nos había dicho la tabla 6.</text:span></text:p>
      <text:p text:style-name="P140"/>
      <text:p text:style-name="P110"><text:span text:style-name="T107">27</text:span><text:span text:style-name="T63">. La figura 15 le faltan etiquetas en los ejes y unidades.</text:span></text:p>
      <text:p text:style-name="P141"/>
      <text:p text:style-name="P110"><text:span text:style-name="T107">28</text:span><text:span text:style-name="T63">. Yo reharía un poco el último párrafo:</text:span></text:p>
      <text:p text:style-name="P141"/>
      <text:p text:style-name="P111"><text:span text:style-name="T101">“</text:span><text:span text:style-name="T8">As an additional validation experiment</text:span><text:change-start text:change-id="ct99488585471008"/><text:span text:style-name="T8">, </text:span><text:span text:style-name="T29">with the purpose that the reader can interact with </text:span><text:span text:style-name="T30"><text:s/></text:span><text:span text:style-name="T29">real reconstructed signals</text:span><text:change-end text:change-id="ct99488585471008"/><text:span text:style-name="T8">, we evaluated the generalization capability of a CNN model trained exclusively on CoSiBD synthetic data by reconstructing complete 2-second audio segments from the VCTK corpus~</text:span><text:span text:style-name="T54">\cite</text:span><text:span text:style-name="T8">{Yamagishi2019}. The TimeSeriesSRNet model, trained with 5$\times$ upsampling factor on synthetic signals, was applied to speech recordings (48 kHz, 96,000 samples) without any domain-specific fine-tuning. The reconstruction pipeline processed audio in overlapping chunks of 5,000 samples using Overlap-Add synthesis. In a representative example, the Pearson correlation coefficient between reconstructed and original signals was 0.928, suggesting that temporal structure can be retained despite the domain mismatch. Reconstructed audio examples and the full reconstruction pipeline are available in the accompanying repository</text:span><text:change-start text:change-id="ct99488627343632"/><text:span text:style-name="T8"> </text:span><text:span text:style-name="T31">(</text:span><text:span text:style-name="T43">&lt;JULIO, POR AQUÍ EN QUÉ PARTE EXACTA DEL REPOSITORIO SE ENCUENTRAN LOS EJEMPLOS&gt;</text:span><text:span text:style-name="T31">)</text:span><text:change-end text:change-id="ct99488627343632"/><text:span text:style-name="T8">.</text:span><text:change-start text:change-id="ct99488585498528"/><text:span text:style-name="T8"> </text:span><text:span text:style-name="T29">Note that the audible quality of the reconstructed signals using the four different strategies is ali</text:span><text:change-end text:change-id="ct99488585498528"/><text:change-start text:change-id="ct99488585477728"/><text:span text:style-name="T29">gned with the performance displayed in </text:span><text:span text:style-name="T26">Table~</text:span><text:span text:style-name="T61">\ref</text:span><text:span text:style-name="T26">{tab:cnn_results}, </text:span><text:span text:style-name="T29">obtaining better quality reconstructed signals when our synthetic dataset is involved in the training process</text:span><text:span text:style-name="T26">.</text:span><text:change-end text:change-id="ct99488585477728"/><text:span text:style-name="T101">”</text:span></text:p>
      <text:p text:style-name="P135"/>
      <text:p text:style-name="P8">USAGE NOTES</text:p>
      <text:p text:style-name="P9"/>
      <text:p text:style-name="P18">1. El párrafo inicial de “Reading the Data”, lo reharía así:</text:p>
      <text:p text:style-name="P18"/>
      <text:p text:style-name="P72"><text:span text:style-name="T75">“</text:span><text:change-start text:change-id="ct99488585519840"/><text:span text:style-name="T75">In this subsection we show how to read </text:span><text:change-end text:change-id="ct99488585519840"/><text:change text:change-id="ct99488585505200"/><text:span text:style-name="T5">signals </text:span><text:change text:change-id="ct99488585414848"/><text:span text:style-name="T5">stored as consolidated plain text (\texttt{.txt}) files, with one signal per row (samples separated by whitespace). Each file contains multiple time series stacked vertically, where each row corresponds to a single signal. The dataset can be accessed using standard Python tools:</text:span><text:span text:style-name="T75">”</text:span></text:p>
      <text:p text:style-name="P18"/>
      <text:p text:style-name="P18">2. El párrafo inicial de “Visualizing Signal Pairs”, lo reharía así:</text:p>
      <text:p text:style-name="P18"/>
      <text:p text:style-name="P72"><text:span text:style-name="T75">“</text:span><text:span text:style-name="T5">To explore the resolution differences, users can visualize aligned pairs of signals</text:span><text:change-start text:change-id="ct99488585416656"/><text:span text:style-name="T5">, </text:span><text:span text:style-name="T33">as indicated in the following example, where </text:span><text:span text:style-name="T34">well-known functions provided in the Python matplotlib.pyplot interface have been used</text:span><text:change-end text:change-id="ct99488585416656"/><text:change-start text:change-id="ct99488585500944"/><text:span text:style-name="T34"> for that purpose</text:span><text:change-end text:change-id="ct99488585500944"/><text:span text:style-name="T5">:</text:span><text:span text:style-name="T75">”</text:span></text:p>
      <text:p text:style-name="P18"/>
      <text:p text:style-name="P73"><text:span text:style-name="T75">3. </text:span><text:span text:style-name="T63">Hay que completar el código de ejemplo de “Training a baseline model (syntehic-only)” añadiendo </text:span><text:span text:style-name="T109">más comentarios dentro del código</text:span><text:span text:style-name="T63"> que expliquen bien los pasos que se van dando. La parte inicial hasta “Train/val split” está bien comentada, pero a partir de ahí no hay ningún comentario. Hay que añadir comentarios en la definición del tensor, los cargadores de val y train, el TinySRNet, modelos, epocas, calculo de pérdidas, muestra de resultados, etc.</text:span></text:p>
      <text:p text:style-name="P42"/>
      <text:p text:style-name="P42"/>
      <text:p text:style-name="P10">Author Contributions</text:p>
      <text:p text:style-name="P11"/>
      <text:p text:style-name="P19">1. <text:span text:style-name="T118">Quisiera pedirte modificar </text:span><text:span text:style-name="T119">solo la </text:span><text:span text:style-name="T120">frase</text:span><text:span text:style-name="T119"> de</text:span><text:span text:style-name="T118"> mi contribución </text:span><text:span text:style-name="T120">particular</text:span><text:span text:style-name="T118"> y poner algo así:</text:span></text:p>
      <text:p text:style-name="P19"/>
      <text:p text:style-name="P19">“<text:span text:style-name="T113">J. A. L. was responsible for methodology (time series design) and supervis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06:54:50.909279872</meta:creation-date>
    <dc:date>2026-01-22T11:18:02.968211984</dc:date>
    <meta:editing-duration>PT4H10M1S</meta:editing-duration>
    <meta:editing-cycles>91</meta:editing-cycles>
    <meta:generator>LibreOffice/7.3.7.2$Linux_X86_64 LibreOffice_project/30$Build-2</meta:generator>
    <meta:document-statistic meta:table-count="0" meta:image-count="0" meta:object-count="0" meta:page-count="16" meta:paragraph-count="153" meta:word-count="5890" meta:character-count="39396" meta:non-whitespace-character-count="33657"/>
  </office:meta>
</office:document-meta>
</file>